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column_32_field" style:data-style-name="N0">
      <style:table-cell-properties fo:border="none" style:vertical-align="middle" fo:wrap-option="wrap" fo:background-color="#F1F1F1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none" fo:border-bottom="thin solid #CCCCCC" fo:border-left="none" fo:border-right="none"/>
    </style:style>
    <style:style style:name="ce5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6" style:family="table-cell" style:parent-style-name="Default" style:data-style-name="N0">
      <style:table-cell-properties fo:border-top="none" fo:border-bottom="thin solid #FBFBFB" fo:border-left="none" fo:border-right="none"/>
    </style:style>
    <style:style style:name="ce7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8" style:family="table-cell" style:parent-style-name="heading" style:data-style-name="N0">
      <style:table-cell-properties fo:border="2pt solid #FFFFFF" style:vertical-align="middle" fo:background-color="transparent" style:cell-protect="none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column_32_field" style:data-style-name="N30">
      <style:table-cell-properties fo:border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column_32_field" style:data-style-name="N0">
      <style:table-cell-properties fo:border-top="2pt solid #FFFFFF" fo:border-bottom="thin solid #F1F1F1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column_32_field" style:data-style-name="N0">
      <style:table-cell-properties fo:border-top="2pt solid #FFFFFF" fo:border-bottom="none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2pt solid #FFFFFF" fo:border-bottom="none" fo:border-left="2pt solid #FFFFFF" fo:border-right="none"/>
      <style:text-properties fo:font-size="9pt" style:font-size-asian="9pt" style:font-size-complex="9pt" style:font-family-generic="swiss"/>
    </style:style>
    <style:style style:name="ce13" style:family="table-cell" style:parent-style-name="Default" style:data-style-name="N14">
      <style:table-cell-properties fo:border-top="2pt solid #FFFFFF" fo:border-bottom="none" fo:border-left="none" fo:border-right="2pt solid #FFFFFF"/>
    </style:style>
    <style:style style:name="ce14" style:family="table-cell" style:parent-style-name="Default" style:data-style-name="N0">
      <style:table-cell-properties fo:border-top="none" fo:border-bottom="2pt solid #FFFFFF" fo:border-left="2pt solid #FFFFFF" fo:border-right="none"/>
      <style:text-properties fo:font-size="9pt" style:font-size-asian="9pt" style:font-size-complex="9pt" style:font-family-generic="swiss"/>
    </style:style>
    <style:style style:name="ce15" style:family="table-cell" style:parent-style-name="Default" style:data-style-name="N0">
      <style:table-cell-properties fo:border-top="none" fo:border-bottom="2pt solid #FFFFFF" fo:border-left="none" fo:border-right="2pt solid #FFFFFF"/>
    </style:style>
    <style:style style:name="ce16" style:family="table-cell" style:parent-style-name="Default" style:data-style-name="N0">
      <style:table-cell-properties style:vertical-align="automatic" fo:wrap-option="wrap" fo:background-color="#FFFFFF"/>
    </style:style>
    <style:style style:name="ce17" style:family="table-cell" style:parent-style-name="Default" style:data-style-name="N0">
      <style:table-cell-properties style:vertical-align="middle" fo:background-color="#FFFFFF"/>
    </style:style>
    <style:style style:name="ce18" style:family="table-cell" style:parent-style-name="Default" style:data-style-name="N0">
      <style:table-cell-properties fo:border-top="none" fo:border-bottom="2pt solid #CCCCCC" fo:border-left="none" fo:border-right="none" fo:background-color="#C1C1C1"/>
    </style:style>
    <style:style style:name="ce19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0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1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2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3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4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5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6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7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8" style:family="table-cell" style:parent-style-name="cells" style:data-style-name="N36">
      <style:table-cell-properties fo:border="2pt solid #F1F1F1" style:vertical-align="automatic" fo:background-color="#FBFBFB" style:cell-protect="none"/>
      <style:text-properties fo:font-size="9pt" style:font-size-asian="9pt" style:font-size-complex="9pt" style:font-family-generic="swiss"/>
    </style:style>
    <style:style style:name="ce29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none" fo:border-bottom="2pt solid #CCCCCC" fo:border-left="none" fo:border-right="none" style:vertical-align="automatic" fo:background-color="#C1C1C1"/>
    </style:style>
    <style:style style:name="ce32" style:family="table-cell" style:parent-style-name="Default" style:data-style-name="N0">
      <style:table-cell-properties style:vertical-align="automatic" fo:background-color="#FFFFFF"/>
    </style:style>
    <style:style style:name="ce33" style:family="table-cell" style:parent-style-name="Default" style:data-style-name="N0">
      <style:table-cell-properties fo:border-top="none" fo:border-bottom="2pt solid #FFFFFF" fo:border-left="none" fo:border-right="2pt solid #FFFFFF" style:vertical-align="automatic"/>
    </style:style>
    <style:style style:name="ce34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5" style:family="table-cell" style:parent-style-name="column_32_field" style:data-style-name="N30">
      <style:table-cell-properties fo:border="none" style:vertical-align="middle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none" fo:border-bottom="2pt solid #FFFFFF" fo:border-left="2pt solid #FFFFFF" fo:border-right="none" style:vertical-align="automatic"/>
      <style:text-properties fo:font-size="9pt" style:font-size-asian="9pt" style:font-size-complex="9pt" style:font-family-generic="swiss"/>
    </style:style>
    <style:style style:name="ce37" style:family="table-cell" style:parent-style-name="column_32_field" style:data-style-name="N0">
      <style:table-cell-properties fo:border-top="none" fo:border-bottom="none" fo:border-left="thin solid #F1F1F1" fo:border-right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_0" table:style-name="ta1">
        <table:table-column table:style-name="co1" table:default-cell-style-name="ce2"/>
        <table:table-column table:style-name="co2" table:default-cell-style-name="ce32"/>
        <table:table-column table:style-name="co2" table:number-columns-repeated="4" table:default-cell-style-name="ce2"/>
        <table:table-column table:style-name="co2" table:number-columns-repeated="5" table:default-cell-style-name="ce2"/>
        <table:table-column table:style-name="co2" table:number-columns-repeated="16373" table:default-cell-style-name="ce2"/>
        <table:table-row table:style-name="ro1">
          <table:table-cell table:style-name="ce18">
            <draw:frame draw:z-index="1" draw:id="id0" draw:style-name="a0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31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Official employment status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2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32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3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Black African</text:p>
          </table:table-cell>
          <table:table-cell table:style-name="ce32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7">
            <text:p>Official employment status</text:p>
          </table:table-cell>
          <table:covered-table-cell/>
          <table:table-cell office:value-type="string" table:style-name="ce3">
            <text:p>Employed</text:p>
          </table:table-cell>
          <table:table-cell office:value-type="string" table:style-name="ce3">
            <text:p>Unemployed</text:p>
          </table:table-cell>
          <table:table-cell office:value-type="string" table:style-name="ce3">
            <text:p>Total Labour Force</text:p>
          </table:table-cell>
          <table:table-cell office:value-type="string" table:style-name="ce3">
            <text:p>Not Economically Active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string" table:style-name="ce34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5">
            <text:p>19100001: Ward 1</text:p>
          </table:table-cell>
          <table:table-cell office:value-type="float" office:value="795.46294" table:style-name="ce19">
            <text:p>795,46294</text:p>
          </table:table-cell>
          <table:table-cell office:value-type="float" office:value="42.148679999999999" table:style-name="ce19">
            <text:p>42,14868</text:p>
          </table:table-cell>
          <table:table-cell office:value-type="float" office:value="847" table:style-name="ce20">
            <text:p>847</text:p>
          </table:table-cell>
          <table:table-cell office:value-type="float" office:value="1225" table:style-name="ce20">
            <text:p>1225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2: Ward 2</text:p>
          </table:table-cell>
          <table:table-cell office:value-type="float" office:value="1373.5682999999999" table:style-name="ce19">
            <text:p>1373,5683</text:p>
          </table:table-cell>
          <table:table-cell office:value-type="float" office:value="146.98990000000001" table:style-name="ce19">
            <text:p>146,9899</text:p>
          </table:table-cell>
          <table:table-cell office:value-type="float" office:value="1550" table:style-name="ce20">
            <text:p>1550</text:p>
          </table:table-cell>
          <table:table-cell office:value-type="float" office:value="2057" table:style-name="ce20">
            <text:p>2057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3: Ward 3</text:p>
          </table:table-cell>
          <table:table-cell office:value-type="float" office:value="1562.07719" table:style-name="ce19">
            <text:p>1562,07719</text:p>
          </table:table-cell>
          <table:table-cell office:value-type="float" office:value="127.73035" table:style-name="ce19">
            <text:p>127,73035</text:p>
          </table:table-cell>
          <table:table-cell office:value-type="float" office:value="1713" table:style-name="ce20">
            <text:p>1713</text:p>
          </table:table-cell>
          <table:table-cell office:value-type="float" office:value="2451" table:style-name="ce20">
            <text:p>2451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4: Ward 4</text:p>
          </table:table-cell>
          <table:table-cell office:value-type="float" office:value="8790.1686699999991" table:style-name="ce19">
            <text:p>8790,16867</text:p>
          </table:table-cell>
          <table:table-cell office:value-type="float" office:value="2280.42472" table:style-name="ce19">
            <text:p>2280,42472</text:p>
          </table:table-cell>
          <table:table-cell office:value-type="float" office:value="11554" table:style-name="ce20">
            <text:p>11554</text:p>
          </table:table-cell>
          <table:table-cell office:value-type="float" office:value="8468" table:style-name="ce20">
            <text:p>8468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5: Ward 5</text:p>
          </table:table-cell>
          <table:table-cell office:value-type="float" office:value="664.03854000000001" table:style-name="ce19">
            <text:p>664,03854</text:p>
          </table:table-cell>
          <table:table-cell office:value-type="float" office:value="61.578569999999999" table:style-name="ce19">
            <text:p>61,57857</text:p>
          </table:table-cell>
          <table:table-cell office:value-type="float" office:value="737" table:style-name="ce20">
            <text:p>737</text:p>
          </table:table-cell>
          <table:table-cell office:value-type="float" office:value="1461" table:style-name="ce20">
            <text:p>146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6: Ward 6</text:p>
          </table:table-cell>
          <table:table-cell office:value-type="float" office:value="3859.5948600000002" table:style-name="ce19">
            <text:p>3859,59486</text:p>
          </table:table-cell>
          <table:table-cell office:value-type="float" office:value="1581.0841800000001" table:style-name="ce19">
            <text:p>1581,08418</text:p>
          </table:table-cell>
          <table:table-cell office:value-type="float" office:value="5843" table:style-name="ce20">
            <text:p>5843</text:p>
          </table:table-cell>
          <table:table-cell office:value-type="float" office:value="6031" table:style-name="ce20">
            <text:p>603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7: Ward 7</text:p>
          </table:table-cell>
          <table:table-cell office:value-type="float" office:value="674.34911" table:style-name="ce19">
            <text:p>674,34911</text:p>
          </table:table-cell>
          <table:table-cell office:value-type="float" office:value="78.687100000000001" table:style-name="ce19">
            <text:p>78,6871</text:p>
          </table:table-cell>
          <table:table-cell office:value-type="float" office:value="807" table:style-name="ce20">
            <text:p>807</text:p>
          </table:table-cell>
          <table:table-cell office:value-type="float" office:value="935" table:style-name="ce20">
            <text:p>93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8: Ward 8</text:p>
          </table:table-cell>
          <table:table-cell office:value-type="float" office:value="2439.3732100000002" table:style-name="ce19">
            <text:p>2439,37321</text:p>
          </table:table-cell>
          <table:table-cell office:value-type="float" office:value="520.85919000000001" table:style-name="ce19">
            <text:p>520,85919</text:p>
          </table:table-cell>
          <table:table-cell office:value-type="float" office:value="3284" table:style-name="ce20">
            <text:p>3284</text:p>
          </table:table-cell>
          <table:table-cell office:value-type="float" office:value="2927" table:style-name="ce20">
            <text:p>292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9: Ward 9</text:p>
          </table:table-cell>
          <table:table-cell office:value-type="float" office:value="511.85453000000001" table:style-name="ce19">
            <text:p>511,85453</text:p>
          </table:table-cell>
          <table:table-cell office:value-type="float" office:value="132.91239999999999" table:style-name="ce19">
            <text:p>132,9124</text:p>
          </table:table-cell>
          <table:table-cell office:value-type="float" office:value="668" table:style-name="ce20">
            <text:p>668</text:p>
          </table:table-cell>
          <table:table-cell office:value-type="float" office:value="4759" table:style-name="ce20">
            <text:p>475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0: Ward 10</text:p>
          </table:table-cell>
          <table:table-cell office:value-type="float" office:value="2077.3148200000001" table:style-name="ce19">
            <text:p>2077,31482</text:p>
          </table:table-cell>
          <table:table-cell office:value-type="float" office:value="321.23257999999998" table:style-name="ce19">
            <text:p>321,23258</text:p>
          </table:table-cell>
          <table:table-cell office:value-type="float" office:value="2427" table:style-name="ce20">
            <text:p>2427</text:p>
          </table:table-cell>
          <table:table-cell office:value-type="float" office:value="3525" table:style-name="ce20">
            <text:p>352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1: Ward 11</text:p>
          </table:table-cell>
          <table:table-cell office:value-type="float" office:value="2678.8151699999999" table:style-name="ce19">
            <text:p>2678,81517</text:p>
          </table:table-cell>
          <table:table-cell office:value-type="float" office:value="918.37107000000003" table:style-name="ce19">
            <text:p>918,37107</text:p>
          </table:table-cell>
          <table:table-cell office:value-type="float" office:value="3728" table:style-name="ce20">
            <text:p>3728</text:p>
          </table:table-cell>
          <table:table-cell office:value-type="float" office:value="4420" table:style-name="ce20">
            <text:p>442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2: Ward 12</text:p>
          </table:table-cell>
          <table:table-cell office:value-type="float" office:value="487.86099000000002" table:style-name="ce19">
            <text:p>487,86099</text:p>
          </table:table-cell>
          <table:table-cell office:value-type="float" office:value="174.71569" table:style-name="ce19">
            <text:p>174,71569</text:p>
          </table:table-cell>
          <table:table-cell office:value-type="float" office:value="707" table:style-name="ce20">
            <text:p>707</text:p>
          </table:table-cell>
          <table:table-cell office:value-type="float" office:value="708" table:style-name="ce20">
            <text:p>70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3: Ward 13</text:p>
          </table:table-cell>
          <table:table-cell office:value-type="float" office:value="3065.08097" table:style-name="ce19">
            <text:p>3065,08097</text:p>
          </table:table-cell>
          <table:table-cell office:value-type="float" office:value="2298.18228" table:style-name="ce19">
            <text:p>2298,18228</text:p>
          </table:table-cell>
          <table:table-cell office:value-type="float" office:value="5769" table:style-name="ce20">
            <text:p>5769</text:p>
          </table:table-cell>
          <table:table-cell office:value-type="float" office:value="6069" table:style-name="ce20">
            <text:p>606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4: Ward 14</text:p>
          </table:table-cell>
          <table:table-cell office:value-type="float" office:value="2952.4901199999999" table:style-name="ce19">
            <text:p>2952,49012</text:p>
          </table:table-cell>
          <table:table-cell office:value-type="float" office:value="1214.9642799999999" table:style-name="ce19">
            <text:p>1214,96428</text:p>
          </table:table-cell>
          <table:table-cell office:value-type="float" office:value="4252" table:style-name="ce20">
            <text:p>4252</text:p>
          </table:table-cell>
          <table:table-cell office:value-type="float" office:value="3562" table:style-name="ce20">
            <text:p>356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5: Ward 15</text:p>
          </table:table-cell>
          <table:table-cell office:value-type="float" office:value="761.98014000000001" table:style-name="ce19">
            <text:p>761,98014</text:p>
          </table:table-cell>
          <table:table-cell office:value-type="float" office:value="96.024919999999995" table:style-name="ce19">
            <text:p>96,02492</text:p>
          </table:table-cell>
          <table:table-cell office:value-type="float" office:value="880" table:style-name="ce20">
            <text:p>880</text:p>
          </table:table-cell>
          <table:table-cell office:value-type="float" office:value="1156" table:style-name="ce20">
            <text:p>115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6: Ward 16</text:p>
          </table:table-cell>
          <table:table-cell office:value-type="float" office:value="4065.0590099999999" table:style-name="ce19">
            <text:p>4065,05901</text:p>
          </table:table-cell>
          <table:table-cell office:value-type="float" office:value="1464.18247" table:style-name="ce19">
            <text:p>1464,18247</text:p>
          </table:table-cell>
          <table:table-cell office:value-type="float" office:value="5913" table:style-name="ce20">
            <text:p>5913</text:p>
          </table:table-cell>
          <table:table-cell office:value-type="float" office:value="6768" table:style-name="ce20">
            <text:p>676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7: Ward 17</text:p>
          </table:table-cell>
          <table:table-cell office:value-type="float" office:value="1398.7430400000001" table:style-name="ce19">
            <text:p>1398,74304</text:p>
          </table:table-cell>
          <table:table-cell office:value-type="float" office:value="348.64987000000002" table:style-name="ce19">
            <text:p>348,64987</text:p>
          </table:table-cell>
          <table:table-cell office:value-type="float" office:value="1815" table:style-name="ce20">
            <text:p>1815</text:p>
          </table:table-cell>
          <table:table-cell office:value-type="float" office:value="2120" table:style-name="ce20">
            <text:p>212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8: Ward 18</text:p>
          </table:table-cell>
          <table:table-cell office:value-type="float" office:value="5439.4596799999999" table:style-name="ce19">
            <text:p>5439,45968</text:p>
          </table:table-cell>
          <table:table-cell office:value-type="float" office:value="3809.71081" table:style-name="ce19">
            <text:p>3809,71081</text:p>
          </table:table-cell>
          <table:table-cell office:value-type="float" office:value="9924" table:style-name="ce20">
            <text:p>9924</text:p>
          </table:table-cell>
          <table:table-cell office:value-type="float" office:value="12031" table:style-name="ce20">
            <text:p>1203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9: Ward 19</text:p>
          </table:table-cell>
          <table:table-cell office:value-type="float" office:value="5624.9528300000002" table:style-name="ce19">
            <text:p>5624,95283</text:p>
          </table:table-cell>
          <table:table-cell office:value-type="float" office:value="2407.6274699999999" table:style-name="ce19">
            <text:p>2407,62747</text:p>
          </table:table-cell>
          <table:table-cell office:value-type="float" office:value="8478" table:style-name="ce20">
            <text:p>8478</text:p>
          </table:table-cell>
          <table:table-cell office:value-type="float" office:value="8390" table:style-name="ce20">
            <text:p>839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0: Ward 20</text:p>
          </table:table-cell>
          <table:table-cell office:value-type="float" office:value="4505.1953999999996" table:style-name="ce19">
            <text:p>4505,1954</text:p>
          </table:table-cell>
          <table:table-cell office:value-type="float" office:value="3349.0680299999999" table:style-name="ce19">
            <text:p>3349,06803</text:p>
          </table:table-cell>
          <table:table-cell office:value-type="float" office:value="8186" table:style-name="ce20">
            <text:p>8186</text:p>
          </table:table-cell>
          <table:table-cell office:value-type="float" office:value="8202" table:style-name="ce20">
            <text:p>820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1: Ward 21</text:p>
          </table:table-cell>
          <table:table-cell office:value-type="float" office:value="667.52449999999999" table:style-name="ce19">
            <text:p>667,5245</text:p>
          </table:table-cell>
          <table:table-cell office:value-type="float" office:value="31.199069999999999" table:style-name="ce19">
            <text:p>31,19907</text:p>
          </table:table-cell>
          <table:table-cell office:value-type="float" office:value="705" table:style-name="ce20">
            <text:p>705</text:p>
          </table:table-cell>
          <table:table-cell office:value-type="float" office:value="741" table:style-name="ce20">
            <text:p>74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2: Ward 22</text:p>
          </table:table-cell>
          <table:table-cell office:value-type="float" office:value="937.69755999999995" table:style-name="ce19">
            <text:p>937,69756</text:p>
          </table:table-cell>
          <table:table-cell office:value-type="float" office:value="315.37302" table:style-name="ce19">
            <text:p>315,37302</text:p>
          </table:table-cell>
          <table:table-cell office:value-type="float" office:value="1289" table:style-name="ce20">
            <text:p>1289</text:p>
          </table:table-cell>
          <table:table-cell office:value-type="float" office:value="1752" table:style-name="ce20">
            <text:p>175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3: Ward 23</text:p>
          </table:table-cell>
          <table:table-cell office:value-type="float" office:value="2125.9448299999999" table:style-name="ce19">
            <text:p>2125,94483</text:p>
          </table:table-cell>
          <table:table-cell office:value-type="float" office:value="161.12563" table:style-name="ce19">
            <text:p>161,12563</text:p>
          </table:table-cell>
          <table:table-cell office:value-type="float" office:value="2320" table:style-name="ce20">
            <text:p>2320</text:p>
          </table:table-cell>
          <table:table-cell office:value-type="float" office:value="1737" table:style-name="ce20">
            <text:p>173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4: Ward 24</text:p>
          </table:table-cell>
          <table:table-cell office:value-type="float" office:value="460.70283999999998" table:style-name="ce19">
            <text:p>460,70284</text:p>
          </table:table-cell>
          <table:table-cell office:value-type="float" office:value="427.82279" table:style-name="ce19">
            <text:p>427,82279</text:p>
          </table:table-cell>
          <table:table-cell office:value-type="float" office:value="941" table:style-name="ce20">
            <text:p>941</text:p>
          </table:table-cell>
          <table:table-cell office:value-type="float" office:value="840" table:style-name="ce20">
            <text:p>84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5: Ward 25</text:p>
          </table:table-cell>
          <table:table-cell office:value-type="float" office:value="564.51878999999997" table:style-name="ce19">
            <text:p>564,51879</text:p>
          </table:table-cell>
          <table:table-cell office:value-type="float" office:value="192.02614" table:style-name="ce19">
            <text:p>192,02614</text:p>
          </table:table-cell>
          <table:table-cell office:value-type="float" office:value="825" table:style-name="ce20">
            <text:p>825</text:p>
          </table:table-cell>
          <table:table-cell office:value-type="float" office:value="962" table:style-name="ce20">
            <text:p>96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6: Ward 26</text:p>
          </table:table-cell>
          <table:table-cell office:value-type="float" office:value="1774.83239" table:style-name="ce19">
            <text:p>1774,83239</text:p>
          </table:table-cell>
          <table:table-cell office:value-type="float" office:value="353.68943999999999" table:style-name="ce19">
            <text:p>353,68944</text:p>
          </table:table-cell>
          <table:table-cell office:value-type="float" office:value="2241" table:style-name="ce20">
            <text:p>2241</text:p>
          </table:table-cell>
          <table:table-cell office:value-type="float" office:value="2297" table:style-name="ce20">
            <text:p>229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7: Ward 27</text:p>
          </table:table-cell>
          <table:table-cell office:value-type="float" office:value="2434.1694400000001" table:style-name="ce19">
            <text:p>2434,16944</text:p>
          </table:table-cell>
          <table:table-cell office:value-type="float" office:value="304.76846" table:style-name="ce19">
            <text:p>304,76846</text:p>
          </table:table-cell>
          <table:table-cell office:value-type="float" office:value="2792" table:style-name="ce20">
            <text:p>2792</text:p>
          </table:table-cell>
          <table:table-cell office:value-type="float" office:value="2265" table:style-name="ce20">
            <text:p>226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8: Ward 28</text:p>
          </table:table-cell>
          <table:table-cell office:value-type="float" office:value="535.11666000000002" table:style-name="ce19">
            <text:p>535,11666</text:p>
          </table:table-cell>
          <table:table-cell office:value-type="float" office:value="137.53227000000001" table:style-name="ce19">
            <text:p>137,53227</text:p>
          </table:table-cell>
          <table:table-cell office:value-type="float" office:value="718" table:style-name="ce20">
            <text:p>718</text:p>
          </table:table-cell>
          <table:table-cell office:value-type="float" office:value="741" table:style-name="ce20">
            <text:p>74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9: Ward 29</text:p>
          </table:table-cell>
          <table:table-cell office:value-type="float" office:value="610.58826999999997" table:style-name="ce19">
            <text:p>610,58827</text:p>
          </table:table-cell>
          <table:table-cell office:value-type="float" office:value="181.40358000000001" table:style-name="ce19">
            <text:p>181,40358</text:p>
          </table:table-cell>
          <table:table-cell office:value-type="float" office:value="837" table:style-name="ce20">
            <text:p>837</text:p>
          </table:table-cell>
          <table:table-cell office:value-type="float" office:value="1114" table:style-name="ce20">
            <text:p>111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0: Ward 30</text:p>
          </table:table-cell>
          <table:table-cell office:value-type="float" office:value="783.26592000000005" table:style-name="ce19">
            <text:p>783,26592</text:p>
          </table:table-cell>
          <table:table-cell office:value-type="float" office:value="134.27520999999999" table:style-name="ce19">
            <text:p>134,27521</text:p>
          </table:table-cell>
          <table:table-cell office:value-type="float" office:value="953" table:style-name="ce20">
            <text:p>953</text:p>
          </table:table-cell>
          <table:table-cell office:value-type="float" office:value="1041" table:style-name="ce20">
            <text:p>104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1: Ward 31</text:p>
          </table:table-cell>
          <table:table-cell office:value-type="float" office:value="1223.9925800000001" table:style-name="ce19">
            <text:p>1223,99258</text:p>
          </table:table-cell>
          <table:table-cell office:value-type="float" office:value="261.63641000000001" table:style-name="ce19">
            <text:p>261,63641</text:p>
          </table:table-cell>
          <table:table-cell office:value-type="float" office:value="1560" table:style-name="ce20">
            <text:p>1560</text:p>
          </table:table-cell>
          <table:table-cell office:value-type="float" office:value="2015" table:style-name="ce20">
            <text:p>201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2: Ward 32</text:p>
          </table:table-cell>
          <table:table-cell office:value-type="float" office:value="2825.5755600000002" table:style-name="ce19">
            <text:p>2825,57556</text:p>
          </table:table-cell>
          <table:table-cell office:value-type="float" office:value="1236.94211" table:style-name="ce19">
            <text:p>1236,94211</text:p>
          </table:table-cell>
          <table:table-cell office:value-type="float" office:value="4462" table:style-name="ce20">
            <text:p>4462</text:p>
          </table:table-cell>
          <table:table-cell office:value-type="float" office:value="3046" table:style-name="ce20">
            <text:p>304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3: Ward 33</text:p>
          </table:table-cell>
          <table:table-cell office:value-type="float" office:value="13148.270990000001" table:style-name="ce19">
            <text:p>13148,27099</text:p>
          </table:table-cell>
          <table:table-cell office:value-type="float" office:value="8967.1040599999997" table:style-name="ce19">
            <text:p>8967,10406</text:p>
          </table:table-cell>
          <table:table-cell office:value-type="float" office:value="22871" table:style-name="ce20">
            <text:p>22871</text:p>
          </table:table-cell>
          <table:table-cell office:value-type="float" office:value="20061" table:style-name="ce20">
            <text:p>2006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4: Ward 34</text:p>
          </table:table-cell>
          <table:table-cell office:value-type="float" office:value="10530.03059" table:style-name="ce19">
            <text:p>10530,03059</text:p>
          </table:table-cell>
          <table:table-cell office:value-type="float" office:value="5911.6514900000002" table:style-name="ce19">
            <text:p>5911,65149</text:p>
          </table:table-cell>
          <table:table-cell office:value-type="float" office:value="17601" table:style-name="ce20">
            <text:p>17601</text:p>
          </table:table-cell>
          <table:table-cell office:value-type="float" office:value="16113" table:style-name="ce20">
            <text:p>1611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5: Ward 35</text:p>
          </table:table-cell>
          <table:table-cell office:value-type="float" office:value="10570.22113" table:style-name="ce19">
            <text:p>10570,22113</text:p>
          </table:table-cell>
          <table:table-cell office:value-type="float" office:value="6165.8922499999999" table:style-name="ce19">
            <text:p>6165,89225</text:p>
          </table:table-cell>
          <table:table-cell office:value-type="float" office:value="18333" table:style-name="ce20">
            <text:p>18333</text:p>
          </table:table-cell>
          <table:table-cell office:value-type="float" office:value="19825" table:style-name="ce20">
            <text:p>1982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6: Ward 36</text:p>
          </table:table-cell>
          <table:table-cell office:value-type="float" office:value="6985.7693300000001" table:style-name="ce19">
            <text:p>6985,76933</text:p>
          </table:table-cell>
          <table:table-cell office:value-type="float" office:value="5683.2138999999997" table:style-name="ce19">
            <text:p>5683,2139</text:p>
          </table:table-cell>
          <table:table-cell office:value-type="float" office:value="13894" table:style-name="ce20">
            <text:p>13894</text:p>
          </table:table-cell>
          <table:table-cell office:value-type="float" office:value="19194" table:style-name="ce20">
            <text:p>1919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7: Ward 37</text:p>
          </table:table-cell>
          <table:table-cell office:value-type="float" office:value="4955.6457300000002" table:style-name="ce19">
            <text:p>4955,64573</text:p>
          </table:table-cell>
          <table:table-cell office:value-type="float" office:value="4634.84512" table:style-name="ce19">
            <text:p>4634,84512</text:p>
          </table:table-cell>
          <table:table-cell office:value-type="float" office:value="10644" table:style-name="ce20">
            <text:p>10644</text:p>
          </table:table-cell>
          <table:table-cell office:value-type="float" office:value="11263" table:style-name="ce20">
            <text:p>1126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8: Ward 38</text:p>
          </table:table-cell>
          <table:table-cell office:value-type="float" office:value="4588.9695199999996" table:style-name="ce19">
            <text:p>4588,96952</text:p>
          </table:table-cell>
          <table:table-cell office:value-type="float" office:value="3962.30672" table:style-name="ce19">
            <text:p>3962,30672</text:p>
          </table:table-cell>
          <table:table-cell office:value-type="float" office:value="9377" table:style-name="ce20">
            <text:p>9377</text:p>
          </table:table-cell>
          <table:table-cell office:value-type="float" office:value="11008" table:style-name="ce20">
            <text:p>1100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9: Ward 39</text:p>
          </table:table-cell>
          <table:table-cell office:value-type="float" office:value="6308.8015299999997" table:style-name="ce19">
            <text:p>6308,80153</text:p>
          </table:table-cell>
          <table:table-cell office:value-type="float" office:value="4372.5586800000001" table:style-name="ce19">
            <text:p>4372,55868</text:p>
          </table:table-cell>
          <table:table-cell office:value-type="float" office:value="12131" table:style-name="ce20">
            <text:p>12131</text:p>
          </table:table-cell>
          <table:table-cell office:value-type="float" office:value="12033" table:style-name="ce20">
            <text:p>1203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0: Ward 40</text:p>
          </table:table-cell>
          <table:table-cell office:value-type="float" office:value="7856.0780299999997" table:style-name="ce19">
            <text:p>7856,07803</text:p>
          </table:table-cell>
          <table:table-cell office:value-type="float" office:value="5977.7828200000004" table:style-name="ce19">
            <text:p>5977,78282</text:p>
          </table:table-cell>
          <table:table-cell office:value-type="float" office:value="14778" table:style-name="ce20">
            <text:p>14778</text:p>
          </table:table-cell>
          <table:table-cell office:value-type="float" office:value="13370" table:style-name="ce20">
            <text:p>1337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1: Ward 41</text:p>
          </table:table-cell>
          <table:table-cell office:value-type="float" office:value="5021.0333199999995" table:style-name="ce19">
            <text:p>5021,03332</text:p>
          </table:table-cell>
          <table:table-cell office:value-type="float" office:value="3837.0596399999999" table:style-name="ce19">
            <text:p>3837,05964</text:p>
          </table:table-cell>
          <table:table-cell office:value-type="float" office:value="9855" table:style-name="ce20">
            <text:p>9855</text:p>
          </table:table-cell>
          <table:table-cell office:value-type="float" office:value="10803" table:style-name="ce20">
            <text:p>1080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2: Ward 42</text:p>
          </table:table-cell>
          <table:table-cell office:value-type="float" office:value="5632.8260700000001" table:style-name="ce19">
            <text:p>5632,82607</text:p>
          </table:table-cell>
          <table:table-cell office:value-type="float" office:value="3450.9269800000002" table:style-name="ce19">
            <text:p>3450,92698</text:p>
          </table:table-cell>
          <table:table-cell office:value-type="float" office:value="9595" table:style-name="ce20">
            <text:p>9595</text:p>
          </table:table-cell>
          <table:table-cell office:value-type="float" office:value="10170" table:style-name="ce20">
            <text:p>1017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3: Ward 43</text:p>
          </table:table-cell>
          <table:table-cell office:value-type="float" office:value="920.08248000000003" table:style-name="ce19">
            <text:p>920,08248</text:p>
          </table:table-cell>
          <table:table-cell office:value-type="float" office:value="170.8683" table:style-name="ce19">
            <text:p>170,8683</text:p>
          </table:table-cell>
          <table:table-cell office:value-type="float" office:value="1134" table:style-name="ce20">
            <text:p>1134</text:p>
          </table:table-cell>
          <table:table-cell office:value-type="float" office:value="1010" table:style-name="ce20">
            <text:p>101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4: Ward 44</text:p>
          </table:table-cell>
          <table:table-cell office:value-type="float" office:value="4395.8782600000004" table:style-name="ce19">
            <text:p>4395,87826</text:p>
          </table:table-cell>
          <table:table-cell office:value-type="float" office:value="1987.74135" table:style-name="ce19">
            <text:p>1987,74135</text:p>
          </table:table-cell>
          <table:table-cell office:value-type="float" office:value="6849" table:style-name="ce20">
            <text:p>6849</text:p>
          </table:table-cell>
          <table:table-cell office:value-type="float" office:value="6998" table:style-name="ce20">
            <text:p>699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5: Ward 45</text:p>
          </table:table-cell>
          <table:table-cell office:value-type="float" office:value="3491.3336800000002" table:style-name="ce19">
            <text:p>3491,33368</text:p>
          </table:table-cell>
          <table:table-cell office:value-type="float" office:value="1479.42731" table:style-name="ce19">
            <text:p>1479,42731</text:p>
          </table:table-cell>
          <table:table-cell office:value-type="float" office:value="5440" table:style-name="ce20">
            <text:p>5440</text:p>
          </table:table-cell>
          <table:table-cell office:value-type="float" office:value="5918" table:style-name="ce20">
            <text:p>591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6: Ward 46</text:p>
          </table:table-cell>
          <table:table-cell office:value-type="float" office:value="273.13893999999999" table:style-name="ce19">
            <text:p>273,13894</text:p>
          </table:table-cell>
          <table:table-cell office:value-type="float" office:value="88.062929999999994" table:style-name="ce19">
            <text:p>88,06293</text:p>
          </table:table-cell>
          <table:table-cell office:value-type="float" office:value="382" table:style-name="ce20">
            <text:p>382</text:p>
          </table:table-cell>
          <table:table-cell office:value-type="float" office:value="691" table:style-name="ce20">
            <text:p>69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7: Ward 47</text:p>
          </table:table-cell>
          <table:table-cell office:value-type="float" office:value="173.68548000000001" table:style-name="ce19">
            <text:p>173,68548</text:p>
          </table:table-cell>
          <table:table-cell office:value-type="float" office:value="128.21530000000001" table:style-name="ce19">
            <text:p>128,2153</text:p>
          </table:table-cell>
          <table:table-cell office:value-type="float" office:value="332" table:style-name="ce20">
            <text:p>332</text:p>
          </table:table-cell>
          <table:table-cell office:value-type="float" office:value="488" table:style-name="ce20">
            <text:p>48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8: Ward 48</text:p>
          </table:table-cell>
          <table:table-cell office:value-type="float" office:value="880.47155999999995" table:style-name="ce19">
            <text:p>880,47156</text:p>
          </table:table-cell>
          <table:table-cell office:value-type="float" office:value="119.48577" table:style-name="ce19">
            <text:p>119,48577</text:p>
          </table:table-cell>
          <table:table-cell office:value-type="float" office:value="1052" table:style-name="ce20">
            <text:p>1052</text:p>
          </table:table-cell>
          <table:table-cell office:value-type="float" office:value="1440" table:style-name="ce20">
            <text:p>144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9: Ward 49</text:p>
          </table:table-cell>
          <table:table-cell office:value-type="float" office:value="539.49019999999996" table:style-name="ce19">
            <text:p>539,4902</text:p>
          </table:table-cell>
          <table:table-cell office:value-type="float" office:value="79.643519999999995" table:style-name="ce19">
            <text:p>79,64352</text:p>
          </table:table-cell>
          <table:table-cell office:value-type="float" office:value="646" table:style-name="ce20">
            <text:p>646</text:p>
          </table:table-cell>
          <table:table-cell office:value-type="float" office:value="917" table:style-name="ce20">
            <text:p>91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0: Ward 50</text:p>
          </table:table-cell>
          <table:table-cell office:value-type="float" office:value="284.01593000000003" table:style-name="ce19">
            <text:p>284,01593</text:p>
          </table:table-cell>
          <table:table-cell office:value-type="float" office:value="93.806359999999998" table:style-name="ce19">
            <text:p>93,80636</text:p>
          </table:table-cell>
          <table:table-cell office:value-type="float" office:value="420" table:style-name="ce20">
            <text:p>420</text:p>
          </table:table-cell>
          <table:table-cell office:value-type="float" office:value="436" table:style-name="ce20">
            <text:p>43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1: Ward 51</text:p>
          </table:table-cell>
          <table:table-cell office:value-type="float" office:value="6737.4288500000002" table:style-name="ce19">
            <text:p>6737,42885</text:p>
          </table:table-cell>
          <table:table-cell office:value-type="float" office:value="3797.5981400000001" table:style-name="ce19">
            <text:p>3797,59814</text:p>
          </table:table-cell>
          <table:table-cell office:value-type="float" office:value="11139" table:style-name="ce20">
            <text:p>11139</text:p>
          </table:table-cell>
          <table:table-cell office:value-type="float" office:value="11899" table:style-name="ce20">
            <text:p>1189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2: Ward 52</text:p>
          </table:table-cell>
          <table:table-cell office:value-type="float" office:value="6741.4516899999999" table:style-name="ce19">
            <text:p>6741,45169</text:p>
          </table:table-cell>
          <table:table-cell office:value-type="float" office:value="5356.3619399999998" table:style-name="ce19">
            <text:p>5356,36194</text:p>
          </table:table-cell>
          <table:table-cell office:value-type="float" office:value="12836" table:style-name="ce20">
            <text:p>12836</text:p>
          </table:table-cell>
          <table:table-cell office:value-type="float" office:value="11662" table:style-name="ce20">
            <text:p>1166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3: Ward 53</text:p>
          </table:table-cell>
          <table:table-cell office:value-type="float" office:value="3063.9985700000002" table:style-name="ce19">
            <text:p>3063,99857</text:p>
          </table:table-cell>
          <table:table-cell office:value-type="float" office:value="1022.25641" table:style-name="ce19">
            <text:p>1022,25641</text:p>
          </table:table-cell>
          <table:table-cell office:value-type="float" office:value="4215" table:style-name="ce20">
            <text:p>4215</text:p>
          </table:table-cell>
          <table:table-cell office:value-type="float" office:value="5107" table:style-name="ce20">
            <text:p>510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4: Ward 54</text:p>
          </table:table-cell>
          <table:table-cell office:value-type="float" office:value="2254.7537600000001" table:style-name="ce19">
            <text:p>2254,75376</text:p>
          </table:table-cell>
          <table:table-cell office:value-type="float" office:value="203.88768999999999" table:style-name="ce19">
            <text:p>203,88769</text:p>
          </table:table-cell>
          <table:table-cell office:value-type="float" office:value="2482" table:style-name="ce20">
            <text:p>2482</text:p>
          </table:table-cell>
          <table:table-cell office:value-type="float" office:value="2859" table:style-name="ce20">
            <text:p>285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5: Ward 55</text:p>
          </table:table-cell>
          <table:table-cell office:value-type="float" office:value="3652.0336000000002" table:style-name="ce19">
            <text:p>3652,0336</text:p>
          </table:table-cell>
          <table:table-cell office:value-type="float" office:value="754.94583" table:style-name="ce19">
            <text:p>754,94583</text:p>
          </table:table-cell>
          <table:table-cell office:value-type="float" office:value="4487" table:style-name="ce20">
            <text:p>4487</text:p>
          </table:table-cell>
          <table:table-cell office:value-type="float" office:value="4542" table:style-name="ce20">
            <text:p>454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6: Ward 56</text:p>
          </table:table-cell>
          <table:table-cell office:value-type="float" office:value="2355.5503699999999" table:style-name="ce19">
            <text:p>2355,55037</text:p>
          </table:table-cell>
          <table:table-cell office:value-type="float" office:value="346.46199999999999" table:style-name="ce19">
            <text:p>346,462</text:p>
          </table:table-cell>
          <table:table-cell office:value-type="float" office:value="2756" table:style-name="ce20">
            <text:p>2756</text:p>
          </table:table-cell>
          <table:table-cell office:value-type="float" office:value="2797" table:style-name="ce20">
            <text:p>279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7: Ward 57</text:p>
          </table:table-cell>
          <table:table-cell office:value-type="float" office:value="3093.09539" table:style-name="ce19">
            <text:p>3093,09539</text:p>
          </table:table-cell>
          <table:table-cell office:value-type="float" office:value="579.86747000000003" table:style-name="ce19">
            <text:p>579,86747</text:p>
          </table:table-cell>
          <table:table-cell office:value-type="float" office:value="3723" table:style-name="ce20">
            <text:p>3723</text:p>
          </table:table-cell>
          <table:table-cell office:value-type="float" office:value="7858" table:style-name="ce20">
            <text:p>785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8: Ward 58</text:p>
          </table:table-cell>
          <table:table-cell office:value-type="float" office:value="2145.64563" table:style-name="ce19">
            <text:p>2145,64563</text:p>
          </table:table-cell>
          <table:table-cell office:value-type="float" office:value="163.90169" table:style-name="ce19">
            <text:p>163,90169</text:p>
          </table:table-cell>
          <table:table-cell office:value-type="float" office:value="2329" table:style-name="ce20">
            <text:p>2329</text:p>
          </table:table-cell>
          <table:table-cell office:value-type="float" office:value="3163" table:style-name="ce20">
            <text:p>316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9: Ward 59</text:p>
          </table:table-cell>
          <table:table-cell office:value-type="float" office:value="1760.2142699999999" table:style-name="ce19">
            <text:p>1760,21427</text:p>
          </table:table-cell>
          <table:table-cell office:value-type="float" office:value="148.94072" table:style-name="ce19">
            <text:p>148,94072</text:p>
          </table:table-cell>
          <table:table-cell office:value-type="float" office:value="1921" table:style-name="ce20">
            <text:p>1921</text:p>
          </table:table-cell>
          <table:table-cell office:value-type="float" office:value="2783" table:style-name="ce20">
            <text:p>278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0: Ward 60</text:p>
          </table:table-cell>
          <table:table-cell office:value-type="float" office:value="1256.1773900000001" table:style-name="ce19">
            <text:p>1256,17739</text:p>
          </table:table-cell>
          <table:table-cell office:value-type="float" office:value="150.94255999999999" table:style-name="ce19">
            <text:p>150,94256</text:p>
          </table:table-cell>
          <table:table-cell office:value-type="float" office:value="1437" table:style-name="ce20">
            <text:p>1437</text:p>
          </table:table-cell>
          <table:table-cell office:value-type="float" office:value="1397" table:style-name="ce20">
            <text:p>139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1: Ward 61</text:p>
          </table:table-cell>
          <table:table-cell office:value-type="float" office:value="1226.8242499999999" table:style-name="ce19">
            <text:p>1226,82425</text:p>
          </table:table-cell>
          <table:table-cell office:value-type="float" office:value="335.55595" table:style-name="ce19">
            <text:p>335,55595</text:p>
          </table:table-cell>
          <table:table-cell office:value-type="float" office:value="1676" table:style-name="ce20">
            <text:p>1676</text:p>
          </table:table-cell>
          <table:table-cell office:value-type="float" office:value="4917" table:style-name="ce20">
            <text:p>491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2: Ward 62</text:p>
          </table:table-cell>
          <table:table-cell office:value-type="float" office:value="1839.4866999999999" table:style-name="ce19">
            <text:p>1839,4867</text:p>
          </table:table-cell>
          <table:table-cell office:value-type="float" office:value="127.08087999999999" table:style-name="ce19">
            <text:p>127,08088</text:p>
          </table:table-cell>
          <table:table-cell office:value-type="float" office:value="2024" table:style-name="ce20">
            <text:p>2024</text:p>
          </table:table-cell>
          <table:table-cell office:value-type="float" office:value="2098" table:style-name="ce20">
            <text:p>209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3: Ward 63</text:p>
          </table:table-cell>
          <table:table-cell office:value-type="float" office:value="1224.2762700000001" table:style-name="ce19">
            <text:p>1224,27627</text:p>
          </table:table-cell>
          <table:table-cell office:value-type="float" office:value="206.65147999999999" table:style-name="ce19">
            <text:p>206,65148</text:p>
          </table:table-cell>
          <table:table-cell office:value-type="float" office:value="1465" table:style-name="ce20">
            <text:p>1465</text:p>
          </table:table-cell>
          <table:table-cell office:value-type="float" office:value="1423" table:style-name="ce20">
            <text:p>142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4: Ward 64</text:p>
          </table:table-cell>
          <table:table-cell office:value-type="float" office:value="1488.83429" table:style-name="ce19">
            <text:p>1488,83429</text:p>
          </table:table-cell>
          <table:table-cell office:value-type="float" office:value="131.87306000000001" table:style-name="ce19">
            <text:p>131,87306</text:p>
          </table:table-cell>
          <table:table-cell office:value-type="float" office:value="1625" table:style-name="ce20">
            <text:p>1625</text:p>
          </table:table-cell>
          <table:table-cell office:value-type="float" office:value="2031" table:style-name="ce20">
            <text:p>203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5: Ward 65</text:p>
          </table:table-cell>
          <table:table-cell office:value-type="float" office:value="629.96963000000005" table:style-name="ce19">
            <text:p>629,96963</text:p>
          </table:table-cell>
          <table:table-cell office:value-type="float" office:value="84.263869999999997" table:style-name="ce19">
            <text:p>84,26387</text:p>
          </table:table-cell>
          <table:table-cell office:value-type="float" office:value="738" table:style-name="ce20">
            <text:p>738</text:p>
          </table:table-cell>
          <table:table-cell office:value-type="float" office:value="806" table:style-name="ce20">
            <text:p>80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6: Ward 66</text:p>
          </table:table-cell>
          <table:table-cell office:value-type="float" office:value="273.30065999999999" table:style-name="ce19">
            <text:p>273,30066</text:p>
          </table:table-cell>
          <table:table-cell office:value-type="float" office:value="63.192779999999999" table:style-name="ce19">
            <text:p>63,19278</text:p>
          </table:table-cell>
          <table:table-cell office:value-type="float" office:value="347" table:style-name="ce20">
            <text:p>347</text:p>
          </table:table-cell>
          <table:table-cell office:value-type="float" office:value="409" table:style-name="ce20">
            <text:p>40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7: Ward 67</text:p>
          </table:table-cell>
          <table:table-cell office:value-type="float" office:value="5491.8661300000003" table:style-name="ce19">
            <text:p>5491,86613</text:p>
          </table:table-cell>
          <table:table-cell office:value-type="float" office:value="2145.6733300000001" table:style-name="ce19">
            <text:p>2145,67333</text:p>
          </table:table-cell>
          <table:table-cell office:value-type="float" office:value="7927" table:style-name="ce20">
            <text:p>7927</text:p>
          </table:table-cell>
          <table:table-cell office:value-type="float" office:value="6477" table:style-name="ce20">
            <text:p>647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8: Ward 68</text:p>
          </table:table-cell>
          <table:table-cell office:value-type="float" office:value="440.92014999999998" table:style-name="ce19">
            <text:p>440,92015</text:p>
          </table:table-cell>
          <table:table-cell office:value-type="float" office:value="114.95243000000001" table:style-name="ce19">
            <text:p>114,95243</text:p>
          </table:table-cell>
          <table:table-cell office:value-type="float" office:value="570" table:style-name="ce20">
            <text:p>570</text:p>
          </table:table-cell>
          <table:table-cell office:value-type="float" office:value="710" table:style-name="ce20">
            <text:p>71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9: Ward 69</text:p>
          </table:table-cell>
          <table:table-cell office:value-type="float" office:value="8755.9243900000001" table:style-name="ce19">
            <text:p>8755,92439</text:p>
          </table:table-cell>
          <table:table-cell office:value-type="float" office:value="3912.4687199999998" table:style-name="ce19">
            <text:p>3912,46872</text:p>
          </table:table-cell>
          <table:table-cell office:value-type="float" office:value="12942" table:style-name="ce20">
            <text:p>12942</text:p>
          </table:table-cell>
          <table:table-cell office:value-type="float" office:value="8804" table:style-name="ce20">
            <text:p>880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0: Ward 70</text:p>
          </table:table-cell>
          <table:table-cell office:value-type="float" office:value="768.48627999999997" table:style-name="ce19">
            <text:p>768,48628</text:p>
          </table:table-cell>
          <table:table-cell office:value-type="float" office:value="29.16873" table:style-name="ce19">
            <text:p>29,16873</text:p>
          </table:table-cell>
          <table:table-cell office:value-type="float" office:value="798" table:style-name="ce20">
            <text:p>798</text:p>
          </table:table-cell>
          <table:table-cell office:value-type="float" office:value="926" table:style-name="ce20">
            <text:p>92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1: Ward 71</text:p>
          </table:table-cell>
          <table:table-cell office:value-type="float" office:value="1882.44237" table:style-name="ce19">
            <text:p>1882,44237</text:p>
          </table:table-cell>
          <table:table-cell office:value-type="float" office:value="625.28634" table:style-name="ce19">
            <text:p>625,28634</text:p>
          </table:table-cell>
          <table:table-cell office:value-type="float" office:value="2584" table:style-name="ce20">
            <text:p>2584</text:p>
          </table:table-cell>
          <table:table-cell office:value-type="float" office:value="3102" table:style-name="ce20">
            <text:p>310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2: Ward 72</text:p>
          </table:table-cell>
          <table:table-cell office:value-type="float" office:value="1054.6853000000001" table:style-name="ce19">
            <text:p>1054,6853</text:p>
          </table:table-cell>
          <table:table-cell office:value-type="float" office:value="231.07481000000001" table:style-name="ce19">
            <text:p>231,07481</text:p>
          </table:table-cell>
          <table:table-cell office:value-type="float" office:value="1313" table:style-name="ce20">
            <text:p>1313</text:p>
          </table:table-cell>
          <table:table-cell office:value-type="float" office:value="1132" table:style-name="ce20">
            <text:p>113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3: Ward 73</text:p>
          </table:table-cell>
          <table:table-cell office:value-type="float" office:value="961.41027999999994" table:style-name="ce19">
            <text:p>961,41028</text:p>
          </table:table-cell>
          <table:table-cell office:value-type="float" office:value="82.052229999999994" table:style-name="ce19">
            <text:p>82,05223</text:p>
          </table:table-cell>
          <table:table-cell office:value-type="float" office:value="1052" table:style-name="ce20">
            <text:p>1052</text:p>
          </table:table-cell>
          <table:table-cell office:value-type="float" office:value="1091" table:style-name="ce20">
            <text:p>109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4: Ward 74</text:p>
          </table:table-cell>
          <table:table-cell office:value-type="float" office:value="6377.0288799999998" table:style-name="ce19">
            <text:p>6377,02888</text:p>
          </table:table-cell>
          <table:table-cell office:value-type="float" office:value="2891.30321" table:style-name="ce19">
            <text:p>2891,30321</text:p>
          </table:table-cell>
          <table:table-cell office:value-type="float" office:value="9545" table:style-name="ce20">
            <text:p>9545</text:p>
          </table:table-cell>
          <table:table-cell office:value-type="float" office:value="6293" table:style-name="ce20">
            <text:p>629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5: Ward 75</text:p>
          </table:table-cell>
          <table:table-cell office:value-type="float" office:value="3584.1192000000001" table:style-name="ce19">
            <text:p>3584,1192</text:p>
          </table:table-cell>
          <table:table-cell office:value-type="float" office:value="1723.68346" table:style-name="ce19">
            <text:p>1723,68346</text:p>
          </table:table-cell>
          <table:table-cell office:value-type="float" office:value="5529" table:style-name="ce20">
            <text:p>5529</text:p>
          </table:table-cell>
          <table:table-cell office:value-type="float" office:value="6166" table:style-name="ce20">
            <text:p>616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6: Ward 76</text:p>
          </table:table-cell>
          <table:table-cell office:value-type="float" office:value="3129.5864299999998" table:style-name="ce19">
            <text:p>3129,58643</text:p>
          </table:table-cell>
          <table:table-cell office:value-type="float" office:value="654.84055999999998" table:style-name="ce19">
            <text:p>654,84056</text:p>
          </table:table-cell>
          <table:table-cell office:value-type="float" office:value="3917" table:style-name="ce20">
            <text:p>3917</text:p>
          </table:table-cell>
          <table:table-cell office:value-type="float" office:value="4894" table:style-name="ce20">
            <text:p>489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7: Ward 77</text:p>
          </table:table-cell>
          <table:table-cell office:value-type="float" office:value="1783.9798699999999" table:style-name="ce19">
            <text:p>1783,97987</text:p>
          </table:table-cell>
          <table:table-cell office:value-type="float" office:value="216.99468999999999" table:style-name="ce19">
            <text:p>216,99469</text:p>
          </table:table-cell>
          <table:table-cell office:value-type="float" office:value="2015" table:style-name="ce20">
            <text:p>2015</text:p>
          </table:table-cell>
          <table:table-cell office:value-type="float" office:value="4898" table:style-name="ce20">
            <text:p>489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8: Ward 78</text:p>
          </table:table-cell>
          <table:table-cell office:value-type="float" office:value="711.30147999999997" table:style-name="ce19">
            <text:p>711,30148</text:p>
          </table:table-cell>
          <table:table-cell office:value-type="float" office:value="175.19692000000001" table:style-name="ce19">
            <text:p>175,19692</text:p>
          </table:table-cell>
          <table:table-cell office:value-type="float" office:value="935" table:style-name="ce20">
            <text:p>935</text:p>
          </table:table-cell>
          <table:table-cell office:value-type="float" office:value="1124" table:style-name="ce20">
            <text:p>112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9: Ward 79</text:p>
          </table:table-cell>
          <table:table-cell office:value-type="float" office:value="439.00709999999998" table:style-name="ce19">
            <text:p>439,0071</text:p>
          </table:table-cell>
          <table:table-cell office:value-type="float" office:value="120.83454" table:style-name="ce19">
            <text:p>120,83454</text:p>
          </table:table-cell>
          <table:table-cell office:value-type="float" office:value="605" table:style-name="ce20">
            <text:p>605</text:p>
          </table:table-cell>
          <table:table-cell office:value-type="float" office:value="837" table:style-name="ce20">
            <text:p>83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0: Ward 80</text:p>
          </table:table-cell>
          <table:table-cell office:value-type="float" office:value="10544.45909" table:style-name="ce19">
            <text:p>10544,45909</text:p>
          </table:table-cell>
          <table:table-cell office:value-type="float" office:value="7368.6858899999997" table:style-name="ce19">
            <text:p>7368,68589</text:p>
          </table:table-cell>
          <table:table-cell office:value-type="float" office:value="19002" table:style-name="ce20">
            <text:p>19002</text:p>
          </table:table-cell>
          <table:table-cell office:value-type="float" office:value="17827" table:style-name="ce20">
            <text:p>1782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1: Ward 81</text:p>
          </table:table-cell>
          <table:table-cell office:value-type="float" office:value="281.11592999999999" table:style-name="ce19">
            <text:p>281,11593</text:p>
          </table:table-cell>
          <table:table-cell office:value-type="float" office:value="56.475009999999997" table:style-name="ce19">
            <text:p>56,47501</text:p>
          </table:table-cell>
          <table:table-cell office:value-type="float" office:value="351" table:style-name="ce20">
            <text:p>351</text:p>
          </table:table-cell>
          <table:table-cell office:value-type="float" office:value="467" table:style-name="ce20">
            <text:p>46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2: Ward 82</text:p>
          </table:table-cell>
          <table:table-cell office:value-type="float" office:value="397.25573000000003" table:style-name="ce19">
            <text:p>397,25573</text:p>
          </table:table-cell>
          <table:table-cell office:value-type="float" office:value="138.03363999999999" table:style-name="ce19">
            <text:p>138,03364</text:p>
          </table:table-cell>
          <table:table-cell office:value-type="float" office:value="573" table:style-name="ce20">
            <text:p>573</text:p>
          </table:table-cell>
          <table:table-cell office:value-type="float" office:value="596" table:style-name="ce20">
            <text:p>59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3: Ward 83</text:p>
          </table:table-cell>
          <table:table-cell office:value-type="float" office:value="4281.4816499999997" table:style-name="ce19">
            <text:p>4281,48165</text:p>
          </table:table-cell>
          <table:table-cell office:value-type="float" office:value="1829.9114300000001" table:style-name="ce19">
            <text:p>1829,91143</text:p>
          </table:table-cell>
          <table:table-cell office:value-type="float" office:value="6630" table:style-name="ce20">
            <text:p>6630</text:p>
          </table:table-cell>
          <table:table-cell office:value-type="float" office:value="5575" table:style-name="ce20">
            <text:p>557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4: Ward 84</text:p>
          </table:table-cell>
          <table:table-cell office:value-type="float" office:value="891.78468999999996" table:style-name="ce19">
            <text:p>891,78469</text:p>
          </table:table-cell>
          <table:table-cell office:value-type="float" office:value="137.73984999999999" table:style-name="ce19">
            <text:p>137,73985</text:p>
          </table:table-cell>
          <table:table-cell office:value-type="float" office:value="1080" table:style-name="ce20">
            <text:p>1080</text:p>
          </table:table-cell>
          <table:table-cell office:value-type="float" office:value="1871" table:style-name="ce20">
            <text:p>187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5: Ward 85</text:p>
          </table:table-cell>
          <table:table-cell office:value-type="float" office:value="8444.6344800000006" table:style-name="ce19">
            <text:p>8444,63448</text:p>
          </table:table-cell>
          <table:table-cell office:value-type="float" office:value="3539.5305499999999" table:style-name="ce19">
            <text:p>3539,53055</text:p>
          </table:table-cell>
          <table:table-cell office:value-type="float" office:value="12790" table:style-name="ce20">
            <text:p>12790</text:p>
          </table:table-cell>
          <table:table-cell office:value-type="float" office:value="10341" table:style-name="ce20">
            <text:p>1034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6: Ward 86</text:p>
          </table:table-cell>
          <table:table-cell office:value-type="float" office:value="8028.36121" table:style-name="ce19">
            <text:p>8028,36121</text:p>
          </table:table-cell>
          <table:table-cell office:value-type="float" office:value="5092.5853500000003" table:style-name="ce19">
            <text:p>5092,58535</text:p>
          </table:table-cell>
          <table:table-cell office:value-type="float" office:value="14029" table:style-name="ce20">
            <text:p>14029</text:p>
          </table:table-cell>
          <table:table-cell office:value-type="float" office:value="12121" table:style-name="ce20">
            <text:p>1212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7: Ward 87</text:p>
          </table:table-cell>
          <table:table-cell office:value-type="float" office:value="7936.3272399999996" table:style-name="ce19">
            <text:p>7936,32724</text:p>
          </table:table-cell>
          <table:table-cell office:value-type="float" office:value="6204.61402" table:style-name="ce19">
            <text:p>6204,61402</text:p>
          </table:table-cell>
          <table:table-cell office:value-type="float" office:value="14861" table:style-name="ce20">
            <text:p>14861</text:p>
          </table:table-cell>
          <table:table-cell office:value-type="float" office:value="14528" table:style-name="ce20">
            <text:p>1452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8: Ward 88</text:p>
          </table:table-cell>
          <table:table-cell office:value-type="float" office:value="6686.4416000000001" table:style-name="ce19">
            <text:p>6686,4416</text:p>
          </table:table-cell>
          <table:table-cell office:value-type="float" office:value="3602.8644800000002" table:style-name="ce19">
            <text:p>3602,86448</text:p>
          </table:table-cell>
          <table:table-cell office:value-type="float" office:value="11253" table:style-name="ce20">
            <text:p>11253</text:p>
          </table:table-cell>
          <table:table-cell office:value-type="float" office:value="11793" table:style-name="ce20">
            <text:p>1179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9: Ward 89</text:p>
          </table:table-cell>
          <table:table-cell office:value-type="float" office:value="7701.57539" table:style-name="ce19">
            <text:p>7701,57539</text:p>
          </table:table-cell>
          <table:table-cell office:value-type="float" office:value="5290.9312499999996" table:style-name="ce19">
            <text:p>5290,93125</text:p>
          </table:table-cell>
          <table:table-cell office:value-type="float" office:value="14025" table:style-name="ce20">
            <text:p>14025</text:p>
          </table:table-cell>
          <table:table-cell office:value-type="float" office:value="13384" table:style-name="ce20">
            <text:p>1338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0: Ward 90</text:p>
          </table:table-cell>
          <table:table-cell office:value-type="float" office:value="7667.7827900000002" table:style-name="ce19">
            <text:p>7667,78279</text:p>
          </table:table-cell>
          <table:table-cell office:value-type="float" office:value="5872.7434899999998" table:style-name="ce19">
            <text:p>5872,74349</text:p>
          </table:table-cell>
          <table:table-cell office:value-type="float" office:value="14354" table:style-name="ce20">
            <text:p>14354</text:p>
          </table:table-cell>
          <table:table-cell office:value-type="float" office:value="13921" table:style-name="ce20">
            <text:p>1392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1: Ward 91</text:p>
          </table:table-cell>
          <table:table-cell office:value-type="float" office:value="8323.8119800000004" table:style-name="ce19">
            <text:p>8323,81198</text:p>
          </table:table-cell>
          <table:table-cell office:value-type="float" office:value="4519.33212" table:style-name="ce19">
            <text:p>4519,33212</text:p>
          </table:table-cell>
          <table:table-cell office:value-type="float" office:value="13824" table:style-name="ce20">
            <text:p>13824</text:p>
          </table:table-cell>
          <table:table-cell office:value-type="float" office:value="16601" table:style-name="ce20">
            <text:p>1660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2: Ward 92</text:p>
          </table:table-cell>
          <table:table-cell office:value-type="float" office:value="10350.651760000001" table:style-name="ce19">
            <text:p>10350,65176</text:p>
          </table:table-cell>
          <table:table-cell office:value-type="float" office:value="4483.6846500000001" table:style-name="ce19">
            <text:p>4483,68465</text:p>
          </table:table-cell>
          <table:table-cell office:value-type="float" office:value="15559" table:style-name="ce20">
            <text:p>15559</text:p>
          </table:table-cell>
          <table:table-cell office:value-type="float" office:value="18506" table:style-name="ce20">
            <text:p>1850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3: Ward 93</text:p>
          </table:table-cell>
          <table:table-cell office:value-type="float" office:value="8829.79493" table:style-name="ce19">
            <text:p>8829,79493</text:p>
          </table:table-cell>
          <table:table-cell office:value-type="float" office:value="5667.0343000000003" table:style-name="ce19">
            <text:p>5667,0343</text:p>
          </table:table-cell>
          <table:table-cell office:value-type="float" office:value="15415" table:style-name="ce20">
            <text:p>15415</text:p>
          </table:table-cell>
          <table:table-cell office:value-type="float" office:value="15531" table:style-name="ce20">
            <text:p>1553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4: Ward 94</text:p>
          </table:table-cell>
          <table:table-cell office:value-type="float" office:value="7193.79637" table:style-name="ce19">
            <text:p>7193,79637</text:p>
          </table:table-cell>
          <table:table-cell office:value-type="float" office:value="3236.2284199999999" table:style-name="ce19">
            <text:p>3236,22842</text:p>
          </table:table-cell>
          <table:table-cell office:value-type="float" office:value="11001" table:style-name="ce20">
            <text:p>11001</text:p>
          </table:table-cell>
          <table:table-cell office:value-type="float" office:value="13535" table:style-name="ce20">
            <text:p>1353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5: Ward 95</text:p>
          </table:table-cell>
          <table:table-cell office:value-type="float" office:value="17192.54062" table:style-name="ce19">
            <text:p>17192,54062</text:p>
          </table:table-cell>
          <table:table-cell office:value-type="float" office:value="10904.51485" table:style-name="ce19">
            <text:p>10904,51485</text:p>
          </table:table-cell>
          <table:table-cell office:value-type="float" office:value="29496" table:style-name="ce20">
            <text:p>29496</text:p>
          </table:table-cell>
          <table:table-cell office:value-type="float" office:value="28609" table:style-name="ce20">
            <text:p>2860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6: Ward 96</text:p>
          </table:table-cell>
          <table:table-cell office:value-type="float" office:value="6747.6529600000003" table:style-name="ce19">
            <text:p>6747,65296</text:p>
          </table:table-cell>
          <table:table-cell office:value-type="float" office:value="4184.9437699999999" table:style-name="ce19">
            <text:p>4184,94377</text:p>
          </table:table-cell>
          <table:table-cell office:value-type="float" office:value="11847" table:style-name="ce20">
            <text:p>11847</text:p>
          </table:table-cell>
          <table:table-cell office:value-type="float" office:value="14157" table:style-name="ce20">
            <text:p>1415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7: Ward 97</text:p>
          </table:table-cell>
          <table:table-cell office:value-type="float" office:value="7460.9401500000004" table:style-name="ce19">
            <text:p>7460,94015</text:p>
          </table:table-cell>
          <table:table-cell office:value-type="float" office:value="4857.2259800000002" table:style-name="ce19">
            <text:p>4857,22598</text:p>
          </table:table-cell>
          <table:table-cell office:value-type="float" office:value="13128" table:style-name="ce20">
            <text:p>13128</text:p>
          </table:table-cell>
          <table:table-cell office:value-type="float" office:value="14905" table:style-name="ce20">
            <text:p>1490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8: Ward 98</text:p>
          </table:table-cell>
          <table:table-cell office:value-type="float" office:value="8344.6570400000001" table:style-name="ce19">
            <text:p>8344,65704</text:p>
          </table:table-cell>
          <table:table-cell office:value-type="float" office:value="4841.7852800000001" table:style-name="ce19">
            <text:p>4841,78528</text:p>
          </table:table-cell>
          <table:table-cell office:value-type="float" office:value="14389" table:style-name="ce20">
            <text:p>14389</text:p>
          </table:table-cell>
          <table:table-cell office:value-type="float" office:value="14161" table:style-name="ce20">
            <text:p>1416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9: Ward 99</text:p>
          </table:table-cell>
          <table:table-cell office:value-type="float" office:value="4554.7262799999999" table:style-name="ce19">
            <text:p>4554,72628</text:p>
          </table:table-cell>
          <table:table-cell office:value-type="float" office:value="3006.2488499999999" table:style-name="ce19">
            <text:p>3006,24885</text:p>
          </table:table-cell>
          <table:table-cell office:value-type="float" office:value="7933" table:style-name="ce20">
            <text:p>7933</text:p>
          </table:table-cell>
          <table:table-cell office:value-type="float" office:value="7398" table:style-name="ce20">
            <text:p>739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100: Ward 100</text:p>
          </table:table-cell>
          <table:table-cell office:value-type="float" office:value="1926.5643700000001" table:style-name="ce19">
            <text:p>1926,56437</text:p>
          </table:table-cell>
          <table:table-cell office:value-type="float" office:value="470.24617000000001" table:style-name="ce19">
            <text:p>470,24617</text:p>
          </table:table-cell>
          <table:table-cell office:value-type="float" office:value="2764" table:style-name="ce20">
            <text:p>2764</text:p>
          </table:table-cell>
          <table:table-cell office:value-type="float" office:value="2900" table:style-name="ce20">
            <text:p>290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101: Ward 101</text:p>
          </table:table-cell>
          <table:table-cell office:value-type="float" office:value="10103.70919" table:style-name="ce19">
            <text:p>10103,70919</text:p>
          </table:table-cell>
          <table:table-cell office:value-type="float" office:value="5804.9557800000002" table:style-name="ce19">
            <text:p>5804,95578</text:p>
          </table:table-cell>
          <table:table-cell office:value-type="float" office:value="16821" table:style-name="ce20">
            <text:p>16821</text:p>
          </table:table-cell>
          <table:table-cell office:value-type="float" office:value="15698" table:style-name="ce20">
            <text:p>15698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2: Ward 102</text:p>
          </table:table-cell>
          <table:table-cell office:value-type="float" office:value="1527.30826" table:style-name="ce19">
            <text:p>1527,30826</text:p>
          </table:table-cell>
          <table:table-cell office:value-type="float" office:value="138.65360000000001" table:style-name="ce19">
            <text:p>138,6536</text:p>
          </table:table-cell>
          <table:table-cell office:value-type="float" office:value="1690" table:style-name="ce20">
            <text:p>1690</text:p>
          </table:table-cell>
          <table:table-cell office:value-type="float" office:value="1249" table:style-name="ce20">
            <text:p>1249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3: Ward 103</text:p>
          </table:table-cell>
          <table:table-cell office:value-type="float" office:value="1092.08698" table:style-name="ce19">
            <text:p>1092,08698</text:p>
          </table:table-cell>
          <table:table-cell office:value-type="float" office:value="44.396810000000002" table:style-name="ce19">
            <text:p>44,39681</text:p>
          </table:table-cell>
          <table:table-cell office:value-type="float" office:value="1145" table:style-name="ce20">
            <text:p>1145</text:p>
          </table:table-cell>
          <table:table-cell office:value-type="float" office:value="922" table:style-name="ce20">
            <text:p>922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4: Ward 104</text:p>
          </table:table-cell>
          <table:table-cell office:value-type="float" office:value="11271.943789999999" table:style-name="ce19">
            <text:p>11271,94379</text:p>
          </table:table-cell>
          <table:table-cell office:value-type="float" office:value="7767.76296" table:style-name="ce19">
            <text:p>7767,76296</text:p>
          </table:table-cell>
          <table:table-cell office:value-type="float" office:value="19726" table:style-name="ce20">
            <text:p>19726</text:p>
          </table:table-cell>
          <table:table-cell office:value-type="float" office:value="13609" table:style-name="ce20">
            <text:p>13609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5: Ward 105</text:p>
          </table:table-cell>
          <table:table-cell office:value-type="float" office:value="3599.3128999999999" table:style-name="ce19">
            <text:p>3599,3129</text:p>
          </table:table-cell>
          <table:table-cell office:value-type="float" office:value="1347.2994699999999" table:style-name="ce19">
            <text:p>1347,29947</text:p>
          </table:table-cell>
          <table:table-cell office:value-type="float" office:value="5041" table:style-name="ce20">
            <text:p>5041</text:p>
          </table:table-cell>
          <table:table-cell office:value-type="float" office:value="4981" table:style-name="ce20">
            <text:p>4981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6: Ward 106</text:p>
          </table:table-cell>
          <table:table-cell office:value-type="float" office:value="10879.17375" table:style-name="ce19">
            <text:p>10879,17375</text:p>
          </table:table-cell>
          <table:table-cell office:value-type="float" office:value="8726.3026699999991" table:style-name="ce19">
            <text:p>8726,30267</text:p>
          </table:table-cell>
          <table:table-cell office:value-type="float" office:value="20651" table:style-name="ce20">
            <text:p>20651</text:p>
          </table:table-cell>
          <table:table-cell office:value-type="float" office:value="21386" table:style-name="ce20">
            <text:p>21386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7: Ward 107</text:p>
          </table:table-cell>
          <table:table-cell office:value-type="float" office:value="5718.0688099999998" table:style-name="ce19">
            <text:p>5718,06881</text:p>
          </table:table-cell>
          <table:table-cell office:value-type="float" office:value="564.09168" table:style-name="ce19">
            <text:p>564,09168</text:p>
          </table:table-cell>
          <table:table-cell office:value-type="float" office:value="6395" table:style-name="ce20">
            <text:p>6395</text:p>
          </table:table-cell>
          <table:table-cell office:value-type="float" office:value="4770" table:style-name="ce20">
            <text:p>4770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8: Ward 108</text:p>
          </table:table-cell>
          <table:table-cell office:value-type="float" office:value="14963.40012" table:style-name="ce19">
            <text:p>14963,40012</text:p>
          </table:table-cell>
          <table:table-cell office:value-type="float" office:value="10063.229240000001" table:style-name="ce19">
            <text:p>10063,22924</text:p>
          </table:table-cell>
          <table:table-cell office:value-type="float" office:value="26559" table:style-name="ce20">
            <text:p>26559</text:p>
          </table:table-cell>
          <table:table-cell office:value-type="float" office:value="24582" table:style-name="ce20">
            <text:p>24582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9: Ward 109</text:p>
          </table:table-cell>
          <table:table-cell office:value-type="float" office:value="2882.38114" table:style-name="ce19">
            <text:p>2882,38114</text:p>
          </table:table-cell>
          <table:table-cell office:value-type="float" office:value="1755.26478" table:style-name="ce19">
            <text:p>1755,26478</text:p>
          </table:table-cell>
          <table:table-cell office:value-type="float" office:value="4749" table:style-name="ce20">
            <text:p>4749</text:p>
          </table:table-cell>
          <table:table-cell office:value-type="float" office:value="5270" table:style-name="ce20">
            <text:p>5270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10: Ward 110</text:p>
          </table:table-cell>
          <table:table-cell office:value-type="float" office:value="538.13475000000005" table:style-name="ce19">
            <text:p>538,13475</text:p>
          </table:table-cell>
          <table:table-cell office:value-type="float" office:value="209.08865" table:style-name="ce19">
            <text:p>209,08865</text:p>
          </table:table-cell>
          <table:table-cell office:value-type="float" office:value="788" table:style-name="ce20">
            <text:p>788</text:p>
          </table:table-cell>
          <table:table-cell office:value-type="float" office:value="834" table:style-name="ce20">
            <text:p>834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11: Ward 111</text:p>
          </table:table-cell>
          <table:table-cell office:value-type="float" office:value="5198.0508600000003" table:style-name="ce19">
            <text:p>5198,05086</text:p>
          </table:table-cell>
          <table:table-cell office:value-type="float" office:value="2778.8975300000002" table:style-name="ce19">
            <text:p>2778,89753</text:p>
          </table:table-cell>
          <table:table-cell office:value-type="float" office:value="8635" table:style-name="ce20">
            <text:p>8635</text:p>
          </table:table-cell>
          <table:table-cell office:value-type="float" office:value="7661" table:style-name="ce20">
            <text:p>7661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Total</text:p>
          </table:table-cell>
          <table:table-cell office:value-type="float" office:value="441910.83762000001" table:style-name="ce19">
            <text:p>441910,8376</text:p>
          </table:table-cell>
          <table:table-cell office:value-type="float" office:value="233126.14614999999" table:style-name="ce19">
            <text:p>233126,1462</text:p>
          </table:table-cell>
          <table:table-cell office:value-type="float" office:value="715490" table:style-name="ce20">
            <text:p>715490</text:p>
          </table:table-cell>
          <table:table-cell office:value-type="float" office:value="729449" table:style-name="ce20">
            <text:p>729449</text:p>
          </table:table-cell>
          <table:table-cell table:number-columns-repeated="16378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32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1" table:style-name="ta1">
        <table:table-column table:style-name="co1" table:default-cell-style-name="ce2"/>
        <table:table-column table:style-name="co2" table:default-cell-style-name="ce32"/>
        <table:table-column table:style-name="co2" table:number-columns-repeated="4" table:default-cell-style-name="ce2"/>
        <table:table-column table:style-name="co2" table:number-columns-repeated="5" table:default-cell-style-name="ce2"/>
        <table:table-column table:style-name="co2" table:number-columns-repeated="16373" table:default-cell-style-name="ce2"/>
        <table:table-row table:style-name="ro1">
          <table:table-cell table:style-name="ce18">
            <draw:frame draw:z-index="1" draw:id="id1" draw:style-name="a1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31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Official employment status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2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32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3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Coloured</text:p>
          </table:table-cell>
          <table:table-cell table:style-name="ce32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7">
            <text:p>Official employment status</text:p>
          </table:table-cell>
          <table:covered-table-cell/>
          <table:table-cell office:value-type="string" table:style-name="ce3">
            <text:p>Employed</text:p>
          </table:table-cell>
          <table:table-cell office:value-type="string" table:style-name="ce3">
            <text:p>Unemployed</text:p>
          </table:table-cell>
          <table:table-cell office:value-type="string" table:style-name="ce3">
            <text:p>Total Labour Force</text:p>
          </table:table-cell>
          <table:table-cell office:value-type="string" table:style-name="ce3">
            <text:p>Not Economically Active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string" table:style-name="ce34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5">
            <text:p>19100001: Ward 1</text:p>
          </table:table-cell>
          <table:table-cell office:value-type="float" office:value="1821.5889999999999" table:style-name="ce21">
            <text:p>1821,589</text:p>
          </table:table-cell>
          <table:table-cell office:value-type="float" office:value="69.718410000000006" table:style-name="ce21">
            <text:p>69,71841</text:p>
          </table:table-cell>
          <table:table-cell office:value-type="float" office:value="1906" table:style-name="ce22">
            <text:p>1906</text:p>
          </table:table-cell>
          <table:table-cell office:value-type="float" office:value="1757" table:style-name="ce22">
            <text:p>1757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2: Ward 2</text:p>
          </table:table-cell>
          <table:table-cell office:value-type="float" office:value="2306.4037800000001" table:style-name="ce21">
            <text:p>2306,40378</text:p>
          </table:table-cell>
          <table:table-cell office:value-type="float" office:value="150.69601" table:style-name="ce21">
            <text:p>150,69601</text:p>
          </table:table-cell>
          <table:table-cell office:value-type="float" office:value="2485" table:style-name="ce22">
            <text:p>2485</text:p>
          </table:table-cell>
          <table:table-cell office:value-type="float" office:value="2336" table:style-name="ce22">
            <text:p>2336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3: Ward 3</text:p>
          </table:table-cell>
          <table:table-cell office:value-type="float" office:value="2467.4693000000002" table:style-name="ce21">
            <text:p>2467,4693</text:p>
          </table:table-cell>
          <table:table-cell office:value-type="float" office:value="138.29621" table:style-name="ce21">
            <text:p>138,29621</text:p>
          </table:table-cell>
          <table:table-cell office:value-type="float" office:value="2621" table:style-name="ce22">
            <text:p>2621</text:p>
          </table:table-cell>
          <table:table-cell office:value-type="float" office:value="2479" table:style-name="ce22">
            <text:p>2479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4: Ward 4</text:p>
          </table:table-cell>
          <table:table-cell office:value-type="float" office:value="2402.1645400000002" table:style-name="ce21">
            <text:p>2402,16454</text:p>
          </table:table-cell>
          <table:table-cell office:value-type="float" office:value="323.31959000000001" table:style-name="ce21">
            <text:p>323,31959</text:p>
          </table:table-cell>
          <table:table-cell office:value-type="float" office:value="2767" table:style-name="ce22">
            <text:p>2767</text:p>
          </table:table-cell>
          <table:table-cell office:value-type="float" office:value="2483" table:style-name="ce22">
            <text:p>2483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5: Ward 5</text:p>
          </table:table-cell>
          <table:table-cell office:value-type="float" office:value="1221.5142599999999" table:style-name="ce21">
            <text:p>1221,51426</text:p>
          </table:table-cell>
          <table:table-cell office:value-type="float" office:value="91.611890000000002" table:style-name="ce21">
            <text:p>91,61189</text:p>
          </table:table-cell>
          <table:table-cell office:value-type="float" office:value="1325" table:style-name="ce22">
            <text:p>1325</text:p>
          </table:table-cell>
          <table:table-cell office:value-type="float" office:value="2710" table:style-name="ce22">
            <text:p>271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6: Ward 6</text:p>
          </table:table-cell>
          <table:table-cell office:value-type="float" office:value="3581.9039499999999" table:style-name="ce21">
            <text:p>3581,90395</text:p>
          </table:table-cell>
          <table:table-cell office:value-type="float" office:value="789.11955999999998" table:style-name="ce21">
            <text:p>789,11956</text:p>
          </table:table-cell>
          <table:table-cell office:value-type="float" office:value="4474" table:style-name="ce22">
            <text:p>4474</text:p>
          </table:table-cell>
          <table:table-cell office:value-type="float" office:value="4626" table:style-name="ce22">
            <text:p>462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7: Ward 7</text:p>
          </table:table-cell>
          <table:table-cell office:value-type="float" office:value="10320.61168" table:style-name="ce21">
            <text:p>10320,61168</text:p>
          </table:table-cell>
          <table:table-cell office:value-type="float" office:value="1579.97434" table:style-name="ce21">
            <text:p>1579,97434</text:p>
          </table:table-cell>
          <table:table-cell office:value-type="float" office:value="12454" table:style-name="ce22">
            <text:p>12454</text:p>
          </table:table-cell>
          <table:table-cell office:value-type="float" office:value="15001" table:style-name="ce22">
            <text:p>1500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8: Ward 8</text:p>
          </table:table-cell>
          <table:table-cell office:value-type="float" office:value="3609.9548500000001" table:style-name="ce21">
            <text:p>3609,95485</text:p>
          </table:table-cell>
          <table:table-cell office:value-type="float" office:value="271.97966000000002" table:style-name="ce21">
            <text:p>271,97966</text:p>
          </table:table-cell>
          <table:table-cell office:value-type="float" office:value="3933" table:style-name="ce22">
            <text:p>3933</text:p>
          </table:table-cell>
          <table:table-cell office:value-type="float" office:value="3680" table:style-name="ce22">
            <text:p>368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9: Ward 9</text:p>
          </table:table-cell>
          <table:table-cell office:value-type="float" office:value="7514.80242" table:style-name="ce21">
            <text:p>7514,80242</text:p>
          </table:table-cell>
          <table:table-cell office:value-type="float" office:value="1903.6603500000001" table:style-name="ce21">
            <text:p>1903,66035</text:p>
          </table:table-cell>
          <table:table-cell office:value-type="float" office:value="9732" table:style-name="ce22">
            <text:p>9732</text:p>
          </table:table-cell>
          <table:table-cell office:value-type="float" office:value="12538" table:style-name="ce22">
            <text:p>1253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0: Ward 10</text:p>
          </table:table-cell>
          <table:table-cell office:value-type="float" office:value="6426.10077" table:style-name="ce21">
            <text:p>6426,10077</text:p>
          </table:table-cell>
          <table:table-cell office:value-type="float" office:value="1099.2637400000001" table:style-name="ce21">
            <text:p>1099,26374</text:p>
          </table:table-cell>
          <table:table-cell office:value-type="float" office:value="7802" table:style-name="ce22">
            <text:p>7802</text:p>
          </table:table-cell>
          <table:table-cell office:value-type="float" office:value="8956" table:style-name="ce22">
            <text:p>895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1: Ward 11</text:p>
          </table:table-cell>
          <table:table-cell office:value-type="float" office:value="10220.016519999999" table:style-name="ce21">
            <text:p>10220,01652</text:p>
          </table:table-cell>
          <table:table-cell office:value-type="float" office:value="1841.0307299999999" table:style-name="ce21">
            <text:p>1841,03073</text:p>
          </table:table-cell>
          <table:table-cell office:value-type="float" office:value="12553" table:style-name="ce22">
            <text:p>12553</text:p>
          </table:table-cell>
          <table:table-cell office:value-type="float" office:value="13989" table:style-name="ce22">
            <text:p>1398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2: Ward 12</text:p>
          </table:table-cell>
          <table:table-cell office:value-type="float" office:value="10261.438270000001" table:style-name="ce21">
            <text:p>10261,43827</text:p>
          </table:table-cell>
          <table:table-cell office:value-type="float" office:value="3356.2438099999999" table:style-name="ce21">
            <text:p>3356,24381</text:p>
          </table:table-cell>
          <table:table-cell office:value-type="float" office:value="14620" table:style-name="ce22">
            <text:p>14620</text:p>
          </table:table-cell>
          <table:table-cell office:value-type="float" office:value="18086" table:style-name="ce22">
            <text:p>1808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3: Ward 13</text:p>
          </table:table-cell>
          <table:table-cell office:value-type="float" office:value="8991.4228500000008" table:style-name="ce21">
            <text:p>8991,42285</text:p>
          </table:table-cell>
          <table:table-cell office:value-type="float" office:value="5175.3694999999998" table:style-name="ce21">
            <text:p>5175,3695</text:p>
          </table:table-cell>
          <table:table-cell office:value-type="float" office:value="15263" table:style-name="ce22">
            <text:p>15263</text:p>
          </table:table-cell>
          <table:table-cell office:value-type="float" office:value="17858" table:style-name="ce22">
            <text:p>1785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4: Ward 14</text:p>
          </table:table-cell>
          <table:table-cell office:value-type="float" office:value="10960.364380000001" table:style-name="ce21">
            <text:p>10960,36438</text:p>
          </table:table-cell>
          <table:table-cell office:value-type="float" office:value="2617.3199800000002" table:style-name="ce21">
            <text:p>2617,31998</text:p>
          </table:table-cell>
          <table:table-cell office:value-type="float" office:value="13955" table:style-name="ce22">
            <text:p>13955</text:p>
          </table:table-cell>
          <table:table-cell office:value-type="float" office:value="14255" table:style-name="ce22">
            <text:p>142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5: Ward 15</text:p>
          </table:table-cell>
          <table:table-cell office:value-type="float" office:value="1717.2342900000001" table:style-name="ce21">
            <text:p>1717,23429</text:p>
          </table:table-cell>
          <table:table-cell office:value-type="float" office:value="222.68717000000001" table:style-name="ce21">
            <text:p>222,68717</text:p>
          </table:table-cell>
          <table:table-cell office:value-type="float" office:value="1986" table:style-name="ce22">
            <text:p>1986</text:p>
          </table:table-cell>
          <table:table-cell office:value-type="float" office:value="2001" table:style-name="ce22">
            <text:p>200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6: Ward 16</text:p>
          </table:table-cell>
          <table:table-cell office:value-type="float" office:value="10339.13509" table:style-name="ce21">
            <text:p>10339,13509</text:p>
          </table:table-cell>
          <table:table-cell office:value-type="float" office:value="2896.1036100000001" table:style-name="ce21">
            <text:p>2896,10361</text:p>
          </table:table-cell>
          <table:table-cell office:value-type="float" office:value="13683" table:style-name="ce22">
            <text:p>13683</text:p>
          </table:table-cell>
          <table:table-cell office:value-type="float" office:value="15733" table:style-name="ce22">
            <text:p>1573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7: Ward 17</text:p>
          </table:table-cell>
          <table:table-cell office:value-type="float" office:value="12641.86651" table:style-name="ce21">
            <text:p>12641,86651</text:p>
          </table:table-cell>
          <table:table-cell office:value-type="float" office:value="3287.6055500000002" table:style-name="ce21">
            <text:p>3287,60555</text:p>
          </table:table-cell>
          <table:table-cell office:value-type="float" office:value="16690" table:style-name="ce22">
            <text:p>16690</text:p>
          </table:table-cell>
          <table:table-cell office:value-type="float" office:value="19273" table:style-name="ce22">
            <text:p>1927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8: Ward 18</text:p>
          </table:table-cell>
          <table:table-cell office:value-type="float" office:value="74.509540000000001" table:style-name="ce21">
            <text:p>74,50954</text:p>
          </table:table-cell>
          <table:table-cell office:value-type="float" office:value="26.008179999999999" table:style-name="ce21">
            <text:p>26,00818</text:p>
          </table:table-cell>
          <table:table-cell office:value-type="float" office:value="109" table:style-name="ce22">
            <text:p>109</text:p>
          </table:table-cell>
          <table:table-cell office:value-type="float" office:value="121" table:style-name="ce22">
            <text:p>12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9: Ward 19</text:p>
          </table:table-cell>
          <table:table-cell office:value-type="float" office:value="12444.268830000001" table:style-name="ce21">
            <text:p>12444,26883</text:p>
          </table:table-cell>
          <table:table-cell office:value-type="float" office:value="3942.2222000000002" table:style-name="ce21">
            <text:p>3942,2222</text:p>
          </table:table-cell>
          <table:table-cell office:value-type="float" office:value="17154" table:style-name="ce22">
            <text:p>17154</text:p>
          </table:table-cell>
          <table:table-cell office:value-type="float" office:value="19222" table:style-name="ce22">
            <text:p>1922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0: Ward 20</text:p>
          </table:table-cell>
          <table:table-cell office:value-type="float" office:value="6427.4733800000004" table:style-name="ce21">
            <text:p>6427,47338</text:p>
          </table:table-cell>
          <table:table-cell office:value-type="float" office:value="3861.60205" table:style-name="ce21">
            <text:p>3861,60205</text:p>
          </table:table-cell>
          <table:table-cell office:value-type="float" office:value="10861" table:style-name="ce22">
            <text:p>10861</text:p>
          </table:table-cell>
          <table:table-cell office:value-type="float" office:value="13548" table:style-name="ce22">
            <text:p>1354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1: Ward 21</text:p>
          </table:table-cell>
          <table:table-cell office:value-type="float" office:value="765.20551" table:style-name="ce21">
            <text:p>765,20551</text:p>
          </table:table-cell>
          <table:table-cell office:value-type="float" office:value="28.35716" table:style-name="ce21">
            <text:p>28,35716</text:p>
          </table:table-cell>
          <table:table-cell office:value-type="float" office:value="799" table:style-name="ce22">
            <text:p>799</text:p>
          </table:table-cell>
          <table:table-cell office:value-type="float" office:value="583" table:style-name="ce22">
            <text:p>58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2: Ward 22</text:p>
          </table:table-cell>
          <table:table-cell office:value-type="float" office:value="8698.8917600000004" table:style-name="ce21">
            <text:p>8698,89176</text:p>
          </table:table-cell>
          <table:table-cell office:value-type="float" office:value="2200.33547" table:style-name="ce21">
            <text:p>2200,33547</text:p>
          </table:table-cell>
          <table:table-cell office:value-type="float" office:value="11438" table:style-name="ce22">
            <text:p>11438</text:p>
          </table:table-cell>
          <table:table-cell office:value-type="float" office:value="14713" table:style-name="ce22">
            <text:p>1471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3: Ward 23</text:p>
          </table:table-cell>
          <table:table-cell office:value-type="float" office:value="1279.44704" table:style-name="ce21">
            <text:p>1279,44704</text:p>
          </table:table-cell>
          <table:table-cell office:value-type="float" office:value="163.62123" table:style-name="ce21">
            <text:p>163,62123</text:p>
          </table:table-cell>
          <table:table-cell office:value-type="float" office:value="1471" table:style-name="ce22">
            <text:p>1471</text:p>
          </table:table-cell>
          <table:table-cell office:value-type="float" office:value="1342" table:style-name="ce22">
            <text:p>134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4: Ward 24</text:p>
          </table:table-cell>
          <table:table-cell office:value-type="float" office:value="6780.4207500000002" table:style-name="ce21">
            <text:p>6780,42075</text:p>
          </table:table-cell>
          <table:table-cell office:value-type="float" office:value="2494.6643600000002" table:style-name="ce21">
            <text:p>2494,66436</text:p>
          </table:table-cell>
          <table:table-cell office:value-type="float" office:value="10070" table:style-name="ce22">
            <text:p>10070</text:p>
          </table:table-cell>
          <table:table-cell office:value-type="float" office:value="15639" table:style-name="ce22">
            <text:p>1563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5: Ward 25</text:p>
          </table:table-cell>
          <table:table-cell office:value-type="float" office:value="10055.188200000001" table:style-name="ce21">
            <text:p>10055,1882</text:p>
          </table:table-cell>
          <table:table-cell office:value-type="float" office:value="3405.2505299999998" table:style-name="ce21">
            <text:p>3405,25053</text:p>
          </table:table-cell>
          <table:table-cell office:value-type="float" office:value="14486" table:style-name="ce22">
            <text:p>14486</text:p>
          </table:table-cell>
          <table:table-cell office:value-type="float" office:value="20571" table:style-name="ce22">
            <text:p>2057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6: Ward 26</text:p>
          </table:table-cell>
          <table:table-cell office:value-type="float" office:value="6122.7132000000001" table:style-name="ce21">
            <text:p>6122,7132</text:p>
          </table:table-cell>
          <table:table-cell office:value-type="float" office:value="1176.80549" table:style-name="ce21">
            <text:p>1176,80549</text:p>
          </table:table-cell>
          <table:table-cell office:value-type="float" office:value="7686" table:style-name="ce22">
            <text:p>7686</text:p>
          </table:table-cell>
          <table:table-cell office:value-type="float" office:value="10797" table:style-name="ce22">
            <text:p>1079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7: Ward 27</text:p>
          </table:table-cell>
          <table:table-cell office:value-type="float" office:value="4401.2146899999998" table:style-name="ce21">
            <text:p>4401,21469</text:p>
          </table:table-cell>
          <table:table-cell office:value-type="float" office:value="349.09399000000002" table:style-name="ce21">
            <text:p>349,09399</text:p>
          </table:table-cell>
          <table:table-cell office:value-type="float" office:value="4807" table:style-name="ce22">
            <text:p>4807</text:p>
          </table:table-cell>
          <table:table-cell office:value-type="float" office:value="4380" table:style-name="ce22">
            <text:p>438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8: Ward 28</text:p>
          </table:table-cell>
          <table:table-cell office:value-type="float" office:value="8288.6421399999999" table:style-name="ce21">
            <text:p>8288,64214</text:p>
          </table:table-cell>
          <table:table-cell office:value-type="float" office:value="2517.9994900000002" table:style-name="ce21">
            <text:p>2517,99949</text:p>
          </table:table-cell>
          <table:table-cell office:value-type="float" office:value="12085" table:style-name="ce22">
            <text:p>12085</text:p>
          </table:table-cell>
          <table:table-cell office:value-type="float" office:value="16835" table:style-name="ce22">
            <text:p>1683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9: Ward 29</text:p>
          </table:table-cell>
          <table:table-cell office:value-type="float" office:value="11918.99337" table:style-name="ce21">
            <text:p>11918,99337</text:p>
          </table:table-cell>
          <table:table-cell office:value-type="float" office:value="4785.4221399999997" table:style-name="ce21">
            <text:p>4785,42214</text:p>
          </table:table-cell>
          <table:table-cell office:value-type="float" office:value="18046" table:style-name="ce22">
            <text:p>18046</text:p>
          </table:table-cell>
          <table:table-cell office:value-type="float" office:value="22403" table:style-name="ce22">
            <text:p>2240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0: Ward 30</text:p>
          </table:table-cell>
          <table:table-cell office:value-type="float" office:value="9111.0607400000008" table:style-name="ce21">
            <text:p>9111,06074</text:p>
          </table:table-cell>
          <table:table-cell office:value-type="float" office:value="2567.7346299999999" table:style-name="ce21">
            <text:p>2567,73463</text:p>
          </table:table-cell>
          <table:table-cell office:value-type="float" office:value="12375" table:style-name="ce22">
            <text:p>12375</text:p>
          </table:table-cell>
          <table:table-cell office:value-type="float" office:value="17013" table:style-name="ce22">
            <text:p>1701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1: Ward 31</text:p>
          </table:table-cell>
          <table:table-cell office:value-type="float" office:value="7930.1312399999997" table:style-name="ce21">
            <text:p>7930,13124</text:p>
          </table:table-cell>
          <table:table-cell office:value-type="float" office:value="3123.8364799999999" table:style-name="ce21">
            <text:p>3123,83648</text:p>
          </table:table-cell>
          <table:table-cell office:value-type="float" office:value="11992" table:style-name="ce22">
            <text:p>11992</text:p>
          </table:table-cell>
          <table:table-cell office:value-type="float" office:value="18604" table:style-name="ce22">
            <text:p>1860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2: Ward 32</text:p>
          </table:table-cell>
          <table:table-cell office:value-type="float" office:value="8464.1160500000005" table:style-name="ce21">
            <text:p>8464,11605</text:p>
          </table:table-cell>
          <table:table-cell office:value-type="float" office:value="2502.7202400000001" table:style-name="ce21">
            <text:p>2502,72024</text:p>
          </table:table-cell>
          <table:table-cell office:value-type="float" office:value="11950" table:style-name="ce22">
            <text:p>11950</text:p>
          </table:table-cell>
          <table:table-cell office:value-type="float" office:value="16426" table:style-name="ce22">
            <text:p>1642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3: Ward 33</text:p>
          </table:table-cell>
          <table:table-cell office:value-type="float" office:value="89.879549999999995" table:style-name="ce21">
            <text:p>89,87955</text:p>
          </table:table-cell>
          <table:table-cell office:value-type="float" office:value="66.203410000000005" table:style-name="ce21">
            <text:p>66,20341</text:p>
          </table:table-cell>
          <table:table-cell office:value-type="float" office:value="161" table:style-name="ce22">
            <text:p>161</text:p>
          </table:table-cell>
          <table:table-cell office:value-type="float" office:value="181" table:style-name="ce22">
            <text:p>18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4: Ward 34</text:p>
          </table:table-cell>
          <table:table-cell office:value-type="float" office:value="79.241380000000007" table:style-name="ce21">
            <text:p>79,24138</text:p>
          </table:table-cell>
          <table:table-cell office:value-type="float" office:value="34.297370000000001" table:style-name="ce21">
            <text:p>34,29737</text:p>
          </table:table-cell>
          <table:table-cell office:value-type="float" office:value="118" table:style-name="ce22">
            <text:p>118</text:p>
          </table:table-cell>
          <table:table-cell office:value-type="float" office:value="92" table:style-name="ce22">
            <text:p>9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5: Ward 35</text:p>
          </table:table-cell>
          <table:table-cell office:value-type="float" office:value="342.00486000000001" table:style-name="ce21">
            <text:p>342,00486</text:p>
          </table:table-cell>
          <table:table-cell office:value-type="float" office:value="158.08813000000001" table:style-name="ce21">
            <text:p>158,08813</text:p>
          </table:table-cell>
          <table:table-cell office:value-type="float" office:value="517" table:style-name="ce22">
            <text:p>517</text:p>
          </table:table-cell>
          <table:table-cell office:value-type="float" office:value="842" table:style-name="ce22">
            <text:p>84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6: Ward 36</text:p>
          </table:table-cell>
          <table:table-cell office:value-type="float" office:value="206.9333" table:style-name="ce21">
            <text:p>206,9333</text:p>
          </table:table-cell>
          <table:table-cell office:value-type="float" office:value="200.92533" table:style-name="ce21">
            <text:p>200,92533</text:p>
          </table:table-cell>
          <table:table-cell office:value-type="float" office:value="420" table:style-name="ce22">
            <text:p>420</text:p>
          </table:table-cell>
          <table:table-cell office:value-type="float" office:value="527" table:style-name="ce22">
            <text:p>52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7: Ward 37</text:p>
          </table:table-cell>
          <table:table-cell office:value-type="float" office:value="15.37848" table:style-name="ce21">
            <text:p>15,37848</text:p>
          </table:table-cell>
          <table:table-cell office:value-type="float" office:value="30.756959999999999" table:style-name="ce21">
            <text:p>30,75696</text:p>
          </table:table-cell>
          <table:table-cell office:value-type="float" office:value="47" table:style-name="ce22">
            <text:p>47</text:p>
          </table:table-cell>
          <table:table-cell office:value-type="float" office:value="44" table:style-name="ce22">
            <text:p>4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8: Ward 38</text:p>
          </table:table-cell>
          <table:table-cell office:value-type="float" office:value="24.84216" table:style-name="ce21">
            <text:p>24,84216</text:p>
          </table:table-cell>
          <table:table-cell office:value-type="float" office:value="22.442360000000001" table:style-name="ce21">
            <text:p>22,44236</text:p>
          </table:table-cell>
          <table:table-cell office:value-type="float" office:value="59" table:style-name="ce22">
            <text:p>59</text:p>
          </table:table-cell>
          <table:table-cell office:value-type="float" office:value="65" table:style-name="ce22">
            <text:p>6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9: Ward 39</text:p>
          </table:table-cell>
          <table:table-cell office:value-type="float" office:value="11.829599999999999" table:style-name="ce21">
            <text:p>11,8296</text:p>
          </table:table-cell>
          <table:table-cell office:value-type="float" office:value="10.638170000000001" table:style-name="ce21">
            <text:p>10,63817</text:p>
          </table:table-cell>
          <table:table-cell office:value-type="float" office:value="22" table:style-name="ce22">
            <text:p>22</text:p>
          </table:table-cell>
          <table:table-cell office:value-type="float" office:value="31" table:style-name="ce22">
            <text:p>3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0: Ward 40</text:p>
          </table:table-cell>
          <table:table-cell office:value-type="float" office:value="55.590649999999997" table:style-name="ce21">
            <text:p>55,59065</text:p>
          </table:table-cell>
          <table:table-cell office:value-type="float" office:value="48.475949999999997" table:style-name="ce21">
            <text:p>48,47595</text:p>
          </table:table-cell>
          <table:table-cell office:value-type="float" office:value="111" table:style-name="ce22">
            <text:p>111</text:p>
          </table:table-cell>
          <table:table-cell office:value-type="float" office:value="100" table:style-name="ce22">
            <text:p>10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1: Ward 41</text:p>
          </table:table-cell>
          <table:table-cell office:value-type="float" office:value="39.020740000000004" table:style-name="ce21">
            <text:p>39,02074</text:p>
          </table:table-cell>
          <table:table-cell office:value-type="float" office:value="37.837780000000002" table:style-name="ce21">
            <text:p>37,83778</text:p>
          </table:table-cell>
          <table:table-cell office:value-type="float" office:value="88" table:style-name="ce22">
            <text:p>88</text:p>
          </table:table-cell>
          <table:table-cell office:value-type="float" office:value="142" table:style-name="ce22">
            <text:p>14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2: Ward 42</text:p>
          </table:table-cell>
          <table:table-cell office:value-type="float" office:value="1643.8993700000001" table:style-name="ce21">
            <text:p>1643,89937</text:p>
          </table:table-cell>
          <table:table-cell office:value-type="float" office:value="731.46452999999997" table:style-name="ce21">
            <text:p>731,46453</text:p>
          </table:table-cell>
          <table:table-cell office:value-type="float" office:value="2607" table:style-name="ce22">
            <text:p>2607</text:p>
          </table:table-cell>
          <table:table-cell office:value-type="float" office:value="4976" table:style-name="ce22">
            <text:p>497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3: Ward 43</text:p>
          </table:table-cell>
          <table:table-cell office:value-type="float" office:value="14847.917090000001" table:style-name="ce21">
            <text:p>14847,91709</text:p>
          </table:table-cell>
          <table:table-cell office:value-type="float" office:value="2669.2526400000002" table:style-name="ce21">
            <text:p>2669,25264</text:p>
          </table:table-cell>
          <table:table-cell office:value-type="float" office:value="18040" table:style-name="ce22">
            <text:p>18040</text:p>
          </table:table-cell>
          <table:table-cell office:value-type="float" office:value="19016" table:style-name="ce22">
            <text:p>1901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4: Ward 44</text:p>
          </table:table-cell>
          <table:table-cell office:value-type="float" office:value="5409.9880700000003" table:style-name="ce21">
            <text:p>5409,98807</text:p>
          </table:table-cell>
          <table:table-cell office:value-type="float" office:value="2369.4273899999998" table:style-name="ce21">
            <text:p>2369,42739</text:p>
          </table:table-cell>
          <table:table-cell office:value-type="float" office:value="8106" table:style-name="ce22">
            <text:p>8106</text:p>
          </table:table-cell>
          <table:table-cell office:value-type="float" office:value="11527" table:style-name="ce22">
            <text:p>1152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5: Ward 45</text:p>
          </table:table-cell>
          <table:table-cell office:value-type="float" office:value="4227.8623200000002" table:style-name="ce21">
            <text:p>4227,86232</text:p>
          </table:table-cell>
          <table:table-cell office:value-type="float" office:value="3920.2757299999998" table:style-name="ce21">
            <text:p>3920,27573</text:p>
          </table:table-cell>
          <table:table-cell office:value-type="float" office:value="8617" table:style-name="ce22">
            <text:p>8617</text:p>
          </table:table-cell>
          <table:table-cell office:value-type="float" office:value="13580" table:style-name="ce22">
            <text:p>1358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6: Ward 46</text:p>
          </table:table-cell>
          <table:table-cell office:value-type="float" office:value="7490.4321200000004" table:style-name="ce21">
            <text:p>7490,43212</text:p>
          </table:table-cell>
          <table:table-cell office:value-type="float" office:value="2572.4071800000002" table:style-name="ce21">
            <text:p>2572,40718</text:p>
          </table:table-cell>
          <table:table-cell office:value-type="float" office:value="11470" table:style-name="ce22">
            <text:p>11470</text:p>
          </table:table-cell>
          <table:table-cell office:value-type="float" office:value="19549" table:style-name="ce22">
            <text:p>1954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7: Ward 47</text:p>
          </table:table-cell>
          <table:table-cell office:value-type="float" office:value="6550.6626500000002" table:style-name="ce21">
            <text:p>6550,66265</text:p>
          </table:table-cell>
          <table:table-cell office:value-type="float" office:value="4701.94517" table:style-name="ce21">
            <text:p>4701,94517</text:p>
          </table:table-cell>
          <table:table-cell office:value-type="float" office:value="12500" table:style-name="ce22">
            <text:p>12500</text:p>
          </table:table-cell>
          <table:table-cell office:value-type="float" office:value="20902" table:style-name="ce22">
            <text:p>2090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8: Ward 48</text:p>
          </table:table-cell>
          <table:table-cell office:value-type="float" office:value="6008.1086800000003" table:style-name="ce21">
            <text:p>6008,10868</text:p>
          </table:table-cell>
          <table:table-cell office:value-type="float" office:value="965.74990000000003" table:style-name="ce21">
            <text:p>965,7499</text:p>
          </table:table-cell>
          <table:table-cell office:value-type="float" office:value="7232" table:style-name="ce22">
            <text:p>7232</text:p>
          </table:table-cell>
          <table:table-cell office:value-type="float" office:value="10129" table:style-name="ce22">
            <text:p>1012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9: Ward 49</text:p>
          </table:table-cell>
          <table:table-cell office:value-type="float" office:value="11179.93527" table:style-name="ce21">
            <text:p>11179,93527</text:p>
          </table:table-cell>
          <table:table-cell office:value-type="float" office:value="2777.4736200000002" table:style-name="ce21">
            <text:p>2777,47362</text:p>
          </table:table-cell>
          <table:table-cell office:value-type="float" office:value="15046" table:style-name="ce22">
            <text:p>15046</text:p>
          </table:table-cell>
          <table:table-cell office:value-type="float" office:value="19869" table:style-name="ce22">
            <text:p>1986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0: Ward 50</text:p>
          </table:table-cell>
          <table:table-cell office:value-type="float" office:value="8871.4518000000007" table:style-name="ce21">
            <text:p>8871,4518</text:p>
          </table:table-cell>
          <table:table-cell office:value-type="float" office:value="3591.9718699999999" table:style-name="ce21">
            <text:p>3591,97187</text:p>
          </table:table-cell>
          <table:table-cell office:value-type="float" office:value="13401" table:style-name="ce22">
            <text:p>13401</text:p>
          </table:table-cell>
          <table:table-cell office:value-type="float" office:value="18192" table:style-name="ce22">
            <text:p>1819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1: Ward 51</text:p>
          </table:table-cell>
          <table:table-cell office:value-type="float" office:value="29.39104" table:style-name="ce21">
            <text:p>29,39104</text:p>
          </table:table-cell>
          <table:table-cell office:value-type="float" office:value="10.27225" table:style-name="ce21">
            <text:p>10,27225</text:p>
          </table:table-cell>
          <table:table-cell office:value-type="float" office:value="41" table:style-name="ce22">
            <text:p>41</text:p>
          </table:table-cell>
          <table:table-cell office:value-type="float" office:value="69" table:style-name="ce22">
            <text:p>6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2: Ward 52</text:p>
          </table:table-cell>
          <table:table-cell office:value-type="float" office:value="20.110320000000002" table:style-name="ce21">
            <text:p>20,11032</text:p>
          </table:table-cell>
          <table:table-cell office:value-type="float" office:value="17.727460000000001" table:style-name="ce21">
            <text:p>17,72746</text:p>
          </table:table-cell>
          <table:table-cell office:value-type="float" office:value="39" table:style-name="ce22">
            <text:p>39</text:p>
          </table:table-cell>
          <table:table-cell office:value-type="float" office:value="40" table:style-name="ce22">
            <text:p>4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3: Ward 53</text:p>
          </table:table-cell>
          <table:table-cell office:value-type="float" office:value="3331.9330500000001" table:style-name="ce21">
            <text:p>3331,93305</text:p>
          </table:table-cell>
          <table:table-cell office:value-type="float" office:value="387.58278999999999" table:style-name="ce21">
            <text:p>387,58279</text:p>
          </table:table-cell>
          <table:table-cell office:value-type="float" office:value="3757" table:style-name="ce22">
            <text:p>3757</text:p>
          </table:table-cell>
          <table:table-cell office:value-type="float" office:value="3903" table:style-name="ce22">
            <text:p>390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4: Ward 54</text:p>
          </table:table-cell>
          <table:table-cell office:value-type="float" office:value="1131.5236" table:style-name="ce21">
            <text:p>1131,5236</text:p>
          </table:table-cell>
          <table:table-cell office:value-type="float" office:value="73.292699999999996" table:style-name="ce21">
            <text:p>73,2927</text:p>
          </table:table-cell>
          <table:table-cell office:value-type="float" office:value="1211" table:style-name="ce22">
            <text:p>1211</text:p>
          </table:table-cell>
          <table:table-cell office:value-type="float" office:value="1016" table:style-name="ce22">
            <text:p>101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5: Ward 55</text:p>
          </table:table-cell>
          <table:table-cell office:value-type="float" office:value="4051.2689999999998" table:style-name="ce21">
            <text:p>4051,269</text:p>
          </table:table-cell>
          <table:table-cell office:value-type="float" office:value="815.02216999999996" table:style-name="ce21">
            <text:p>815,02217</text:p>
          </table:table-cell>
          <table:table-cell office:value-type="float" office:value="4978" table:style-name="ce22">
            <text:p>4978</text:p>
          </table:table-cell>
          <table:table-cell office:value-type="float" office:value="5545" table:style-name="ce22">
            <text:p>554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6: Ward 56</text:p>
          </table:table-cell>
          <table:table-cell office:value-type="float" office:value="9462.3042100000002" table:style-name="ce21">
            <text:p>9462,30421</text:p>
          </table:table-cell>
          <table:table-cell office:value-type="float" office:value="1494.79233" table:style-name="ce21">
            <text:p>1494,79233</text:p>
          </table:table-cell>
          <table:table-cell office:value-type="float" office:value="11265" table:style-name="ce22">
            <text:p>11265</text:p>
          </table:table-cell>
          <table:table-cell office:value-type="float" office:value="15115" table:style-name="ce22">
            <text:p>1511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7: Ward 57</text:p>
          </table:table-cell>
          <table:table-cell office:value-type="float" office:value="3419.9646299999999" table:style-name="ce21">
            <text:p>3419,96463</text:p>
          </table:table-cell>
          <table:table-cell office:value-type="float" office:value="617.66566999999998" table:style-name="ce21">
            <text:p>617,66567</text:p>
          </table:table-cell>
          <table:table-cell office:value-type="float" office:value="4139" table:style-name="ce22">
            <text:p>4139</text:p>
          </table:table-cell>
          <table:table-cell office:value-type="float" office:value="5411" table:style-name="ce22">
            <text:p>541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8: Ward 58</text:p>
          </table:table-cell>
          <table:table-cell office:value-type="float" office:value="1765.48414" table:style-name="ce21">
            <text:p>1765,48414</text:p>
          </table:table-cell>
          <table:table-cell office:value-type="float" office:value="102.82435" table:style-name="ce21">
            <text:p>102,82435</text:p>
          </table:table-cell>
          <table:table-cell office:value-type="float" office:value="1894" table:style-name="ce22">
            <text:p>1894</text:p>
          </table:table-cell>
          <table:table-cell office:value-type="float" office:value="1939" table:style-name="ce22">
            <text:p>193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9: Ward 59</text:p>
          </table:table-cell>
          <table:table-cell office:value-type="float" office:value="1081.4520399999999" table:style-name="ce21">
            <text:p>1081,45204</text:p>
          </table:table-cell>
          <table:table-cell office:value-type="float" office:value="70.760760000000005" table:style-name="ce21">
            <text:p>70,76076</text:p>
          </table:table-cell>
          <table:table-cell office:value-type="float" office:value="1158" table:style-name="ce22">
            <text:p>1158</text:p>
          </table:table-cell>
          <table:table-cell office:value-type="float" office:value="1004" table:style-name="ce22">
            <text:p>100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0: Ward 60</text:p>
          </table:table-cell>
          <table:table-cell office:value-type="float" office:value="8546.2644600000003" table:style-name="ce21">
            <text:p>8546,26446</text:p>
          </table:table-cell>
          <table:table-cell office:value-type="float" office:value="790.48843999999997" table:style-name="ce21">
            <text:p>790,48844</text:p>
          </table:table-cell>
          <table:table-cell office:value-type="float" office:value="9549" table:style-name="ce22">
            <text:p>9549</text:p>
          </table:table-cell>
          <table:table-cell office:value-type="float" office:value="10591" table:style-name="ce22">
            <text:p>1059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1: Ward 61</text:p>
          </table:table-cell>
          <table:table-cell office:value-type="float" office:value="4352.8423000000003" table:style-name="ce21">
            <text:p>4352,8423</text:p>
          </table:table-cell>
          <table:table-cell office:value-type="float" office:value="1116.8445400000001" table:style-name="ce21">
            <text:p>1116,84454</text:p>
          </table:table-cell>
          <table:table-cell office:value-type="float" office:value="5943" table:style-name="ce22">
            <text:p>5943</text:p>
          </table:table-cell>
          <table:table-cell office:value-type="float" office:value="10318" table:style-name="ce22">
            <text:p>1031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2: Ward 62</text:p>
          </table:table-cell>
          <table:table-cell office:value-type="float" office:value="1694.8411100000001" table:style-name="ce21">
            <text:p>1694,84111</text:p>
          </table:table-cell>
          <table:table-cell office:value-type="float" office:value="138.03243000000001" table:style-name="ce21">
            <text:p>138,03243</text:p>
          </table:table-cell>
          <table:table-cell office:value-type="float" office:value="1872" table:style-name="ce22">
            <text:p>1872</text:p>
          </table:table-cell>
          <table:table-cell office:value-type="float" office:value="1838" table:style-name="ce22">
            <text:p>183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3: Ward 63</text:p>
          </table:table-cell>
          <table:table-cell office:value-type="float" office:value="8405.96659" table:style-name="ce21">
            <text:p>8405,96659</text:p>
          </table:table-cell>
          <table:table-cell office:value-type="float" office:value="811.92304000000001" table:style-name="ce21">
            <text:p>811,92304</text:p>
          </table:table-cell>
          <table:table-cell office:value-type="float" office:value="9343" table:style-name="ce22">
            <text:p>9343</text:p>
          </table:table-cell>
          <table:table-cell office:value-type="float" office:value="9846" table:style-name="ce22">
            <text:p>984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4: Ward 64</text:p>
          </table:table-cell>
          <table:table-cell office:value-type="float" office:value="2123.4537500000001" table:style-name="ce21">
            <text:p>2123,45375</text:p>
          </table:table-cell>
          <table:table-cell office:value-type="float" office:value="145.83662000000001" table:style-name="ce21">
            <text:p>145,83662</text:p>
          </table:table-cell>
          <table:table-cell office:value-type="float" office:value="2287" table:style-name="ce22">
            <text:p>2287</text:p>
          </table:table-cell>
          <table:table-cell office:value-type="float" office:value="2224" table:style-name="ce22">
            <text:p>222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5: Ward 65</text:p>
          </table:table-cell>
          <table:table-cell office:value-type="float" office:value="8884.8624500000005" table:style-name="ce21">
            <text:p>8884,86245</text:p>
          </table:table-cell>
          <table:table-cell office:value-type="float" office:value="1831.75848" table:style-name="ce21">
            <text:p>1831,75848</text:p>
          </table:table-cell>
          <table:table-cell office:value-type="float" office:value="11212" table:style-name="ce22">
            <text:p>11212</text:p>
          </table:table-cell>
          <table:table-cell office:value-type="float" office:value="14157" table:style-name="ce22">
            <text:p>1415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6: Ward 66</text:p>
          </table:table-cell>
          <table:table-cell office:value-type="float" office:value="7777.71353" table:style-name="ce21">
            <text:p>7777,71353</text:p>
          </table:table-cell>
          <table:table-cell office:value-type="float" office:value="2977.66273" table:style-name="ce21">
            <text:p>2977,66273</text:p>
          </table:table-cell>
          <table:table-cell office:value-type="float" office:value="11500" table:style-name="ce22">
            <text:p>11500</text:p>
          </table:table-cell>
          <table:table-cell office:value-type="float" office:value="15186" table:style-name="ce22">
            <text:p>1518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7: Ward 67</text:p>
          </table:table-cell>
          <table:table-cell office:value-type="float" office:value="8523.3893100000005" table:style-name="ce21">
            <text:p>8523,38931</text:p>
          </table:table-cell>
          <table:table-cell office:value-type="float" office:value="4376.8852299999999" table:style-name="ce21">
            <text:p>4376,88523</text:p>
          </table:table-cell>
          <table:table-cell office:value-type="float" office:value="13514" table:style-name="ce22">
            <text:p>13514</text:p>
          </table:table-cell>
          <table:table-cell office:value-type="float" office:value="16357" table:style-name="ce22">
            <text:p>1635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8: Ward 68</text:p>
          </table:table-cell>
          <table:table-cell office:value-type="float" office:value="9072.8937999999998" table:style-name="ce21">
            <text:p>9072,8938</text:p>
          </table:table-cell>
          <table:table-cell office:value-type="float" office:value="3376.3880100000001" table:style-name="ce21">
            <text:p>3376,38801</text:p>
          </table:table-cell>
          <table:table-cell office:value-type="float" office:value="13230" table:style-name="ce22">
            <text:p>13230</text:p>
          </table:table-cell>
          <table:table-cell office:value-type="float" office:value="16728" table:style-name="ce22">
            <text:p>1672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9: Ward 69</text:p>
          </table:table-cell>
          <table:table-cell office:value-type="float" office:value="393.58566999999999" table:style-name="ce21">
            <text:p>393,58567</text:p>
          </table:table-cell>
          <table:table-cell office:value-type="float" office:value="53.016359999999999" table:style-name="ce21">
            <text:p>53,01636</text:p>
          </table:table-cell>
          <table:table-cell office:value-type="float" office:value="461" table:style-name="ce22">
            <text:p>461</text:p>
          </table:table-cell>
          <table:table-cell office:value-type="float" office:value="580" table:style-name="ce22">
            <text:p>58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0: Ward 70</text:p>
          </table:table-cell>
          <table:table-cell office:value-type="float" office:value="1343.9845499999999" table:style-name="ce21">
            <text:p>1343,98455</text:p>
          </table:table-cell>
          <table:table-cell office:value-type="float" office:value="45.18036" table:style-name="ce21">
            <text:p>45,18036</text:p>
          </table:table-cell>
          <table:table-cell office:value-type="float" office:value="1400" table:style-name="ce22">
            <text:p>1400</text:p>
          </table:table-cell>
          <table:table-cell office:value-type="float" office:value="922" table:style-name="ce22">
            <text:p>92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1: Ward 71</text:p>
          </table:table-cell>
          <table:table-cell office:value-type="float" office:value="1622.7337199999999" table:style-name="ce21">
            <text:p>1622,73372</text:p>
          </table:table-cell>
          <table:table-cell office:value-type="float" office:value="222.26146" table:style-name="ce21">
            <text:p>222,26146</text:p>
          </table:table-cell>
          <table:table-cell office:value-type="float" office:value="1886" table:style-name="ce22">
            <text:p>1886</text:p>
          </table:table-cell>
          <table:table-cell office:value-type="float" office:value="2947" table:style-name="ce22">
            <text:p>294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2: Ward 72</text:p>
          </table:table-cell>
          <table:table-cell office:value-type="float" office:value="7721.4735300000002" table:style-name="ce21">
            <text:p>7721,47353</text:p>
          </table:table-cell>
          <table:table-cell office:value-type="float" office:value="1367.3634" table:style-name="ce21">
            <text:p>1367,3634</text:p>
          </table:table-cell>
          <table:table-cell office:value-type="float" office:value="9245" table:style-name="ce22">
            <text:p>9245</text:p>
          </table:table-cell>
          <table:table-cell office:value-type="float" office:value="10690" table:style-name="ce22">
            <text:p>1069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3: Ward 73</text:p>
          </table:table-cell>
          <table:table-cell office:value-type="float" office:value="2790.4724999999999" table:style-name="ce21">
            <text:p>2790,4725</text:p>
          </table:table-cell>
          <table:table-cell office:value-type="float" office:value="174.85785999999999" table:style-name="ce21">
            <text:p>174,85786</text:p>
          </table:table-cell>
          <table:table-cell office:value-type="float" office:value="3006" table:style-name="ce22">
            <text:p>3006</text:p>
          </table:table-cell>
          <table:table-cell office:value-type="float" office:value="2829" table:style-name="ce22">
            <text:p>282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4: Ward 74</text:p>
          </table:table-cell>
          <table:table-cell office:value-type="float" office:value="1904.42311" table:style-name="ce21">
            <text:p>1904,42311</text:p>
          </table:table-cell>
          <table:table-cell office:value-type="float" office:value="872.82223999999997" table:style-name="ce21">
            <text:p>872,82224</text:p>
          </table:table-cell>
          <table:table-cell office:value-type="float" office:value="3030" table:style-name="ce22">
            <text:p>3030</text:p>
          </table:table-cell>
          <table:table-cell office:value-type="float" office:value="3447" table:style-name="ce22">
            <text:p>344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5: Ward 75</text:p>
          </table:table-cell>
          <table:table-cell office:value-type="float" office:value="8969.7081099999996" table:style-name="ce21">
            <text:p>8969,70811</text:p>
          </table:table-cell>
          <table:table-cell office:value-type="float" office:value="2199.0159800000001" table:style-name="ce21">
            <text:p>2199,01598</text:p>
          </table:table-cell>
          <table:table-cell office:value-type="float" office:value="11602" table:style-name="ce22">
            <text:p>11602</text:p>
          </table:table-cell>
          <table:table-cell office:value-type="float" office:value="13695" table:style-name="ce22">
            <text:p>1369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6: Ward 76</text:p>
          </table:table-cell>
          <table:table-cell office:value-type="float" office:value="9556.5860400000001" table:style-name="ce21">
            <text:p>9556,58604</text:p>
          </table:table-cell>
          <table:table-cell office:value-type="float" office:value="2764.4702000000002" table:style-name="ce21">
            <text:p>2764,4702</text:p>
          </table:table-cell>
          <table:table-cell office:value-type="float" office:value="13078" table:style-name="ce22">
            <text:p>13078</text:p>
          </table:table-cell>
          <table:table-cell office:value-type="float" office:value="18463" table:style-name="ce22">
            <text:p>1846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7: Ward 77</text:p>
          </table:table-cell>
          <table:table-cell office:value-type="float" office:value="1554.85583" table:style-name="ce21">
            <text:p>1554,85583</text:p>
          </table:table-cell>
          <table:table-cell office:value-type="float" office:value="250.35024999999999" table:style-name="ce21">
            <text:p>250,35025</text:p>
          </table:table-cell>
          <table:table-cell office:value-type="float" office:value="1831" table:style-name="ce22">
            <text:p>1831</text:p>
          </table:table-cell>
          <table:table-cell office:value-type="float" office:value="2395" table:style-name="ce22">
            <text:p>239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8: Ward 78</text:p>
          </table:table-cell>
          <table:table-cell office:value-type="float" office:value="12330.40072" table:style-name="ce21">
            <text:p>12330,40072</text:p>
          </table:table-cell>
          <table:table-cell office:value-type="float" office:value="2815.6756099999998" table:style-name="ce21">
            <text:p>2815,67561</text:p>
          </table:table-cell>
          <table:table-cell office:value-type="float" office:value="16006" table:style-name="ce22">
            <text:p>16006</text:p>
          </table:table-cell>
          <table:table-cell office:value-type="float" office:value="20796" table:style-name="ce22">
            <text:p>2079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9: Ward 79</text:p>
          </table:table-cell>
          <table:table-cell office:value-type="float" office:value="9727.4523700000009" table:style-name="ce21">
            <text:p>9727,45237</text:p>
          </table:table-cell>
          <table:table-cell office:value-type="float" office:value="3624.5165400000001" table:style-name="ce21">
            <text:p>3624,51654</text:p>
          </table:table-cell>
          <table:table-cell office:value-type="float" office:value="14467" table:style-name="ce22">
            <text:p>14467</text:p>
          </table:table-cell>
          <table:table-cell office:value-type="float" office:value="18868" table:style-name="ce22">
            <text:p>1886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0: Ward 80</text:p>
          </table:table-cell>
          <table:table-cell office:value-type="float" office:value="2469.0972499999998" table:style-name="ce21">
            <text:p>2469,09725</text:p>
          </table:table-cell>
          <table:table-cell office:value-type="float" office:value="756.23045999999999" table:style-name="ce21">
            <text:p>756,23046</text:p>
          </table:table-cell>
          <table:table-cell office:value-type="float" office:value="3548" table:style-name="ce22">
            <text:p>3548</text:p>
          </table:table-cell>
          <table:table-cell office:value-type="float" office:value="4451" table:style-name="ce22">
            <text:p>445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1: Ward 81</text:p>
          </table:table-cell>
          <table:table-cell office:value-type="float" office:value="10647.94262" table:style-name="ce21">
            <text:p>10647,94262</text:p>
          </table:table-cell>
          <table:table-cell office:value-type="float" office:value="2327.93255" table:style-name="ce21">
            <text:p>2327,93255</text:p>
          </table:table-cell>
          <table:table-cell office:value-type="float" office:value="13555" table:style-name="ce22">
            <text:p>13555</text:p>
          </table:table-cell>
          <table:table-cell office:value-type="float" office:value="17443" table:style-name="ce22">
            <text:p>1744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2: Ward 82</text:p>
          </table:table-cell>
          <table:table-cell office:value-type="float" office:value="9585.6789200000003" table:style-name="ce21">
            <text:p>9585,67892</text:p>
          </table:table-cell>
          <table:table-cell office:value-type="float" office:value="6006.1412099999998" table:style-name="ce21">
            <text:p>6006,14121</text:p>
          </table:table-cell>
          <table:table-cell office:value-type="float" office:value="16615" table:style-name="ce22">
            <text:p>16615</text:p>
          </table:table-cell>
          <table:table-cell office:value-type="float" office:value="23128" table:style-name="ce22">
            <text:p>2312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3: Ward 83</text:p>
          </table:table-cell>
          <table:table-cell office:value-type="float" office:value="375.86667999999997" table:style-name="ce21">
            <text:p>375,86668</text:p>
          </table:table-cell>
          <table:table-cell office:value-type="float" office:value="108.3817" table:style-name="ce21">
            <text:p>108,3817</text:p>
          </table:table-cell>
          <table:table-cell office:value-type="float" office:value="504" table:style-name="ce22">
            <text:p>504</text:p>
          </table:table-cell>
          <table:table-cell office:value-type="float" office:value="492" table:style-name="ce22">
            <text:p>49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4: Ward 84</text:p>
          </table:table-cell>
          <table:table-cell office:value-type="float" office:value="1650.48532" table:style-name="ce21">
            <text:p>1650,48532</text:p>
          </table:table-cell>
          <table:table-cell office:value-type="float" office:value="213.52828" table:style-name="ce21">
            <text:p>213,52828</text:p>
          </table:table-cell>
          <table:table-cell office:value-type="float" office:value="2033" table:style-name="ce22">
            <text:p>2033</text:p>
          </table:table-cell>
          <table:table-cell office:value-type="float" office:value="2453" table:style-name="ce22">
            <text:p>245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5: Ward 85</text:p>
          </table:table-cell>
          <table:table-cell office:value-type="float" office:value="1069.5757100000001" table:style-name="ce21">
            <text:p>1069,57571</text:p>
          </table:table-cell>
          <table:table-cell office:value-type="float" office:value="194.73439999999999" table:style-name="ce21">
            <text:p>194,7344</text:p>
          </table:table-cell>
          <table:table-cell office:value-type="float" office:value="1317" table:style-name="ce22">
            <text:p>1317</text:p>
          </table:table-cell>
          <table:table-cell office:value-type="float" office:value="1233" table:style-name="ce22">
            <text:p>123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6: Ward 86</text:p>
          </table:table-cell>
          <table:table-cell office:value-type="float" office:value="3203.4719500000001" table:style-name="ce21">
            <text:p>3203,47195</text:p>
          </table:table-cell>
          <table:table-cell office:value-type="float" office:value="993.90377999999998" table:style-name="ce21">
            <text:p>993,90378</text:p>
          </table:table-cell>
          <table:table-cell office:value-type="float" office:value="4434" table:style-name="ce22">
            <text:p>4434</text:p>
          </table:table-cell>
          <table:table-cell office:value-type="float" office:value="6944" table:style-name="ce22">
            <text:p>694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7: Ward 87</text:p>
          </table:table-cell>
          <table:table-cell office:value-type="float" office:value="34.305840000000003" table:style-name="ce21">
            <text:p>34,30584</text:p>
          </table:table-cell>
          <table:table-cell office:value-type="float" office:value="17.718990000000002" table:style-name="ce21">
            <text:p>17,71899</text:p>
          </table:table-cell>
          <table:table-cell office:value-type="float" office:value="60" table:style-name="ce22">
            <text:p>60</text:p>
          </table:table-cell>
          <table:table-cell office:value-type="float" office:value="57" table:style-name="ce22">
            <text:p>5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8: Ward 88</text:p>
          </table:table-cell>
          <table:table-cell office:value-type="float" office:value="4730.0802800000001" table:style-name="ce21">
            <text:p>4730,08028</text:p>
          </table:table-cell>
          <table:table-cell office:value-type="float" office:value="2192.6080499999998" table:style-name="ce21">
            <text:p>2192,60805</text:p>
          </table:table-cell>
          <table:table-cell office:value-type="float" office:value="7264" table:style-name="ce22">
            <text:p>7264</text:p>
          </table:table-cell>
          <table:table-cell office:value-type="float" office:value="9799" table:style-name="ce22">
            <text:p>979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9: Ward 89</text:p>
          </table:table-cell>
          <table:table-cell office:value-type="float" office:value="10.64664" table:style-name="ce21">
            <text:p>10,64664</text:p>
          </table:table-cell>
          <table:table-cell office:value-type="float" office:value="8.2807200000000005" table:style-name="ce21">
            <text:p>8,28072</text:p>
          </table:table-cell>
          <table:table-cell office:value-type="float" office:value="20" table:style-name="ce22">
            <text:p>20</text:p>
          </table:table-cell>
          <table:table-cell office:value-type="float" office:value="44" table:style-name="ce22">
            <text:p>4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0: Ward 90</text:p>
          </table:table-cell>
          <table:table-cell office:value-type="float" office:value="33.122880000000002" table:style-name="ce21">
            <text:p>33,12288</text:p>
          </table:table-cell>
          <table:table-cell office:value-type="float" office:value="18.901949999999999" table:style-name="ce21">
            <text:p>18,90195</text:p>
          </table:table-cell>
          <table:table-cell office:value-type="float" office:value="52" table:style-name="ce22">
            <text:p>52</text:p>
          </table:table-cell>
          <table:table-cell office:value-type="float" office:value="50" table:style-name="ce22">
            <text:p>5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1: Ward 91</text:p>
          </table:table-cell>
          <table:table-cell office:value-type="float" office:value="35.463389999999997" table:style-name="ce21">
            <text:p>35,46339</text:p>
          </table:table-cell>
          <table:table-cell office:value-type="float" office:value="15.19552" table:style-name="ce21">
            <text:p>15,19552</text:p>
          </table:table-cell>
          <table:table-cell office:value-type="float" office:value="54" table:style-name="ce22">
            <text:p>54</text:p>
          </table:table-cell>
          <table:table-cell office:value-type="float" office:value="42" table:style-name="ce22">
            <text:p>4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2: Ward 92</text:p>
          </table:table-cell>
          <table:table-cell office:value-type="float" office:value="82.747910000000005" table:style-name="ce21">
            <text:p>82,74791</text:p>
          </table:table-cell>
          <table:table-cell office:value-type="float" office:value="20.09338" table:style-name="ce21">
            <text:p>20,09338</text:p>
          </table:table-cell>
          <table:table-cell office:value-type="float" office:value="115" table:style-name="ce22">
            <text:p>115</text:p>
          </table:table-cell>
          <table:table-cell office:value-type="float" office:value="128" table:style-name="ce22">
            <text:p>12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3: Ward 93</text:p>
          </table:table-cell>
          <table:table-cell office:value-type="float" office:value="20.110320000000002" table:style-name="ce21">
            <text:p>20,11032</text:p>
          </table:table-cell>
          <table:table-cell office:value-type="float" office:value="24.825220000000002" table:style-name="ce21">
            <text:p>24,82522</text:p>
          </table:table-cell>
          <table:table-cell office:value-type="float" office:value="50" table:style-name="ce22">
            <text:p>50</text:p>
          </table:table-cell>
          <table:table-cell office:value-type="float" office:value="47" table:style-name="ce22">
            <text:p>4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4: Ward 94</text:p>
          </table:table-cell>
          <table:table-cell office:value-type="float" office:value="52.04177" table:style-name="ce21">
            <text:p>52,04177</text:p>
          </table:table-cell>
          <table:table-cell office:value-type="float" office:value="23.64226" table:style-name="ce21">
            <text:p>23,64226</text:p>
          </table:table-cell>
          <table:table-cell office:value-type="float" office:value="89" table:style-name="ce22">
            <text:p>89</text:p>
          </table:table-cell>
          <table:table-cell office:value-type="float" office:value="156" table:style-name="ce22">
            <text:p>15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5: Ward 95</text:p>
          </table:table-cell>
          <table:table-cell office:value-type="float" office:value="66.228819999999999" table:style-name="ce21">
            <text:p>66,22882</text:p>
          </table:table-cell>
          <table:table-cell office:value-type="float" office:value="43.752580000000002" table:style-name="ce21">
            <text:p>43,75258</text:p>
          </table:table-cell>
          <table:table-cell office:value-type="float" office:value="111" table:style-name="ce22">
            <text:p>111</text:p>
          </table:table-cell>
          <table:table-cell office:value-type="float" office:value="123" table:style-name="ce22">
            <text:p>12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6: Ward 96</text:p>
          </table:table-cell>
          <table:table-cell office:value-type="float" office:value="123.01937" table:style-name="ce21">
            <text:p>123,01937</text:p>
          </table:table-cell>
          <table:table-cell office:value-type="float" office:value="33.07206" table:style-name="ce21">
            <text:p>33,07206</text:p>
          </table:table-cell>
          <table:table-cell office:value-type="float" office:value="176" table:style-name="ce22">
            <text:p>176</text:p>
          </table:table-cell>
          <table:table-cell office:value-type="float" office:value="295" table:style-name="ce22">
            <text:p>29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7: Ward 97</text:p>
          </table:table-cell>
          <table:table-cell office:value-type="float" office:value="63.659199999999998" table:style-name="ce21">
            <text:p>63,6592</text:p>
          </table:table-cell>
          <table:table-cell office:value-type="float" office:value="29.09338" table:style-name="ce21">
            <text:p>29,09338</text:p>
          </table:table-cell>
          <table:table-cell office:value-type="float" office:value="102" table:style-name="ce22">
            <text:p>102</text:p>
          </table:table-cell>
          <table:table-cell office:value-type="float" office:value="158" table:style-name="ce22">
            <text:p>15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8: Ward 98</text:p>
          </table:table-cell>
          <table:table-cell office:value-type="float" office:value="26.016649999999998" table:style-name="ce21">
            <text:p>26,01665</text:p>
          </table:table-cell>
          <table:table-cell office:value-type="float" office:value="17.73593" table:style-name="ce21">
            <text:p>17,73593</text:p>
          </table:table-cell>
          <table:table-cell office:value-type="float" office:value="47" table:style-name="ce22">
            <text:p>47</text:p>
          </table:table-cell>
          <table:table-cell office:value-type="float" office:value="47" table:style-name="ce22">
            <text:p>4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9: Ward 99</text:p>
          </table:table-cell>
          <table:table-cell office:value-type="float" office:value="8713.3246099999997" table:style-name="ce21">
            <text:p>8713,32461</text:p>
          </table:table-cell>
          <table:table-cell office:value-type="float" office:value="4914.4205499999998" table:style-name="ce21">
            <text:p>4914,42055</text:p>
          </table:table-cell>
          <table:table-cell office:value-type="float" office:value="15119" table:style-name="ce22">
            <text:p>15119</text:p>
          </table:table-cell>
          <table:table-cell office:value-type="float" office:value="21156" table:style-name="ce22">
            <text:p>2115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100: Ward 100</text:p>
          </table:table-cell>
          <table:table-cell office:value-type="float" office:value="7772.9133300000003" table:style-name="ce21">
            <text:p>7772,91333</text:p>
          </table:table-cell>
          <table:table-cell office:value-type="float" office:value="2225.7930000000001" table:style-name="ce21">
            <text:p>2225,793</text:p>
          </table:table-cell>
          <table:table-cell office:value-type="float" office:value="10902" table:style-name="ce22">
            <text:p>10902</text:p>
          </table:table-cell>
          <table:table-cell office:value-type="float" office:value="13876" table:style-name="ce22">
            <text:p>1387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101: Ward 101</text:p>
          </table:table-cell>
          <table:table-cell office:value-type="float" office:value="1185.56629" table:style-name="ce21">
            <text:p>1185,56629</text:p>
          </table:table-cell>
          <table:table-cell office:value-type="float" office:value="511.91825999999998" table:style-name="ce21">
            <text:p>511,91826</text:p>
          </table:table-cell>
          <table:table-cell office:value-type="float" office:value="1791" table:style-name="ce22">
            <text:p>1791</text:p>
          </table:table-cell>
          <table:table-cell office:value-type="float" office:value="2042" table:style-name="ce22">
            <text:p>2042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2: Ward 102</text:p>
          </table:table-cell>
          <table:table-cell office:value-type="float" office:value="1777.2367200000001" table:style-name="ce21">
            <text:p>1777,23672</text:p>
          </table:table-cell>
          <table:table-cell office:value-type="float" office:value="113.22027" table:style-name="ce21">
            <text:p>113,22027</text:p>
          </table:table-cell>
          <table:table-cell office:value-type="float" office:value="1926" table:style-name="ce22">
            <text:p>1926</text:p>
          </table:table-cell>
          <table:table-cell office:value-type="float" office:value="1655" table:style-name="ce22">
            <text:p>1655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3: Ward 103</text:p>
          </table:table-cell>
          <table:table-cell office:value-type="float" office:value="2648.0409800000002" table:style-name="ce21">
            <text:p>2648,04098</text:p>
          </table:table-cell>
          <table:table-cell office:value-type="float" office:value="282.51569000000001" table:style-name="ce21">
            <text:p>282,51569</text:p>
          </table:table-cell>
          <table:table-cell office:value-type="float" office:value="2987" table:style-name="ce22">
            <text:p>2987</text:p>
          </table:table-cell>
          <table:table-cell office:value-type="float" office:value="2777" table:style-name="ce22">
            <text:p>2777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4: Ward 104</text:p>
          </table:table-cell>
          <table:table-cell office:value-type="float" office:value="525.11566000000005" table:style-name="ce21">
            <text:p>525,11566</text:p>
          </table:table-cell>
          <table:table-cell office:value-type="float" office:value="320.23489000000001" table:style-name="ce21">
            <text:p>320,23489</text:p>
          </table:table-cell>
          <table:table-cell office:value-type="float" office:value="888" table:style-name="ce22">
            <text:p>888</text:p>
          </table:table-cell>
          <table:table-cell office:value-type="float" office:value="845" table:style-name="ce22">
            <text:p>845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5: Ward 105</text:p>
          </table:table-cell>
          <table:table-cell office:value-type="float" office:value="5094.2388300000002" table:style-name="ce21">
            <text:p>5094,23883</text:p>
          </table:table-cell>
          <table:table-cell office:value-type="float" office:value="906.62924999999996" table:style-name="ce21">
            <text:p>906,62925</text:p>
          </table:table-cell>
          <table:table-cell office:value-type="float" office:value="6105" table:style-name="ce22">
            <text:p>6105</text:p>
          </table:table-cell>
          <table:table-cell office:value-type="float" office:value="6454" table:style-name="ce22">
            <text:p>6454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6: Ward 106</text:p>
          </table:table-cell>
          <table:table-cell office:value-type="float" office:value="4375.1177100000004" table:style-name="ce21">
            <text:p>4375,11771</text:p>
          </table:table-cell>
          <table:table-cell office:value-type="float" office:value="3990.1075999999998" table:style-name="ce21">
            <text:p>3990,1076</text:p>
          </table:table-cell>
          <table:table-cell office:value-type="float" office:value="8752" table:style-name="ce22">
            <text:p>8752</text:p>
          </table:table-cell>
          <table:table-cell office:value-type="float" office:value="11998" table:style-name="ce22">
            <text:p>11998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7: Ward 107</text:p>
          </table:table-cell>
          <table:table-cell office:value-type="float" office:value="1734.8205599999999" table:style-name="ce21">
            <text:p>1734,82056</text:p>
          </table:table-cell>
          <table:table-cell office:value-type="float" office:value="158.38959" table:style-name="ce21">
            <text:p>158,38959</text:p>
          </table:table-cell>
          <table:table-cell office:value-type="float" office:value="1915" table:style-name="ce22">
            <text:p>1915</text:p>
          </table:table-cell>
          <table:table-cell office:value-type="float" office:value="1508" table:style-name="ce22">
            <text:p>1508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8: Ward 108</text:p>
          </table:table-cell>
          <table:table-cell office:value-type="float" office:value="643.75654999999995" table:style-name="ce21">
            <text:p>643,75655</text:p>
          </table:table-cell>
          <table:table-cell office:value-type="float" office:value="187.85736" table:style-name="ce21">
            <text:p>187,85736</text:p>
          </table:table-cell>
          <table:table-cell office:value-type="float" office:value="844" table:style-name="ce22">
            <text:p>844</text:p>
          </table:table-cell>
          <table:table-cell office:value-type="float" office:value="1096" table:style-name="ce22">
            <text:p>1096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9: Ward 109</text:p>
          </table:table-cell>
          <table:table-cell office:value-type="float" office:value="9669.0596100000002" table:style-name="ce21">
            <text:p>9669,05961</text:p>
          </table:table-cell>
          <table:table-cell office:value-type="float" office:value="2797.9566199999999" table:style-name="ce21">
            <text:p>2797,95662</text:p>
          </table:table-cell>
          <table:table-cell office:value-type="float" office:value="13135" table:style-name="ce22">
            <text:p>13135</text:p>
          </table:table-cell>
          <table:table-cell office:value-type="float" office:value="16205" table:style-name="ce22">
            <text:p>16205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10: Ward 110</text:p>
          </table:table-cell>
          <table:table-cell office:value-type="float" office:value="9629.0845599999993" table:style-name="ce21">
            <text:p>9629,08456</text:p>
          </table:table-cell>
          <table:table-cell office:value-type="float" office:value="2179.6145999999999" table:style-name="ce21">
            <text:p>2179,6146</text:p>
          </table:table-cell>
          <table:table-cell office:value-type="float" office:value="12309" table:style-name="ce22">
            <text:p>12309</text:p>
          </table:table-cell>
          <table:table-cell office:value-type="float" office:value="13017" table:style-name="ce22">
            <text:p>13017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11: Ward 111</text:p>
          </table:table-cell>
          <table:table-cell office:value-type="float" office:value="6250.5629900000004" table:style-name="ce21">
            <text:p>6250,56299</text:p>
          </table:table-cell>
          <table:table-cell office:value-type="float" office:value="1213.75647" table:style-name="ce21">
            <text:p>1213,75647</text:p>
          </table:table-cell>
          <table:table-cell office:value-type="float" office:value="7919" table:style-name="ce22">
            <text:p>7919</text:p>
          </table:table-cell>
          <table:table-cell office:value-type="float" office:value="9112" table:style-name="ce22">
            <text:p>9112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Total</text:p>
          </table:table-cell>
          <table:table-cell office:value-type="float" office:value="512550.98239000002" table:style-name="ce21">
            <text:p>512550,9824</text:p>
          </table:table-cell>
          <table:table-cell office:value-type="float" office:value="150262.78406999999" table:style-name="ce21">
            <text:p>150262,7841</text:p>
          </table:table-cell>
          <table:table-cell office:value-type="float" office:value="699823" table:style-name="ce22">
            <text:p>699823</text:p>
          </table:table-cell>
          <table:table-cell office:value-type="float" office:value="885463" table:style-name="ce22">
            <text:p>885463</text:p>
          </table:table-cell>
          <table:table-cell table:number-columns-repeated="16378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32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2" table:style-name="ta1">
        <table:table-column table:style-name="co1" table:default-cell-style-name="ce32"/>
        <table:table-column table:style-name="co2" table:default-cell-style-name="ce32"/>
        <table:table-column table:style-name="co2" table:number-columns-repeated="4" table:default-cell-style-name="ce2"/>
        <table:table-column table:style-name="co2" table:number-columns-repeated="5" table:default-cell-style-name="ce2"/>
        <table:table-column table:style-name="co2" table:number-columns-repeated="16373" table:default-cell-style-name="ce2"/>
        <table:table-row table:style-name="ro1">
          <table:table-cell table:style-name="ce31">
            <draw:frame draw:z-index="1" draw:id="id2" draw:style-name="a2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31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Official employment status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2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32"/>
          <table:table-cell table:number-columns-repeated="16382" table:style-name="ce2"/>
        </table:table-row>
        <table:table-row table:style-name="ro4">
          <table:table-cell office:value-type="string" table:style-name="ce36">
            <text:p>Default Summation</text:p>
          </table:table-cell>
          <table:table-cell office:value-type="string" table:style-name="ce33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34">
            <text:p><text:s/>Indian or Asian</text:p>
          </table:table-cell>
          <table:table-cell table:style-name="ce32"/>
          <table:table-cell table:number-columns-repeated="16382" table:style-name="ce2"/>
        </table:table-row>
        <table:table-row table:style-name="ro5">
          <table:table-cell office:value-type="string" table:style-name="ce34">
            <text:p>Official employment status</text:p>
          </table:table-cell>
          <table:table-cell table:style-name="ce32"/>
          <table:table-cell office:value-type="string" table:style-name="ce3">
            <text:p>Employed</text:p>
          </table:table-cell>
          <table:table-cell office:value-type="string" table:style-name="ce3">
            <text:p>Unemployed</text:p>
          </table:table-cell>
          <table:table-cell office:value-type="string" table:style-name="ce3">
            <text:p>Total Labour Force</text:p>
          </table:table-cell>
          <table:table-cell office:value-type="string" table:style-name="ce3">
            <text:p>Not Economically Active</text:p>
          </table:table-cell>
          <table:table-cell table:number-columns-repeated="16378"/>
        </table:table-row>
        <table:table-row table:style-name="ro5">
          <table:table-cell table:style-name="ce32"/>
          <table:table-cell office:value-type="string" table:style-name="ce34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32"/>
          <table:table-cell office:value-type="string" table:style-name="ce35">
            <text:p>19100001: Ward 1</text:p>
          </table:table-cell>
          <table:table-cell office:value-type="float" office:value="640.29278999999997" table:style-name="ce23">
            <text:p>640,29279</text:p>
          </table:table-cell>
          <table:table-cell office:value-type="float" office:value="22.41011" table:style-name="ce23">
            <text:p>22,41011</text:p>
          </table:table-cell>
          <table:table-cell office:value-type="float" office:value="666" table:style-name="ce24">
            <text:p>666</text:p>
          </table:table-cell>
          <table:table-cell office:value-type="float" office:value="754" table:style-name="ce24">
            <text:p>754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19100002: Ward 2</text:p>
          </table:table-cell>
          <table:table-cell office:value-type="float" office:value="303.39004" table:style-name="ce23">
            <text:p>303,39004</text:p>
          </table:table-cell>
          <table:table-cell office:value-type="float" office:value="6.1676399999999996" table:style-name="ce23">
            <text:p>6,16764</text:p>
          </table:table-cell>
          <table:table-cell office:value-type="float" office:value="310" table:style-name="ce24">
            <text:p>310</text:p>
          </table:table-cell>
          <table:table-cell office:value-type="float" office:value="251" table:style-name="ce24">
            <text:p>251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19100003: Ward 3</text:p>
          </table:table-cell>
          <table:table-cell office:value-type="float" office:value="198.91388000000001" table:style-name="ce23">
            <text:p>198,91388</text:p>
          </table:table-cell>
          <table:table-cell office:value-type="float" office:value="17.454249999999998" table:style-name="ce23">
            <text:p>17,45425</text:p>
          </table:table-cell>
          <table:table-cell office:value-type="float" office:value="218" table:style-name="ce24">
            <text:p>218</text:p>
          </table:table-cell>
          <table:table-cell office:value-type="float" office:value="230" table:style-name="ce24">
            <text:p>230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19100004: Ward 4</text:p>
          </table:table-cell>
          <table:table-cell office:value-type="float" office:value="666.36879999999996" table:style-name="ce23">
            <text:p>666,3688</text:p>
          </table:table-cell>
          <table:table-cell office:value-type="float" office:value="45.114579999999997" table:style-name="ce23">
            <text:p>45,11458</text:p>
          </table:table-cell>
          <table:table-cell office:value-type="float" office:value="719" table:style-name="ce24">
            <text:p>719</text:p>
          </table:table-cell>
          <table:table-cell office:value-type="float" office:value="531" table:style-name="ce24">
            <text:p>531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19100005: Ward 5</text:p>
          </table:table-cell>
          <table:table-cell office:value-type="float" office:value="149.80135000000001" table:style-name="ce23">
            <text:p>149,80135</text:p>
          </table:table-cell>
          <table:table-cell office:value-type="float" office:value="13.17787" table:style-name="ce23">
            <text:p>13,17787</text:p>
          </table:table-cell>
          <table:table-cell office:value-type="float" office:value="164" table:style-name="ce24">
            <text:p>164</text:p>
          </table:table-cell>
          <table:table-cell office:value-type="float" office:value="138" table:style-name="ce24">
            <text:p>13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6: Ward 6</text:p>
          </table:table-cell>
          <table:table-cell office:value-type="float" office:value="27.474710000000002" table:style-name="ce23">
            <text:p>27,47471</text:p>
          </table:table-cell>
          <table:table-cell office:value-type="float" office:value="3.7440799999999999" table:style-name="ce23">
            <text:p>3,74408</text:p>
          </table:table-cell>
          <table:table-cell office:value-type="float" office:value="32" table:style-name="ce24">
            <text:p>32</text:p>
          </table:table-cell>
          <table:table-cell office:value-type="float" office:value="25" table:style-name="ce24">
            <text:p>2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7: Ward 7</text:p>
          </table:table-cell>
          <table:table-cell office:value-type="float" office:value="82.657250000000005" table:style-name="ce23">
            <text:p>82,65725</text:p>
          </table:table-cell>
          <table:table-cell office:value-type="float" office:value="15.03069" table:style-name="ce23">
            <text:p>15,03069</text:p>
          </table:table-cell>
          <table:table-cell office:value-type="float" office:value="104" table:style-name="ce24">
            <text:p>104</text:p>
          </table:table-cell>
          <table:table-cell office:value-type="float" office:value="81" table:style-name="ce24">
            <text:p>8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8: Ward 8</text:p>
          </table:table-cell>
          <table:table-cell office:value-type="float" office:value="149.24083999999999" table:style-name="ce23">
            <text:p>149,24084</text:p>
          </table:table-cell>
          <table:table-cell office:value-type="float" office:value="8.4337900000000001" table:style-name="ce23">
            <text:p>8,43379</text:p>
          </table:table-cell>
          <table:table-cell office:value-type="float" office:value="159" table:style-name="ce24">
            <text:p>159</text:p>
          </table:table-cell>
          <table:table-cell office:value-type="float" office:value="118" table:style-name="ce24">
            <text:p>11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9: Ward 9</text:p>
          </table:table-cell>
          <table:table-cell office:value-type="float" office:value="84.3797" table:style-name="ce23">
            <text:p>84,3797</text:p>
          </table:table-cell>
          <table:table-cell office:value-type="float" office:value="13.601430000000001" table:style-name="ce23">
            <text:p>13,60143</text:p>
          </table:table-cell>
          <table:table-cell office:value-type="float" office:value="104" table:style-name="ce24">
            <text:p>104</text:p>
          </table:table-cell>
          <table:table-cell office:value-type="float" office:value="175" table:style-name="ce24">
            <text:p>17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0: Ward 10</text:p>
          </table:table-cell>
          <table:table-cell office:value-type="float" office:value="173.52058" table:style-name="ce23">
            <text:p>173,52058</text:p>
          </table:table-cell>
          <table:table-cell office:value-type="float" office:value="13.335279999999999" table:style-name="ce23">
            <text:p>13,33528</text:p>
          </table:table-cell>
          <table:table-cell office:value-type="float" office:value="187" table:style-name="ce24">
            <text:p>187</text:p>
          </table:table-cell>
          <table:table-cell office:value-type="float" office:value="258" table:style-name="ce24">
            <text:p>25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1: Ward 11</text:p>
          </table:table-cell>
          <table:table-cell office:value-type="float" office:value="115.65286" table:style-name="ce23">
            <text:p>115,65286</text:p>
          </table:table-cell>
          <table:table-cell office:value-type="float" office:value="9.9117200000000008" table:style-name="ce23">
            <text:p>9,91172</text:p>
          </table:table-cell>
          <table:table-cell office:value-type="float" office:value="127" table:style-name="ce24">
            <text:p>127</text:p>
          </table:table-cell>
          <table:table-cell office:value-type="float" office:value="129" table:style-name="ce24">
            <text:p>12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2: Ward 12</text:p>
          </table:table-cell>
          <table:table-cell office:value-type="float" office:value="80.016210000000001" table:style-name="ce23">
            <text:p>80,01621</text:p>
          </table:table-cell>
          <table:table-cell office:value-type="float" office:value="25.827970000000001" table:style-name="ce23">
            <text:p>25,82797</text:p>
          </table:table-cell>
          <table:table-cell office:value-type="float" office:value="116" table:style-name="ce24">
            <text:p>116</text:p>
          </table:table-cell>
          <table:table-cell office:value-type="float" office:value="144" table:style-name="ce24">
            <text:p>14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3: Ward 13</text:p>
          </table:table-cell>
          <table:table-cell office:value-type="float" office:value="54.51446" table:style-name="ce23">
            <text:p>54,51446</text:p>
          </table:table-cell>
          <table:table-cell office:value-type="float" office:value="27.311599999999999" table:style-name="ce23">
            <text:p>27,3116</text:p>
          </table:table-cell>
          <table:table-cell office:value-type="float" office:value="86" table:style-name="ce24">
            <text:p>86</text:p>
          </table:table-cell>
          <table:table-cell office:value-type="float" office:value="71" table:style-name="ce24">
            <text:p>7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4: Ward 14</text:p>
          </table:table-cell>
          <table:table-cell office:value-type="float" office:value="130.61324999999999" table:style-name="ce23">
            <text:p>130,61325</text:p>
          </table:table-cell>
          <table:table-cell office:value-type="float" office:value="11.28661" table:style-name="ce23">
            <text:p>11,28661</text:p>
          </table:table-cell>
          <table:table-cell office:value-type="float" office:value="144" table:style-name="ce24">
            <text:p>144</text:p>
          </table:table-cell>
          <table:table-cell office:value-type="float" office:value="96" table:style-name="ce24">
            <text:p>9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5: Ward 15</text:p>
          </table:table-cell>
          <table:table-cell office:value-type="float" office:value="78.489609999999999" table:style-name="ce23">
            <text:p>78,48961</text:p>
          </table:table-cell>
          <table:table-cell office:value-type="float" office:value="9.8029799999999998" table:style-name="ce23">
            <text:p>9,80298</text:p>
          </table:table-cell>
          <table:table-cell office:value-type="float" office:value="90" table:style-name="ce24">
            <text:p>90</text:p>
          </table:table-cell>
          <table:table-cell office:value-type="float" office:value="144" table:style-name="ce24">
            <text:p>14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6: Ward 16</text:p>
          </table:table-cell>
          <table:table-cell office:value-type="float" office:value="72.327669999999998" table:style-name="ce23">
            <text:p>72,32767</text:p>
          </table:table-cell>
          <table:table-cell office:value-type="float" office:value="19.611660000000001" table:style-name="ce23">
            <text:p>19,61166</text:p>
          </table:table-cell>
          <table:table-cell office:value-type="float" office:value="98" table:style-name="ce24">
            <text:p>98</text:p>
          </table:table-cell>
          <table:table-cell office:value-type="float" office:value="114" table:style-name="ce24">
            <text:p>11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7: Ward 17</text:p>
          </table:table-cell>
          <table:table-cell office:value-type="float" office:value="101.21454" table:style-name="ce23">
            <text:p>101,21454</text:p>
          </table:table-cell>
          <table:table-cell office:value-type="float" office:value="9.8029799999999998" table:style-name="ce23">
            <text:p>9,80298</text:p>
          </table:table-cell>
          <table:table-cell office:value-type="float" office:value="112" table:style-name="ce24">
            <text:p>112</text:p>
          </table:table-cell>
          <table:table-cell office:value-type="float" office:value="183" table:style-name="ce24">
            <text:p>18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8: Ward 18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4" table:style-name="ce24">
            <text:p>4</text:p>
          </table:table-cell>
          <table:table-cell office:value-type="float" office:value="15" table:style-name="ce24">
            <text:p>1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9: Ward 19</text:p>
          </table:table-cell>
          <table:table-cell office:value-type="float" office:value="105.07306" table:style-name="ce23">
            <text:p>105,07306</text:p>
          </table:table-cell>
          <table:table-cell office:value-type="float" office:value="29.517679999999999" table:style-name="ce23">
            <text:p>29,51768</text:p>
          </table:table-cell>
          <table:table-cell office:value-type="float" office:value="140" table:style-name="ce24">
            <text:p>140</text:p>
          </table:table-cell>
          <table:table-cell office:value-type="float" office:value="137" table:style-name="ce24">
            <text:p>13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0: Ward 20</text:p>
          </table:table-cell>
          <table:table-cell office:value-type="float" office:value="42.179180000000002" table:style-name="ce23">
            <text:p>42,17918</text:p>
          </table:table-cell>
          <table:table-cell office:value-type="float" office:value="32.430570000000003" table:style-name="ce23">
            <text:p>32,43057</text:p>
          </table:table-cell>
          <table:table-cell office:value-type="float" office:value="77" table:style-name="ce24">
            <text:p>77</text:p>
          </table:table-cell>
          <table:table-cell office:value-type="float" office:value="107" table:style-name="ce24">
            <text:p>10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1: Ward 21</text:p>
          </table:table-cell>
          <table:table-cell office:value-type="float" office:value="113.22929999999999" table:style-name="ce23">
            <text:p>113,2293</text:p>
          </table:table-cell>
          <table:table-cell office:value-type="float" office:value="6.9014899999999999" table:style-name="ce23">
            <text:p>6,90149</text:p>
          </table:table-cell>
          <table:table-cell office:value-type="float" office:value="120" table:style-name="ce24">
            <text:p>120</text:p>
          </table:table-cell>
          <table:table-cell office:value-type="float" office:value="90" table:style-name="ce24">
            <text:p>9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2: Ward 22</text:p>
          </table:table-cell>
          <table:table-cell office:value-type="float" office:value="103.27461" table:style-name="ce23">
            <text:p>103,27461</text:p>
          </table:table-cell>
          <table:table-cell office:value-type="float" office:value="19.87781" table:style-name="ce23">
            <text:p>19,87781</text:p>
          </table:table-cell>
          <table:table-cell office:value-type="float" office:value="129" table:style-name="ce24">
            <text:p>129</text:p>
          </table:table-cell>
          <table:table-cell office:value-type="float" office:value="197" table:style-name="ce24">
            <text:p>19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3: Ward 23</text:p>
          </table:table-cell>
          <table:table-cell office:value-type="float" office:value="404.76675" table:style-name="ce23">
            <text:p>404,76675</text:p>
          </table:table-cell>
          <table:table-cell office:value-type="float" office:value="11.945119999999999" table:style-name="ce23">
            <text:p>11,94512</text:p>
          </table:table-cell>
          <table:table-cell office:value-type="float" office:value="418" table:style-name="ce24">
            <text:p>418</text:p>
          </table:table-cell>
          <table:table-cell office:value-type="float" office:value="294" table:style-name="ce24">
            <text:p>29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4: Ward 24</text:p>
          </table:table-cell>
          <table:table-cell office:value-type="float" office:value="19.769069999999999" table:style-name="ce23">
            <text:p>19,76907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27" table:style-name="ce24">
            <text:p>27</text:p>
          </table:table-cell>
          <table:table-cell office:value-type="float" office:value="58" table:style-name="ce24">
            <text:p>5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5: Ward 25</text:p>
          </table:table-cell>
          <table:table-cell office:value-type="float" office:value="989.64219000000003" table:style-name="ce23">
            <text:p>989,64219</text:p>
          </table:table-cell>
          <table:table-cell office:value-type="float" office:value="102.97002000000001" table:style-name="ce23">
            <text:p>102,97002</text:p>
          </table:table-cell>
          <table:table-cell office:value-type="float" office:value="1156" table:style-name="ce24">
            <text:p>1156</text:p>
          </table:table-cell>
          <table:table-cell office:value-type="float" office:value="1641" table:style-name="ce24">
            <text:p>164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6: Ward 26</text:p>
          </table:table-cell>
          <table:table-cell office:value-type="float" office:value="285.11570999999998" table:style-name="ce23">
            <text:p>285,11571</text:p>
          </table:table-cell>
          <table:table-cell office:value-type="float" office:value="30.680789999999998" table:style-name="ce23">
            <text:p>30,68079</text:p>
          </table:table-cell>
          <table:table-cell office:value-type="float" office:value="322" table:style-name="ce24">
            <text:p>322</text:p>
          </table:table-cell>
          <table:table-cell office:value-type="float" office:value="335" table:style-name="ce24">
            <text:p>33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7: Ward 27</text:p>
          </table:table-cell>
          <table:table-cell office:value-type="float" office:value="471.62619999999998" table:style-name="ce23">
            <text:p>471,6262</text:p>
          </table:table-cell>
          <table:table-cell office:value-type="float" office:value="33.3705" table:style-name="ce23">
            <text:p>33,3705</text:p>
          </table:table-cell>
          <table:table-cell office:value-type="float" office:value="515" table:style-name="ce24">
            <text:p>515</text:p>
          </table:table-cell>
          <table:table-cell office:value-type="float" office:value="547" table:style-name="ce24">
            <text:p>54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8: Ward 28</text:p>
          </table:table-cell>
          <table:table-cell office:value-type="float" office:value="47.80312" table:style-name="ce23">
            <text:p>47,80312</text:p>
          </table:table-cell>
          <table:table-cell office:value-type="float" office:value="14.921950000000001" table:style-name="ce23">
            <text:p>14,92195</text:p>
          </table:table-cell>
          <table:table-cell office:value-type="float" office:value="64" table:style-name="ce24">
            <text:p>64</text:p>
          </table:table-cell>
          <table:table-cell office:value-type="float" office:value="100" table:style-name="ce24">
            <text:p>10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9: Ward 29</text:p>
          </table:table-cell>
          <table:table-cell office:value-type="float" office:value="51.819049999999997" table:style-name="ce23">
            <text:p>51,81905</text:p>
          </table:table-cell>
          <table:table-cell office:value-type="float" office:value="18.611660000000001" table:style-name="ce23">
            <text:p>18,61166</text:p>
          </table:table-cell>
          <table:table-cell office:value-type="float" office:value="74" table:style-name="ce24">
            <text:p>74</text:p>
          </table:table-cell>
          <table:table-cell office:value-type="float" office:value="52" table:style-name="ce24">
            <text:p>5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0: Ward 30</text:p>
          </table:table-cell>
          <table:table-cell office:value-type="float" office:value="79.076279999999997" table:style-name="ce23">
            <text:p>79,07628</text:p>
          </table:table-cell>
          <table:table-cell office:value-type="float" office:value="12.38965" table:style-name="ce23">
            <text:p>12,38965</text:p>
          </table:table-cell>
          <table:table-cell office:value-type="float" office:value="99" table:style-name="ce24">
            <text:p>99</text:p>
          </table:table-cell>
          <table:table-cell office:value-type="float" office:value="133" table:style-name="ce24">
            <text:p>13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1: Ward 31</text:p>
          </table:table-cell>
          <table:table-cell office:value-type="float" office:value="50.716009999999997" table:style-name="ce23">
            <text:p>50,71601</text:p>
          </table:table-cell>
          <table:table-cell office:value-type="float" office:value="8.5368300000000001" table:style-name="ce23">
            <text:p>8,53683</text:p>
          </table:table-cell>
          <table:table-cell office:value-type="float" office:value="64" table:style-name="ce24">
            <text:p>64</text:p>
          </table:table-cell>
          <table:table-cell office:value-type="float" office:value="97" table:style-name="ce24">
            <text:p>9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2: Ward 32</text:p>
          </table:table-cell>
          <table:table-cell office:value-type="float" office:value="56.99239" table:style-name="ce23">
            <text:p>56,99239</text:p>
          </table:table-cell>
          <table:table-cell office:value-type="float" office:value="16.079360000000001" table:style-name="ce23">
            <text:p>16,07936</text:p>
          </table:table-cell>
          <table:table-cell office:value-type="float" office:value="77" table:style-name="ce24">
            <text:p>77</text:p>
          </table:table-cell>
          <table:table-cell office:value-type="float" office:value="86" table:style-name="ce24">
            <text:p>8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3: Ward 33</text:p>
          </table:table-cell>
          <table:table-cell office:value-type="float" office:value="15.08506" table:style-name="ce23">
            <text:p>15,08506</text:p>
          </table:table-cell>
          <table:table-cell office:value-type="float" office:value="6.3307500000000001" table:style-name="ce23">
            <text:p>6,33075</text:p>
          </table:table-cell>
          <table:table-cell office:value-type="float" office:value="23" table:style-name="ce24">
            <text:p>23</text:p>
          </table:table-cell>
          <table:table-cell office:value-type="float" office:value="17" table:style-name="ce24">
            <text:p>1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4: Ward 34</text:p>
          </table:table-cell>
          <table:table-cell office:value-type="float" office:value="17.39988" table:style-name="ce23">
            <text:p>17,39988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20" table:style-name="ce24">
            <text:p>20</text:p>
          </table:table-cell>
          <table:table-cell office:value-type="float" office:value="6" table:style-name="ce24">
            <text:p>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5: Ward 35</text:p>
          </table:table-cell>
          <table:table-cell office:value-type="float" office:value="13.54706" table:style-name="ce23">
            <text:p>13,54706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16" table:style-name="ce24">
            <text:p>16</text:p>
          </table:table-cell>
          <table:table-cell office:value-type="float" office:value="20" table:style-name="ce24">
            <text:p>2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6: Ward 36</text:p>
          </table:table-cell>
          <table:table-cell office:value-type="float" office:value="6.2763799999999996" table:style-name="ce23">
            <text:p>6,27638</text:p>
          </table:table-cell>
          <table:table-cell office:value-type="float" office:value="6.22201" table:style-name="ce23">
            <text:p>6,22201</text:p>
          </table:table-cell>
          <table:table-cell office:value-type="float" office:value="12" table:style-name="ce24">
            <text:p>12</text:p>
          </table:table-cell>
          <table:table-cell office:value-type="float" office:value="9" table:style-name="ce24">
            <text:p>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7: Ward 37</text:p>
          </table:table-cell>
          <table:table-cell office:value-type="float" office:value="9.9660899999999994" table:style-name="ce23">
            <text:p>9,96609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12" table:style-name="ce24">
            <text:p>12</text:p>
          </table:table-cell>
          <table:table-cell office:value-type="float" office:value="5" table:style-name="ce24">
            <text:p>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8: Ward 38</text:p>
          </table:table-cell>
          <table:table-cell office:value-type="float" office:value="5.01023" table:style-name="ce23">
            <text:p>5,01023</text:p>
          </table:table-cell>
          <table:table-cell office:value-type="float" office:value="0" table:style-name="ce23">
            <text:p>0</text:p>
          </table:table-cell>
          <table:table-cell office:value-type="float" office:value="5" table:style-name="ce24">
            <text:p>5</text:p>
          </table:table-cell>
          <table:table-cell office:value-type="float" office:value="9" table:style-name="ce24">
            <text:p>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9: Ward 39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0" table:style-name="ce23">
            <text:p>0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0: Ward 40</text:p>
          </table:table-cell>
          <table:table-cell office:value-type="float" office:value="7.4881599999999997" table:style-name="ce23">
            <text:p>7,48816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9" table:style-name="ce24">
            <text:p>9</text:p>
          </table:table-cell>
          <table:table-cell office:value-type="float" office:value="8" table:style-name="ce24">
            <text:p>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1: Ward 41</text:p>
          </table:table-cell>
          <table:table-cell office:value-type="float" office:value="3.7984499999999999" table:style-name="ce23">
            <text:p>3,79845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5" table:style-name="ce24">
            <text:p>5</text:p>
          </table:table-cell>
          <table:table-cell office:value-type="float" office:value="13" table:style-name="ce24">
            <text:p>1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2: Ward 42</text:p>
          </table:table-cell>
          <table:table-cell office:value-type="float" office:value="21.089590000000001" table:style-name="ce23">
            <text:p>21,08959</text:p>
          </table:table-cell>
          <table:table-cell office:value-type="float" office:value="7.4337900000000001" table:style-name="ce23">
            <text:p>7,43379</text:p>
          </table:table-cell>
          <table:table-cell office:value-type="float" office:value="29" table:style-name="ce24">
            <text:p>29</text:p>
          </table:table-cell>
          <table:table-cell office:value-type="float" office:value="42" table:style-name="ce24">
            <text:p>4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3: Ward 43</text:p>
          </table:table-cell>
          <table:table-cell office:value-type="float" office:value="204.58079000000001" table:style-name="ce23">
            <text:p>204,58079</text:p>
          </table:table-cell>
          <table:table-cell office:value-type="float" office:value="38.38073" table:style-name="ce23">
            <text:p>38,38073</text:p>
          </table:table-cell>
          <table:table-cell office:value-type="float" office:value="249" table:style-name="ce24">
            <text:p>249</text:p>
          </table:table-cell>
          <table:table-cell office:value-type="float" office:value="237" table:style-name="ce24">
            <text:p>23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4: Ward 44</text:p>
          </table:table-cell>
          <table:table-cell office:value-type="float" office:value="115.31100000000001" table:style-name="ce23">
            <text:p>115,311</text:p>
          </table:table-cell>
          <table:table-cell office:value-type="float" office:value="23.404409999999999" table:style-name="ce23">
            <text:p>23,40441</text:p>
          </table:table-cell>
          <table:table-cell office:value-type="float" office:value="141" table:style-name="ce24">
            <text:p>141</text:p>
          </table:table-cell>
          <table:table-cell office:value-type="float" office:value="123" table:style-name="ce24">
            <text:p>12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5: Ward 45</text:p>
          </table:table-cell>
          <table:table-cell office:value-type="float" office:value="34.636650000000003" table:style-name="ce23">
            <text:p>34,63665</text:p>
          </table:table-cell>
          <table:table-cell office:value-type="float" office:value="28.903970000000001" table:style-name="ce23">
            <text:p>28,90397</text:p>
          </table:table-cell>
          <table:table-cell office:value-type="float" office:value="65" table:style-name="ce24">
            <text:p>65</text:p>
          </table:table-cell>
          <table:table-cell office:value-type="float" office:value="102" table:style-name="ce24">
            <text:p>10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6: Ward 46</text:p>
          </table:table-cell>
          <table:table-cell office:value-type="float" office:value="383.22487000000001" table:style-name="ce23">
            <text:p>383,22487</text:p>
          </table:table-cell>
          <table:table-cell office:value-type="float" office:value="59.579059999999998" table:style-name="ce23">
            <text:p>59,57906</text:p>
          </table:table-cell>
          <table:table-cell office:value-type="float" office:value="463" table:style-name="ce24">
            <text:p>463</text:p>
          </table:table-cell>
          <table:table-cell office:value-type="float" office:value="537" table:style-name="ce24">
            <text:p>53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7: Ward 47</text:p>
          </table:table-cell>
          <table:table-cell office:value-type="float" office:value="39.266289999999998" table:style-name="ce23">
            <text:p>39,26629</text:p>
          </table:table-cell>
          <table:table-cell office:value-type="float" office:value="18.611660000000001" table:style-name="ce23">
            <text:p>18,61166</text:p>
          </table:table-cell>
          <table:table-cell office:value-type="float" office:value="59" table:style-name="ce24">
            <text:p>59</text:p>
          </table:table-cell>
          <table:table-cell office:value-type="float" office:value="88" table:style-name="ce24">
            <text:p>8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8: Ward 48</text:p>
          </table:table-cell>
          <table:table-cell office:value-type="float" office:value="3139.2825800000001" table:style-name="ce23">
            <text:p>3139,28258</text:p>
          </table:table-cell>
          <table:table-cell office:value-type="float" office:value="354.28962000000001" table:style-name="ce23">
            <text:p>354,28962</text:p>
          </table:table-cell>
          <table:table-cell office:value-type="float" office:value="3618" table:style-name="ce24">
            <text:p>3618</text:p>
          </table:table-cell>
          <table:table-cell office:value-type="float" office:value="4758" table:style-name="ce24">
            <text:p>475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9: Ward 49</text:p>
          </table:table-cell>
          <table:table-cell office:value-type="float" office:value="197.71628999999999" table:style-name="ce23">
            <text:p>197,71629</text:p>
          </table:table-cell>
          <table:table-cell office:value-type="float" office:value="21.29684" table:style-name="ce23">
            <text:p>21,29684</text:p>
          </table:table-cell>
          <table:table-cell office:value-type="float" office:value="223" table:style-name="ce24">
            <text:p>223</text:p>
          </table:table-cell>
          <table:table-cell office:value-type="float" office:value="250" table:style-name="ce24">
            <text:p>25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0: Ward 50</text:p>
          </table:table-cell>
          <table:table-cell office:value-type="float" office:value="47.135039999999996" table:style-name="ce23">
            <text:p>47,13504</text:p>
          </table:table-cell>
          <table:table-cell office:value-type="float" office:value="16.079360000000001" table:style-name="ce23">
            <text:p>16,07936</text:p>
          </table:table-cell>
          <table:table-cell office:value-type="float" office:value="67" table:style-name="ce24">
            <text:p>67</text:p>
          </table:table-cell>
          <table:table-cell office:value-type="float" office:value="82" table:style-name="ce24">
            <text:p>8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1: Ward 51</text:p>
          </table:table-cell>
          <table:table-cell office:value-type="float" office:value="7.5425300000000002" table:style-name="ce23">
            <text:p>7,54253</text:p>
          </table:table-cell>
          <table:table-cell office:value-type="float" office:value="4.9014899999999999" table:style-name="ce23">
            <text:p>4,90149</text:p>
          </table:table-cell>
          <table:table-cell office:value-type="float" office:value="15" table:style-name="ce24">
            <text:p>15</text:p>
          </table:table-cell>
          <table:table-cell office:value-type="float" office:value="6" table:style-name="ce24">
            <text:p>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2: Ward 52</text:p>
          </table:table-cell>
          <table:table-cell office:value-type="float" office:value="3.6353399999999998" table:style-name="ce23">
            <text:p>3,63534</text:p>
          </table:table-cell>
          <table:table-cell office:value-type="float" office:value="1.2117800000000001" table:style-name="ce23">
            <text:p>1,21178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3: Ward 53</text:p>
          </table:table-cell>
          <table:table-cell office:value-type="float" office:value="437.14125999999999" table:style-name="ce23">
            <text:p>437,14126</text:p>
          </table:table-cell>
          <table:table-cell office:value-type="float" office:value="10.85735" table:style-name="ce23">
            <text:p>10,85735</text:p>
          </table:table-cell>
          <table:table-cell office:value-type="float" office:value="452" table:style-name="ce24">
            <text:p>452</text:p>
          </table:table-cell>
          <table:table-cell office:value-type="float" office:value="547" table:style-name="ce24">
            <text:p>54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4: Ward 54</text:p>
          </table:table-cell>
          <table:table-cell office:value-type="float" office:value="350.07330999999999" table:style-name="ce23">
            <text:p>350,07331</text:p>
          </table:table-cell>
          <table:table-cell office:value-type="float" office:value="22.138259999999999" table:style-name="ce23">
            <text:p>22,13826</text:p>
          </table:table-cell>
          <table:table-cell office:value-type="float" office:value="373" table:style-name="ce24">
            <text:p>373</text:p>
          </table:table-cell>
          <table:table-cell office:value-type="float" office:value="368" table:style-name="ce24">
            <text:p>36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5: Ward 55</text:p>
          </table:table-cell>
          <table:table-cell office:value-type="float" office:value="553.51818000000003" table:style-name="ce23">
            <text:p>553,51818</text:p>
          </table:table-cell>
          <table:table-cell office:value-type="float" office:value="43.114579999999997" table:style-name="ce23">
            <text:p>43,11458</text:p>
          </table:table-cell>
          <table:table-cell office:value-type="float" office:value="597" table:style-name="ce24">
            <text:p>597</text:p>
          </table:table-cell>
          <table:table-cell office:value-type="float" office:value="629" table:style-name="ce24">
            <text:p>62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6: Ward 56</text:p>
          </table:table-cell>
          <table:table-cell office:value-type="float" office:value="269.78613000000001" table:style-name="ce23">
            <text:p>269,78613</text:p>
          </table:table-cell>
          <table:table-cell office:value-type="float" office:value="18.345510000000001" table:style-name="ce23">
            <text:p>18,34551</text:p>
          </table:table-cell>
          <table:table-cell office:value-type="float" office:value="296" table:style-name="ce24">
            <text:p>296</text:p>
          </table:table-cell>
          <table:table-cell office:value-type="float" office:value="325" table:style-name="ce24">
            <text:p>32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7: Ward 57</text:p>
          </table:table-cell>
          <table:table-cell office:value-type="float" office:value="490.14841999999999" table:style-name="ce23">
            <text:p>490,14842</text:p>
          </table:table-cell>
          <table:table-cell office:value-type="float" office:value="57.30838" table:style-name="ce23">
            <text:p>57,30838</text:p>
          </table:table-cell>
          <table:table-cell office:value-type="float" office:value="551" table:style-name="ce24">
            <text:p>551</text:p>
          </table:table-cell>
          <table:table-cell office:value-type="float" office:value="828" table:style-name="ce24">
            <text:p>82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8: Ward 58</text:p>
          </table:table-cell>
          <table:table-cell office:value-type="float" office:value="657.37215000000003" table:style-name="ce23">
            <text:p>657,37215</text:p>
          </table:table-cell>
          <table:table-cell office:value-type="float" office:value="28.52338" table:style-name="ce23">
            <text:p>28,52338</text:p>
          </table:table-cell>
          <table:table-cell office:value-type="float" office:value="691" table:style-name="ce24">
            <text:p>691</text:p>
          </table:table-cell>
          <table:table-cell office:value-type="float" office:value="682" table:style-name="ce24">
            <text:p>68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9: Ward 59</text:p>
          </table:table-cell>
          <table:table-cell office:value-type="float" office:value="555.36413000000005" table:style-name="ce23">
            <text:p>555,36413</text:p>
          </table:table-cell>
          <table:table-cell office:value-type="float" office:value="28.942409999999999" table:style-name="ce23">
            <text:p>28,94241</text:p>
          </table:table-cell>
          <table:table-cell office:value-type="float" office:value="588" table:style-name="ce24">
            <text:p>588</text:p>
          </table:table-cell>
          <table:table-cell office:value-type="float" office:value="711" table:style-name="ce24">
            <text:p>71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0: Ward 60</text:p>
          </table:table-cell>
          <table:table-cell office:value-type="float" office:value="1746.84888" table:style-name="ce23">
            <text:p>1746,84888</text:p>
          </table:table-cell>
          <table:table-cell office:value-type="float" office:value="154.77884" table:style-name="ce23">
            <text:p>154,77884</text:p>
          </table:table-cell>
          <table:table-cell office:value-type="float" office:value="1923" table:style-name="ce24">
            <text:p>1923</text:p>
          </table:table-cell>
          <table:table-cell office:value-type="float" office:value="2054" table:style-name="ce24">
            <text:p>205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1: Ward 61</text:p>
          </table:table-cell>
          <table:table-cell office:value-type="float" office:value="180.19772" table:style-name="ce23">
            <text:p>180,19772</text:p>
          </table:table-cell>
          <table:table-cell office:value-type="float" office:value="22.247" table:style-name="ce23">
            <text:p>22,247</text:p>
          </table:table-cell>
          <table:table-cell office:value-type="float" office:value="209" table:style-name="ce24">
            <text:p>209</text:p>
          </table:table-cell>
          <table:table-cell office:value-type="float" office:value="243" table:style-name="ce24">
            <text:p>24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2: Ward 62</text:p>
          </table:table-cell>
          <table:table-cell office:value-type="float" office:value="315.87790999999999" table:style-name="ce23">
            <text:p>315,87791</text:p>
          </table:table-cell>
          <table:table-cell office:value-type="float" office:value="14.71017" table:style-name="ce23">
            <text:p>14,71017</text:p>
          </table:table-cell>
          <table:table-cell office:value-type="float" office:value="332" table:style-name="ce24">
            <text:p>332</text:p>
          </table:table-cell>
          <table:table-cell office:value-type="float" office:value="348" table:style-name="ce24">
            <text:p>34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3: Ward 63</text:p>
          </table:table-cell>
          <table:table-cell office:value-type="float" office:value="479.44481999999999" table:style-name="ce23">
            <text:p>479,44482</text:p>
          </table:table-cell>
          <table:table-cell office:value-type="float" office:value="50.716009999999997" table:style-name="ce23">
            <text:p>50,71601</text:p>
          </table:table-cell>
          <table:table-cell office:value-type="float" office:value="536" table:style-name="ce24">
            <text:p>536</text:p>
          </table:table-cell>
          <table:table-cell office:value-type="float" office:value="559" table:style-name="ce24">
            <text:p>55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4: Ward 64</text:p>
          </table:table-cell>
          <table:table-cell office:value-type="float" office:value="247.31594999999999" table:style-name="ce23">
            <text:p>247,31595</text:p>
          </table:table-cell>
          <table:table-cell office:value-type="float" office:value="9.9117200000000008" table:style-name="ce23">
            <text:p>9,91172</text:p>
          </table:table-cell>
          <table:table-cell office:value-type="float" office:value="258" table:style-name="ce24">
            <text:p>258</text:p>
          </table:table-cell>
          <table:table-cell office:value-type="float" office:value="218" table:style-name="ce24">
            <text:p>21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5: Ward 65</text:p>
          </table:table-cell>
          <table:table-cell office:value-type="float" office:value="110.18633" table:style-name="ce23">
            <text:p>110,18633</text:p>
          </table:table-cell>
          <table:table-cell office:value-type="float" office:value="19.660329999999998" table:style-name="ce23">
            <text:p>19,66033</text:p>
          </table:table-cell>
          <table:table-cell office:value-type="float" office:value="135" table:style-name="ce24">
            <text:p>135</text:p>
          </table:table-cell>
          <table:table-cell office:value-type="float" office:value="132" table:style-name="ce24">
            <text:p>13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6: Ward 66</text:p>
          </table:table-cell>
          <table:table-cell office:value-type="float" office:value="107.32781" table:style-name="ce23">
            <text:p>107,32781</text:p>
          </table:table-cell>
          <table:table-cell office:value-type="float" office:value="22.355740000000001" table:style-name="ce23">
            <text:p>22,35574</text:p>
          </table:table-cell>
          <table:table-cell office:value-type="float" office:value="131" table:style-name="ce24">
            <text:p>131</text:p>
          </table:table-cell>
          <table:table-cell office:value-type="float" office:value="132" table:style-name="ce24">
            <text:p>13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7: Ward 67</text:p>
          </table:table-cell>
          <table:table-cell office:value-type="float" office:value="646.04855999999995" table:style-name="ce23">
            <text:p>646,04856</text:p>
          </table:table-cell>
          <table:table-cell office:value-type="float" office:value="122.84783" table:style-name="ce23">
            <text:p>122,84783</text:p>
          </table:table-cell>
          <table:table-cell office:value-type="float" office:value="799" table:style-name="ce24">
            <text:p>799</text:p>
          </table:table-cell>
          <table:table-cell office:value-type="float" office:value="1256" table:style-name="ce24">
            <text:p>125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8: Ward 68</text:p>
          </table:table-cell>
          <table:table-cell office:value-type="float" office:value="51.492829999999998" table:style-name="ce23">
            <text:p>51,49283</text:p>
          </table:table-cell>
          <table:table-cell office:value-type="float" office:value="16.079360000000001" table:style-name="ce23">
            <text:p>16,07936</text:p>
          </table:table-cell>
          <table:table-cell office:value-type="float" office:value="69" table:style-name="ce24">
            <text:p>69</text:p>
          </table:table-cell>
          <table:table-cell office:value-type="float" office:value="104" table:style-name="ce24">
            <text:p>10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9: Ward 69</text:p>
          </table:table-cell>
          <table:table-cell office:value-type="float" office:value="75.440939999999998" table:style-name="ce23">
            <text:p>75,44094</text:p>
          </table:table-cell>
          <table:table-cell office:value-type="float" office:value="6.1676399999999996" table:style-name="ce23">
            <text:p>6,16764</text:p>
          </table:table-cell>
          <table:table-cell office:value-type="float" office:value="83" table:style-name="ce24">
            <text:p>83</text:p>
          </table:table-cell>
          <table:table-cell office:value-type="float" office:value="84" table:style-name="ce24">
            <text:p>8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0: Ward 70</text:p>
          </table:table-cell>
          <table:table-cell office:value-type="float" office:value="272.10286000000002" table:style-name="ce23">
            <text:p>272,10286</text:p>
          </table:table-cell>
          <table:table-cell office:value-type="float" office:value="6.6353400000000002" table:style-name="ce23">
            <text:p>6,63534</text:p>
          </table:table-cell>
          <table:table-cell office:value-type="float" office:value="283" table:style-name="ce24">
            <text:p>283</text:p>
          </table:table-cell>
          <table:table-cell office:value-type="float" office:value="270" table:style-name="ce24">
            <text:p>27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1: Ward 71</text:p>
          </table:table-cell>
          <table:table-cell office:value-type="float" office:value="162.45598000000001" table:style-name="ce23">
            <text:p>162,45598</text:p>
          </table:table-cell>
          <table:table-cell office:value-type="float" office:value="8.6455699999999993" table:style-name="ce23">
            <text:p>8,64557</text:p>
          </table:table-cell>
          <table:table-cell office:value-type="float" office:value="172" table:style-name="ce24">
            <text:p>172</text:p>
          </table:table-cell>
          <table:table-cell office:value-type="float" office:value="152" table:style-name="ce24">
            <text:p>15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2: Ward 72</text:p>
          </table:table-cell>
          <table:table-cell office:value-type="float" office:value="140.31772000000001" table:style-name="ce23">
            <text:p>140,31772</text:p>
          </table:table-cell>
          <table:table-cell office:value-type="float" office:value="7.4881599999999997" table:style-name="ce23">
            <text:p>7,48816</text:p>
          </table:table-cell>
          <table:table-cell office:value-type="float" office:value="152" table:style-name="ce24">
            <text:p>152</text:p>
          </table:table-cell>
          <table:table-cell office:value-type="float" office:value="197" table:style-name="ce24">
            <text:p>19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3: Ward 73</text:p>
          </table:table-cell>
          <table:table-cell office:value-type="float" office:value="232.9795" table:style-name="ce23">
            <text:p>232,9795</text:p>
          </table:table-cell>
          <table:table-cell office:value-type="float" office:value="6.11327" table:style-name="ce23">
            <text:p>6,11327</text:p>
          </table:table-cell>
          <table:table-cell office:value-type="float" office:value="242" table:style-name="ce24">
            <text:p>242</text:p>
          </table:table-cell>
          <table:table-cell office:value-type="float" office:value="218" table:style-name="ce24">
            <text:p>21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4: Ward 74</text:p>
          </table:table-cell>
          <table:table-cell office:value-type="float" office:value="127.44444" table:style-name="ce23">
            <text:p>127,44444</text:p>
          </table:table-cell>
          <table:table-cell office:value-type="float" office:value="10.02046" table:style-name="ce23">
            <text:p>10,02046</text:p>
          </table:table-cell>
          <table:table-cell office:value-type="float" office:value="140" table:style-name="ce24">
            <text:p>140</text:p>
          </table:table-cell>
          <table:table-cell office:value-type="float" office:value="97" table:style-name="ce24">
            <text:p>9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5: Ward 75</text:p>
          </table:table-cell>
          <table:table-cell office:value-type="float" office:value="84.505539999999996" table:style-name="ce23">
            <text:p>84,50554</text:p>
          </table:table-cell>
          <table:table-cell office:value-type="float" office:value="12.28091" table:style-name="ce23">
            <text:p>12,28091</text:p>
          </table:table-cell>
          <table:table-cell office:value-type="float" office:value="97" table:style-name="ce24">
            <text:p>97</text:p>
          </table:table-cell>
          <table:table-cell office:value-type="float" office:value="128" table:style-name="ce24">
            <text:p>12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6: Ward 76</text:p>
          </table:table-cell>
          <table:table-cell office:value-type="float" office:value="51.87912" table:style-name="ce23">
            <text:p>51,87912</text:p>
          </table:table-cell>
          <table:table-cell office:value-type="float" office:value="9.9117200000000008" table:style-name="ce23">
            <text:p>9,91172</text:p>
          </table:table-cell>
          <table:table-cell office:value-type="float" office:value="63" table:style-name="ce24">
            <text:p>63</text:p>
          </table:table-cell>
          <table:table-cell office:value-type="float" office:value="120" table:style-name="ce24">
            <text:p>12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7: Ward 77</text:p>
          </table:table-cell>
          <table:table-cell office:value-type="float" office:value="348.66671000000002" table:style-name="ce23">
            <text:p>348,66671</text:p>
          </table:table-cell>
          <table:table-cell office:value-type="float" office:value="12.069129999999999" table:style-name="ce23">
            <text:p>12,06913</text:p>
          </table:table-cell>
          <table:table-cell office:value-type="float" office:value="363" table:style-name="ce24">
            <text:p>363</text:p>
          </table:table-cell>
          <table:table-cell office:value-type="float" office:value="349" table:style-name="ce24">
            <text:p>34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8: Ward 78</text:p>
          </table:table-cell>
          <table:table-cell office:value-type="float" office:value="133.97132999999999" table:style-name="ce23">
            <text:p>133,97133</text:p>
          </table:table-cell>
          <table:table-cell office:value-type="float" office:value="57.155500000000004" table:style-name="ce23">
            <text:p>57,1555</text:p>
          </table:table-cell>
          <table:table-cell office:value-type="float" office:value="196" table:style-name="ce24">
            <text:p>196</text:p>
          </table:table-cell>
          <table:table-cell office:value-type="float" office:value="206" table:style-name="ce24">
            <text:p>20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9: Ward 79</text:p>
          </table:table-cell>
          <table:table-cell office:value-type="float" office:value="42.179180000000002" table:style-name="ce23">
            <text:p>42,17918</text:p>
          </table:table-cell>
          <table:table-cell office:value-type="float" office:value="8.6455699999999993" table:style-name="ce23">
            <text:p>8,64557</text:p>
          </table:table-cell>
          <table:table-cell office:value-type="float" office:value="52" table:style-name="ce24">
            <text:p>52</text:p>
          </table:table-cell>
          <table:table-cell office:value-type="float" office:value="71" table:style-name="ce24">
            <text:p>7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0: Ward 80</text:p>
          </table:table-cell>
          <table:table-cell office:value-type="float" office:value="98.573499999999996" table:style-name="ce23">
            <text:p>98,5735</text:p>
          </table:table-cell>
          <table:table-cell office:value-type="float" office:value="24.942409999999999" table:style-name="ce23">
            <text:p>24,94241</text:p>
          </table:table-cell>
          <table:table-cell office:value-type="float" office:value="138" table:style-name="ce24">
            <text:p>138</text:p>
          </table:table-cell>
          <table:table-cell office:value-type="float" office:value="188" table:style-name="ce24">
            <text:p>18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1: Ward 81</text:p>
          </table:table-cell>
          <table:table-cell office:value-type="float" office:value="54.623199999999997" table:style-name="ce23">
            <text:p>54,6232</text:p>
          </table:table-cell>
          <table:table-cell office:value-type="float" office:value="8.6999399999999998" table:style-name="ce23">
            <text:p>8,69994</text:p>
          </table:table-cell>
          <table:table-cell office:value-type="float" office:value="65" table:style-name="ce24">
            <text:p>65</text:p>
          </table:table-cell>
          <table:table-cell office:value-type="float" office:value="70" table:style-name="ce24">
            <text:p>7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2: Ward 82</text:p>
          </table:table-cell>
          <table:table-cell office:value-type="float" office:value="49.721710000000002" table:style-name="ce23">
            <text:p>49,72171</text:p>
          </table:table-cell>
          <table:table-cell office:value-type="float" office:value="28.36027" table:style-name="ce23">
            <text:p>28,36027</text:p>
          </table:table-cell>
          <table:table-cell office:value-type="float" office:value="79" table:style-name="ce24">
            <text:p>79</text:p>
          </table:table-cell>
          <table:table-cell office:value-type="float" office:value="63" table:style-name="ce24">
            <text:p>6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3: Ward 83</text:p>
          </table:table-cell>
          <table:table-cell office:value-type="float" office:value="27.670559999999998" table:style-name="ce23">
            <text:p>27,67056</text:p>
          </table:table-cell>
          <table:table-cell office:value-type="float" office:value="7.22201" table:style-name="ce23">
            <text:p>7,22201</text:p>
          </table:table-cell>
          <table:table-cell office:value-type="float" office:value="35" table:style-name="ce24">
            <text:p>35</text:p>
          </table:table-cell>
          <table:table-cell office:value-type="float" office:value="41" table:style-name="ce24">
            <text:p>4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4: Ward 84</text:p>
          </table:table-cell>
          <table:table-cell office:value-type="float" office:value="64.873419999999996" table:style-name="ce23">
            <text:p>64,87342</text:p>
          </table:table-cell>
          <table:table-cell office:value-type="float" office:value="4.9014899999999999" table:style-name="ce23">
            <text:p>4,90149</text:p>
          </table:table-cell>
          <table:table-cell office:value-type="float" office:value="80" table:style-name="ce24">
            <text:p>80</text:p>
          </table:table-cell>
          <table:table-cell office:value-type="float" office:value="127" table:style-name="ce24">
            <text:p>12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5: Ward 85</text:p>
          </table:table-cell>
          <table:table-cell office:value-type="float" office:value="71.914339999999996" table:style-name="ce23">
            <text:p>71,91434</text:p>
          </table:table-cell>
          <table:table-cell office:value-type="float" office:value="14.921950000000001" table:style-name="ce23">
            <text:p>14,92195</text:p>
          </table:table-cell>
          <table:table-cell office:value-type="float" office:value="89" table:style-name="ce24">
            <text:p>89</text:p>
          </table:table-cell>
          <table:table-cell office:value-type="float" office:value="71" table:style-name="ce24">
            <text:p>7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6: Ward 86</text:p>
          </table:table-cell>
          <table:table-cell office:value-type="float" office:value="81.662949999999995" table:style-name="ce23">
            <text:p>81,66295</text:p>
          </table:table-cell>
          <table:table-cell office:value-type="float" office:value="17.29684" table:style-name="ce23">
            <text:p>17,29684</text:p>
          </table:table-cell>
          <table:table-cell office:value-type="float" office:value="104" table:style-name="ce24">
            <text:p>104</text:p>
          </table:table-cell>
          <table:table-cell office:value-type="float" office:value="139" table:style-name="ce24">
            <text:p>13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7: Ward 87</text:p>
          </table:table-cell>
          <table:table-cell office:value-type="float" office:value="4.9558600000000004" table:style-name="ce23">
            <text:p>4,95586</text:p>
          </table:table-cell>
          <table:table-cell office:value-type="float" office:value="3.7984499999999999" table:style-name="ce23">
            <text:p>3,79845</text:p>
          </table:table-cell>
          <table:table-cell office:value-type="float" office:value="9" table:style-name="ce24">
            <text:p>9</text:p>
          </table:table-cell>
          <table:table-cell office:value-type="float" office:value="13" table:style-name="ce24">
            <text:p>1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8: Ward 88</text:p>
          </table:table-cell>
          <table:table-cell office:value-type="float" office:value="58.834980000000002" table:style-name="ce23">
            <text:p>58,83498</text:p>
          </table:table-cell>
          <table:table-cell office:value-type="float" office:value="12.498390000000001" table:style-name="ce23">
            <text:p>12,49839</text:p>
          </table:table-cell>
          <table:table-cell office:value-type="float" office:value="74" table:style-name="ce24">
            <text:p>74</text:p>
          </table:table-cell>
          <table:table-cell office:value-type="float" office:value="121" table:style-name="ce24">
            <text:p>12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9: Ward 89</text:p>
          </table:table-cell>
          <table:table-cell office:value-type="float" office:value="19.932179999999999" table:style-name="ce23">
            <text:p>19,93218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24" table:style-name="ce24">
            <text:p>24</text:p>
          </table:table-cell>
          <table:table-cell office:value-type="float" office:value="8" table:style-name="ce24">
            <text:p>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0: Ward 90</text:p>
          </table:table-cell>
          <table:table-cell office:value-type="float" office:value="10.02046" table:style-name="ce23">
            <text:p>10,02046</text:p>
          </table:table-cell>
          <table:table-cell office:value-type="float" office:value="3.6353399999999998" table:style-name="ce23">
            <text:p>3,63534</text:p>
          </table:table-cell>
          <table:table-cell office:value-type="float" office:value="16" table:style-name="ce24">
            <text:p>16</text:p>
          </table:table-cell>
          <table:table-cell office:value-type="float" office:value="5" table:style-name="ce24">
            <text:p>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1: Ward 91</text:p>
          </table:table-cell>
          <table:table-cell office:value-type="float" office:value="2.4235600000000002" table:style-name="ce23">
            <text:p>2,42356</text:p>
          </table:table-cell>
          <table:table-cell office:value-type="float" office:value="0" table:style-name="ce23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2: Ward 92</text:p>
          </table:table-cell>
          <table:table-cell office:value-type="float" office:value="19.60596" table:style-name="ce23">
            <text:p>19,60596</text:p>
          </table:table-cell>
          <table:table-cell office:value-type="float" office:value="2.5323000000000002" table:style-name="ce23">
            <text:p>2,5323</text:p>
          </table:table-cell>
          <table:table-cell office:value-type="float" office:value="22" table:style-name="ce24">
            <text:p>22</text:p>
          </table:table-cell>
          <table:table-cell office:value-type="float" office:value="25" table:style-name="ce24">
            <text:p>2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3: Ward 93</text:p>
          </table:table-cell>
          <table:table-cell office:value-type="float" office:value="9.9660899999999994" table:style-name="ce23">
            <text:p>9,96609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11" table:style-name="ce24">
            <text:p>11</text:p>
          </table:table-cell>
          <table:table-cell office:value-type="float" office:value="6" table:style-name="ce24">
            <text:p>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4: Ward 94</text:p>
          </table:table-cell>
          <table:table-cell office:value-type="float" office:value="4.9558600000000004" table:style-name="ce23">
            <text:p>4,95586</text:p>
          </table:table-cell>
          <table:table-cell office:value-type="float" office:value="0" table:style-name="ce23">
            <text:p>0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5: Ward 95</text:p>
          </table:table-cell>
          <table:table-cell office:value-type="float" office:value="13.655799999999999" table:style-name="ce23">
            <text:p>13,6558</text:p>
          </table:table-cell>
          <table:table-cell office:value-type="float" office:value="3.7984499999999999" table:style-name="ce23">
            <text:p>3,79845</text:p>
          </table:table-cell>
          <table:table-cell office:value-type="float" office:value="20" table:style-name="ce24">
            <text:p>20</text:p>
          </table:table-cell>
          <table:table-cell office:value-type="float" office:value="15" table:style-name="ce24">
            <text:p>1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6: Ward 96</text:p>
          </table:table-cell>
          <table:table-cell office:value-type="float" office:value="2.4779300000000002" table:style-name="ce23">
            <text:p>2,47793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5" table:style-name="ce24">
            <text:p>5</text:p>
          </table:table-cell>
          <table:table-cell office:value-type="float" office:value="13" table:style-name="ce24">
            <text:p>1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7: Ward 97</text:p>
          </table:table-cell>
          <table:table-cell office:value-type="float" office:value="11.28661" table:style-name="ce23">
            <text:p>11,28661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13" table:style-name="ce24">
            <text:p>13</text:p>
          </table:table-cell>
          <table:table-cell office:value-type="float" office:value="12" table:style-name="ce24">
            <text:p>1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8: Ward 98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24">
            <text:p>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9: Ward 99</text:p>
          </table:table-cell>
          <table:table-cell office:value-type="float" office:value="48.40119" table:style-name="ce23">
            <text:p>48,40119</text:p>
          </table:table-cell>
          <table:table-cell office:value-type="float" office:value="33.316130000000001" table:style-name="ce23">
            <text:p>33,31613</text:p>
          </table:table-cell>
          <table:table-cell office:value-type="float" office:value="91" table:style-name="ce24">
            <text:p>91</text:p>
          </table:table-cell>
          <table:table-cell office:value-type="float" office:value="79" table:style-name="ce24">
            <text:p>7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100: Ward 100</text:p>
          </table:table-cell>
          <table:table-cell office:value-type="float" office:value="176.82428999999999" table:style-name="ce23">
            <text:p>176,82429</text:p>
          </table:table-cell>
          <table:table-cell office:value-type="float" office:value="22.763369999999998" table:style-name="ce23">
            <text:p>22,76337</text:p>
          </table:table-cell>
          <table:table-cell office:value-type="float" office:value="204" table:style-name="ce24">
            <text:p>204</text:p>
          </table:table-cell>
          <table:table-cell office:value-type="float" office:value="225" table:style-name="ce24">
            <text:p>22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101: Ward 101</text:p>
          </table:table-cell>
          <table:table-cell office:value-type="float" office:value="11.1235" table:style-name="ce23">
            <text:p>11,1235</text:p>
          </table:table-cell>
          <table:table-cell office:value-type="float" office:value="1.2661500000000001" table:style-name="ce23">
            <text:p>1,26615</text:p>
          </table:table-cell>
          <table:table-cell office:value-type="float" office:value="12" table:style-name="ce24">
            <text:p>12</text:p>
          </table:table-cell>
          <table:table-cell office:value-type="float" office:value="16" table:style-name="ce24">
            <text:p>16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19100102: Ward 102</text:p>
          </table:table-cell>
          <table:table-cell office:value-type="float" office:value="129.73792" table:style-name="ce23">
            <text:p>129,73792</text:p>
          </table:table-cell>
          <table:table-cell office:value-type="float" office:value="8.7543100000000003" table:style-name="ce23">
            <text:p>8,75431</text:p>
          </table:table-cell>
          <table:table-cell office:value-type="float" office:value="141" table:style-name="ce24">
            <text:p>141</text:p>
          </table:table-cell>
          <table:table-cell office:value-type="float" office:value="141" table:style-name="ce24">
            <text:p>141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19100103: Ward 103</text:p>
          </table:table-cell>
          <table:table-cell office:value-type="float" office:value="172.42206999999999" table:style-name="ce23">
            <text:p>172,42207</text:p>
          </table:table-cell>
          <table:table-cell office:value-type="float" office:value="6.11327" table:style-name="ce23">
            <text:p>6,11327</text:p>
          </table:table-cell>
          <table:table-cell office:value-type="float" office:value="180" table:style-name="ce24">
            <text:p>180</text:p>
          </table:table-cell>
          <table:table-cell office:value-type="float" office:value="171" table:style-name="ce24">
            <text:p>171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19100104: Ward 104</text:p>
          </table:table-cell>
          <table:table-cell office:value-type="float" office:value="14.86758" table:style-name="ce23">
            <text:p>14,86758</text:p>
          </table:table-cell>
          <table:table-cell office:value-type="float" office:value="6.2763799999999996" table:style-name="ce23">
            <text:p>6,27638</text:p>
          </table:table-cell>
          <table:table-cell office:value-type="float" office:value="21" table:style-name="ce24">
            <text:p>21</text:p>
          </table:table-cell>
          <table:table-cell office:value-type="float" office:value="14" table:style-name="ce24">
            <text:p>14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19100105: Ward 105</text:p>
          </table:table-cell>
          <table:table-cell office:value-type="float" office:value="191.45235" table:style-name="ce23">
            <text:p>191,45235</text:p>
          </table:table-cell>
          <table:table-cell office:value-type="float" office:value="9.5180600000000002" table:style-name="ce23">
            <text:p>9,51806</text:p>
          </table:table-cell>
          <table:table-cell office:value-type="float" office:value="202" table:style-name="ce24">
            <text:p>202</text:p>
          </table:table-cell>
          <table:table-cell office:value-type="float" office:value="198" table:style-name="ce24">
            <text:p>198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19100106: Ward 106</text:p>
          </table:table-cell>
          <table:table-cell office:value-type="float" office:value="64.89958" table:style-name="ce23">
            <text:p>64,89958</text:p>
          </table:table-cell>
          <table:table-cell office:value-type="float" office:value="35.680790000000002" table:style-name="ce23">
            <text:p>35,68079</text:p>
          </table:table-cell>
          <table:table-cell office:value-type="float" office:value="103" table:style-name="ce24">
            <text:p>103</text:p>
          </table:table-cell>
          <table:table-cell office:value-type="float" office:value="81" table:style-name="ce24">
            <text:p>81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19100107: Ward 107</text:p>
          </table:table-cell>
          <table:table-cell office:value-type="float" office:value="620.65671999999995" table:style-name="ce23">
            <text:p>620,65672</text:p>
          </table:table-cell>
          <table:table-cell office:value-type="float" office:value="33.261760000000002" table:style-name="ce23">
            <text:p>33,26176</text:p>
          </table:table-cell>
          <table:table-cell office:value-type="float" office:value="666" table:style-name="ce24">
            <text:p>666</text:p>
          </table:table-cell>
          <table:table-cell office:value-type="float" office:value="588" table:style-name="ce24">
            <text:p>588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19100108: Ward 108</text:p>
          </table:table-cell>
          <table:table-cell office:value-type="float" office:value="23.198329999999999" table:style-name="ce23">
            <text:p>23,19833</text:p>
          </table:table-cell>
          <table:table-cell office:value-type="float" office:value="3.7984499999999999" table:style-name="ce23">
            <text:p>3,79845</text:p>
          </table:table-cell>
          <table:table-cell office:value-type="float" office:value="28" table:style-name="ce24">
            <text:p>28</text:p>
          </table:table-cell>
          <table:table-cell office:value-type="float" office:value="20" table:style-name="ce24">
            <text:p>20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19100109: Ward 109</text:p>
          </table:table-cell>
          <table:table-cell office:value-type="float" office:value="53.0852" table:style-name="ce23">
            <text:p>53,0852</text:p>
          </table:table-cell>
          <table:table-cell office:value-type="float" office:value="12.44402" table:style-name="ce23">
            <text:p>12,44402</text:p>
          </table:table-cell>
          <table:table-cell office:value-type="float" office:value="66" table:style-name="ce24">
            <text:p>66</text:p>
          </table:table-cell>
          <table:table-cell office:value-type="float" office:value="90" table:style-name="ce24">
            <text:p>90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19100110: Ward 110</text:p>
          </table:table-cell>
          <table:table-cell office:value-type="float" office:value="137.94853000000001" table:style-name="ce23">
            <text:p>137,94853</text:p>
          </table:table-cell>
          <table:table-cell office:value-type="float" office:value="27.25723" table:style-name="ce23">
            <text:p>27,25723</text:p>
          </table:table-cell>
          <table:table-cell office:value-type="float" office:value="169" table:style-name="ce24">
            <text:p>169</text:p>
          </table:table-cell>
          <table:table-cell office:value-type="float" office:value="193" table:style-name="ce24">
            <text:p>193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19100111: Ward 111</text:p>
          </table:table-cell>
          <table:table-cell office:value-type="float" office:value="41.907330000000002" table:style-name="ce23">
            <text:p>41,90733</text:p>
          </table:table-cell>
          <table:table-cell office:value-type="float" office:value="13.818910000000001" table:style-name="ce23">
            <text:p>13,81891</text:p>
          </table:table-cell>
          <table:table-cell office:value-type="float" office:value="58" table:style-name="ce24">
            <text:p>58</text:p>
          </table:table-cell>
          <table:table-cell office:value-type="float" office:value="85" table:style-name="ce24">
            <text:p>85</text:p>
          </table:table-cell>
          <table:table-cell table:number-columns-repeated="16378"/>
        </table:table-row>
        <table:table-row table:style-name="ro6">
          <table:table-cell table:style-name="ce32"/>
          <table:table-cell office:value-type="string" table:style-name="ce35">
            <text:p>Total</text:p>
          </table:table-cell>
          <table:table-cell office:value-type="float" office:value="21369.455089999999" table:style-name="ce23">
            <text:p>21369,45509</text:p>
          </table:table-cell>
          <table:table-cell office:value-type="float" office:value="2349.8995" table:style-name="ce23">
            <text:p>2349,8995</text:p>
          </table:table-cell>
          <table:table-cell office:value-type="float" office:value="24272" table:style-name="ce24">
            <text:p>24272</text:p>
          </table:table-cell>
          <table:table-cell office:value-type="float" office:value="27513" table:style-name="ce24">
            <text:p>27513</text:p>
          </table:table-cell>
          <table:table-cell table:number-columns-repeated="16378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32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3" table:style-name="ta1">
        <table:table-column table:style-name="co1" table:default-cell-style-name="ce2"/>
        <table:table-column table:style-name="co2" table:default-cell-style-name="ce32"/>
        <table:table-column table:style-name="co2" table:number-columns-repeated="4" table:default-cell-style-name="ce2"/>
        <table:table-column table:style-name="co2" table:number-columns-repeated="5" table:default-cell-style-name="ce2"/>
        <table:table-column table:style-name="co2" table:number-columns-repeated="16373" table:default-cell-style-name="ce2"/>
        <table:table-row table:style-name="ro1">
          <table:table-cell table:style-name="ce18">
            <draw:frame draw:z-index="1" draw:id="id3" draw:style-name="a3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31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Official employment status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2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32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3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White</text:p>
          </table:table-cell>
          <table:table-cell table:style-name="ce32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7">
            <text:p>Official employment status</text:p>
          </table:table-cell>
          <table:covered-table-cell/>
          <table:table-cell office:value-type="string" table:style-name="ce3">
            <text:p>Employed</text:p>
          </table:table-cell>
          <table:table-cell office:value-type="string" table:style-name="ce3">
            <text:p>Unemployed</text:p>
          </table:table-cell>
          <table:table-cell office:value-type="string" table:style-name="ce3">
            <text:p>Total Labour Force</text:p>
          </table:table-cell>
          <table:table-cell office:value-type="string" table:style-name="ce3">
            <text:p>Not Economically Active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string" table:style-name="ce34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5">
            <text:p>19100001: Ward 1</text:p>
          </table:table-cell>
          <table:table-cell office:value-type="float" office:value="9215.9727700000003" table:style-name="ce25">
            <text:p>9215,97277</text:p>
          </table:table-cell>
          <table:table-cell office:value-type="float" office:value="374.68804" table:style-name="ce25">
            <text:p>374,68804</text:p>
          </table:table-cell>
          <table:table-cell office:value-type="float" office:value="9645" table:style-name="ce26">
            <text:p>9645</text:p>
          </table:table-cell>
          <table:table-cell office:value-type="float" office:value="9507" table:style-name="ce26">
            <text:p>9507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2: Ward 2</text:p>
          </table:table-cell>
          <table:table-cell office:value-type="float" office:value="7644.0683300000001" table:style-name="ce25">
            <text:p>7644,06833</text:p>
          </table:table-cell>
          <table:table-cell office:value-type="float" office:value="375.43329" table:style-name="ce25">
            <text:p>375,43329</text:p>
          </table:table-cell>
          <table:table-cell office:value-type="float" office:value="8082" table:style-name="ce26">
            <text:p>8082</text:p>
          </table:table-cell>
          <table:table-cell office:value-type="float" office:value="7871" table:style-name="ce26">
            <text:p>7871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3: Ward 3</text:p>
          </table:table-cell>
          <table:table-cell office:value-type="float" office:value="10936.1828" table:style-name="ce25">
            <text:p>10936,1828</text:p>
          </table:table-cell>
          <table:table-cell office:value-type="float" office:value="559.07619999999997" table:style-name="ce25">
            <text:p>559,0762</text:p>
          </table:table-cell>
          <table:table-cell office:value-type="float" office:value="11614" table:style-name="ce26">
            <text:p>11614</text:p>
          </table:table-cell>
          <table:table-cell office:value-type="float" office:value="10078" table:style-name="ce26">
            <text:p>10078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4: Ward 4</text:p>
          </table:table-cell>
          <table:table-cell office:value-type="float" office:value="7402.1455400000004" table:style-name="ce25">
            <text:p>7402,14554</text:p>
          </table:table-cell>
          <table:table-cell office:value-type="float" office:value="382.87819000000002" table:style-name="ce25">
            <text:p>382,87819</text:p>
          </table:table-cell>
          <table:table-cell office:value-type="float" office:value="7846" table:style-name="ce26">
            <text:p>7846</text:p>
          </table:table-cell>
          <table:table-cell office:value-type="float" office:value="5376" table:style-name="ce26">
            <text:p>5376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5: Ward 5</text:p>
          </table:table-cell>
          <table:table-cell office:value-type="float" office:value="8771.9813300000005" table:style-name="ce25">
            <text:p>8771,98133</text:p>
          </table:table-cell>
          <table:table-cell office:value-type="float" office:value="580.92127000000005" table:style-name="ce25">
            <text:p>580,92127</text:p>
          </table:table-cell>
          <table:table-cell office:value-type="float" office:value="9461" table:style-name="ce26">
            <text:p>9461</text:p>
          </table:table-cell>
          <table:table-cell office:value-type="float" office:value="8303" table:style-name="ce26">
            <text:p>830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6: Ward 6</text:p>
          </table:table-cell>
          <table:table-cell office:value-type="float" office:value="1114.5682200000001" table:style-name="ce25">
            <text:p>1114,56822</text:p>
          </table:table-cell>
          <table:table-cell office:value-type="float" office:value="40.375030000000002" table:style-name="ce25">
            <text:p>40,37503</text:p>
          </table:table-cell>
          <table:table-cell office:value-type="float" office:value="1165" table:style-name="ce26">
            <text:p>1165</text:p>
          </table:table-cell>
          <table:table-cell office:value-type="float" office:value="1008" table:style-name="ce26">
            <text:p>100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7: Ward 7</text:p>
          </table:table-cell>
          <table:table-cell office:value-type="float" office:value="503.79660999999999" table:style-name="ce25">
            <text:p>503,79661</text:p>
          </table:table-cell>
          <table:table-cell office:value-type="float" office:value="24.779299999999999" table:style-name="ce25">
            <text:p>24,7793</text:p>
          </table:table-cell>
          <table:table-cell office:value-type="float" office:value="538" table:style-name="ce26">
            <text:p>538</text:p>
          </table:table-cell>
          <table:table-cell office:value-type="float" office:value="563" table:style-name="ce26">
            <text:p>56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8: Ward 8</text:p>
          </table:table-cell>
          <table:table-cell office:value-type="float" office:value="12486.37356" table:style-name="ce25">
            <text:p>12486,37356</text:p>
          </table:table-cell>
          <table:table-cell office:value-type="float" office:value="537.18362999999999" table:style-name="ce25">
            <text:p>537,18363</text:p>
          </table:table-cell>
          <table:table-cell office:value-type="float" office:value="13121" table:style-name="ce26">
            <text:p>13121</text:p>
          </table:table-cell>
          <table:table-cell office:value-type="float" office:value="10042" table:style-name="ce26">
            <text:p>1004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9: Ward 9</text:p>
          </table:table-cell>
          <table:table-cell office:value-type="float" office:value="20.872109999999999" table:style-name="ce25">
            <text:p>20,87211</text:p>
          </table:table-cell>
          <table:table-cell office:value-type="float" office:value="6.0589000000000004" table:style-name="ce25">
            <text:p>6,0589</text:p>
          </table:table-cell>
          <table:table-cell office:value-type="float" office:value="27" table:style-name="ce26">
            <text:p>27</text:p>
          </table:table-cell>
          <table:table-cell office:value-type="float" office:value="119" table:style-name="ce26">
            <text:p>11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0: Ward 10</text:p>
          </table:table-cell>
          <table:table-cell office:value-type="float" office:value="2295.54189" table:style-name="ce25">
            <text:p>2295,54189</text:p>
          </table:table-cell>
          <table:table-cell office:value-type="float" office:value="137.45583999999999" table:style-name="ce25">
            <text:p>137,45584</text:p>
          </table:table-cell>
          <table:table-cell office:value-type="float" office:value="2471" table:style-name="ce26">
            <text:p>2471</text:p>
          </table:table-cell>
          <table:table-cell office:value-type="float" office:value="3471" table:style-name="ce26">
            <text:p>347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1: Ward 11</text:p>
          </table:table-cell>
          <table:table-cell office:value-type="float" office:value="2511.5472399999999" table:style-name="ce25">
            <text:p>2511,54724</text:p>
          </table:table-cell>
          <table:table-cell office:value-type="float" office:value="137.0086" table:style-name="ce25">
            <text:p>137,0086</text:p>
          </table:table-cell>
          <table:table-cell office:value-type="float" office:value="2662" table:style-name="ce26">
            <text:p>2662</text:p>
          </table:table-cell>
          <table:table-cell office:value-type="float" office:value="3141" table:style-name="ce26">
            <text:p>314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2: Ward 12</text:p>
          </table:table-cell>
          <table:table-cell office:value-type="float" office:value="20.872109999999999" table:style-name="ce25">
            <text:p>20,87211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28" table:style-name="ce26">
            <text:p>28</text:p>
          </table:table-cell>
          <table:table-cell office:value-type="float" office:value="35" table:style-name="ce26">
            <text:p>3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3: Ward 13</text:p>
          </table:table-cell>
          <table:table-cell office:value-type="float" office:value="14.655799999999999" table:style-name="ce25">
            <text:p>14,6558</text:p>
          </table:table-cell>
          <table:table-cell office:value-type="float" office:value="9.8029799999999998" table:style-name="ce25">
            <text:p>9,80298</text:p>
          </table:table-cell>
          <table:table-cell office:value-type="float" office:value="24" table:style-name="ce26">
            <text:p>24</text:p>
          </table:table-cell>
          <table:table-cell office:value-type="float" office:value="25" table:style-name="ce26">
            <text:p>2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4: Ward 14</text:p>
          </table:table-cell>
          <table:table-cell office:value-type="float" office:value="3452.3851399999999" table:style-name="ce25">
            <text:p>3452,38514</text:p>
          </table:table-cell>
          <table:table-cell office:value-type="float" office:value="173.42777000000001" table:style-name="ce25">
            <text:p>173,42777</text:p>
          </table:table-cell>
          <table:table-cell office:value-type="float" office:value="3642" table:style-name="ce26">
            <text:p>3642</text:p>
          </table:table-cell>
          <table:table-cell office:value-type="float" office:value="2766" table:style-name="ce26">
            <text:p>276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5: Ward 15</text:p>
          </table:table-cell>
          <table:table-cell office:value-type="float" office:value="7050.6355400000002" table:style-name="ce25">
            <text:p>7050,63554</text:p>
          </table:table-cell>
          <table:table-cell office:value-type="float" office:value="288.90159" table:style-name="ce25">
            <text:p>288,90159</text:p>
          </table:table-cell>
          <table:table-cell office:value-type="float" office:value="7403" table:style-name="ce26">
            <text:p>7403</text:p>
          </table:table-cell>
          <table:table-cell office:value-type="float" office:value="8543" table:style-name="ce26">
            <text:p>854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6: Ward 16</text:p>
          </table:table-cell>
          <table:table-cell office:value-type="float" office:value="25.295670000000001" table:style-name="ce25">
            <text:p>25,29567</text:p>
          </table:table-cell>
          <table:table-cell office:value-type="float" office:value="10.43379" table:style-name="ce25">
            <text:p>10,43379</text:p>
          </table:table-cell>
          <table:table-cell office:value-type="float" office:value="36" table:style-name="ce26">
            <text:p>36</text:p>
          </table:table-cell>
          <table:table-cell office:value-type="float" office:value="173" table:style-name="ce26">
            <text:p>17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7: Ward 17</text:p>
          </table:table-cell>
          <table:table-cell office:value-type="float" office:value="78.206360000000004" table:style-name="ce25">
            <text:p>78,20636</text:p>
          </table:table-cell>
          <table:table-cell office:value-type="float" office:value="8.6455699999999993" table:style-name="ce25">
            <text:p>8,64557</text:p>
          </table:table-cell>
          <table:table-cell office:value-type="float" office:value="87" table:style-name="ce26">
            <text:p>87</text:p>
          </table:table-cell>
          <table:table-cell office:value-type="float" office:value="87" table:style-name="ce26">
            <text:p>8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8: Ward 18</text:p>
          </table:table-cell>
          <table:table-cell office:value-type="float" office:value="7.5425300000000002" table:style-name="ce25">
            <text:p>7,54253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10" table:style-name="ce26">
            <text:p>10</text:p>
          </table:table-cell>
          <table:table-cell office:value-type="float" office:value="7" table:style-name="ce26">
            <text:p>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9: Ward 19</text:p>
          </table:table-cell>
          <table:table-cell office:value-type="float" office:value="60.144100000000002" table:style-name="ce25">
            <text:p>60,1441</text:p>
          </table:table-cell>
          <table:table-cell office:value-type="float" office:value="9.9117200000000008" table:style-name="ce25">
            <text:p>9,91172</text:p>
          </table:table-cell>
          <table:table-cell office:value-type="float" office:value="71" table:style-name="ce26">
            <text:p>71</text:p>
          </table:table-cell>
          <table:table-cell office:value-type="float" office:value="68" table:style-name="ce26">
            <text:p>6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0: Ward 20</text:p>
          </table:table-cell>
          <table:table-cell office:value-type="float" office:value="11.069129999999999" table:style-name="ce25">
            <text:p>11,06913</text:p>
          </table:table-cell>
          <table:table-cell office:value-type="float" office:value="7.4337900000000001" table:style-name="ce25">
            <text:p>7,43379</text:p>
          </table:table-cell>
          <table:table-cell office:value-type="float" office:value="19" table:style-name="ce26">
            <text:p>19</text:p>
          </table:table-cell>
          <table:table-cell office:value-type="float" office:value="26" table:style-name="ce26">
            <text:p>2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1: Ward 21</text:p>
          </table:table-cell>
          <table:table-cell office:value-type="float" office:value="9035.3832199999997" table:style-name="ce25">
            <text:p>9035,38322</text:p>
          </table:table-cell>
          <table:table-cell office:value-type="float" office:value="341.39470999999998" table:style-name="ce25">
            <text:p>341,39471</text:p>
          </table:table-cell>
          <table:table-cell office:value-type="float" office:value="9432" table:style-name="ce26">
            <text:p>9432</text:p>
          </table:table-cell>
          <table:table-cell office:value-type="float" office:value="8900" table:style-name="ce26">
            <text:p>890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2: Ward 22</text:p>
          </table:table-cell>
          <table:table-cell office:value-type="float" office:value="42.266289999999998" table:style-name="ce25">
            <text:p>42,26629</text:p>
          </table:table-cell>
          <table:table-cell office:value-type="float" office:value="4.9558600000000004" table:style-name="ce25">
            <text:p>4,95586</text:p>
          </table:table-cell>
          <table:table-cell office:value-type="float" office:value="48" table:style-name="ce26">
            <text:p>48</text:p>
          </table:table-cell>
          <table:table-cell office:value-type="float" office:value="55" table:style-name="ce26">
            <text:p>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3: Ward 23</text:p>
          </table:table-cell>
          <table:table-cell office:value-type="float" office:value="13620.151229999999" table:style-name="ce25">
            <text:p>13620,15123</text:p>
          </table:table-cell>
          <table:table-cell office:value-type="float" office:value="656.58699999999999" table:style-name="ce25">
            <text:p>656,587</text:p>
          </table:table-cell>
          <table:table-cell office:value-type="float" office:value="14343" table:style-name="ce26">
            <text:p>14343</text:p>
          </table:table-cell>
          <table:table-cell office:value-type="float" office:value="10896" table:style-name="ce26">
            <text:p>1089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4: Ward 24</text:p>
          </table:table-cell>
          <table:table-cell office:value-type="float" office:value="9.7486099999999993" table:style-name="ce25">
            <text:p>9,74861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12" table:style-name="ce26">
            <text:p>12</text:p>
          </table:table-cell>
          <table:table-cell office:value-type="float" office:value="9" table:style-name="ce26">
            <text:p>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5: Ward 25</text:p>
          </table:table-cell>
          <table:table-cell office:value-type="float" office:value="17.128029999999999" table:style-name="ce25">
            <text:p>17,12803</text:p>
          </table:table-cell>
          <table:table-cell office:value-type="float" office:value="2.5323000000000002" table:style-name="ce25">
            <text:p>2,5323</text:p>
          </table:table-cell>
          <table:table-cell office:value-type="float" office:value="21" table:style-name="ce26">
            <text:p>21</text:p>
          </table:table-cell>
          <table:table-cell office:value-type="float" office:value="41" table:style-name="ce26">
            <text:p>4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6: Ward 26</text:p>
          </table:table-cell>
          <table:table-cell office:value-type="float" office:value="2460.5963700000002" table:style-name="ce25">
            <text:p>2460,59637</text:p>
          </table:table-cell>
          <table:table-cell office:value-type="float" office:value="269.33407" table:style-name="ce25">
            <text:p>269,33407</text:p>
          </table:table-cell>
          <table:table-cell office:value-type="float" office:value="2779" table:style-name="ce26">
            <text:p>2779</text:p>
          </table:table-cell>
          <table:table-cell office:value-type="float" office:value="3206" table:style-name="ce26">
            <text:p>320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7: Ward 27</text:p>
          </table:table-cell>
          <table:table-cell office:value-type="float" office:value="5548.9822800000002" table:style-name="ce25">
            <text:p>5548,98228</text:p>
          </table:table-cell>
          <table:table-cell office:value-type="float" office:value="416.47098999999997" table:style-name="ce25">
            <text:p>416,47099</text:p>
          </table:table-cell>
          <table:table-cell office:value-type="float" office:value="6045" table:style-name="ce26">
            <text:p>6045</text:p>
          </table:table-cell>
          <table:table-cell office:value-type="float" office:value="5986" table:style-name="ce26">
            <text:p>598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8: Ward 28</text:p>
          </table:table-cell>
          <table:table-cell office:value-type="float" office:value="14.758839999999999" table:style-name="ce25">
            <text:p>14,75884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17" table:style-name="ce26">
            <text:p>17</text:p>
          </table:table-cell>
          <table:table-cell office:value-type="float" office:value="17" table:style-name="ce26">
            <text:p>1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9: Ward 29</text:p>
          </table:table-cell>
          <table:table-cell office:value-type="float" office:value="35.792760000000001" table:style-name="ce25">
            <text:p>35,79276</text:p>
          </table:table-cell>
          <table:table-cell office:value-type="float" office:value="9.80518" table:style-name="ce25">
            <text:p>9,80518</text:p>
          </table:table-cell>
          <table:table-cell office:value-type="float" office:value="49" table:style-name="ce26">
            <text:p>49</text:p>
          </table:table-cell>
          <table:table-cell office:value-type="float" office:value="49" table:style-name="ce26">
            <text:p>4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0: Ward 30</text:p>
          </table:table-cell>
          <table:table-cell office:value-type="float" office:value="1394.5703599999999" table:style-name="ce25">
            <text:p>1394,57036</text:p>
          </table:table-cell>
          <table:table-cell office:value-type="float" office:value="234.64216999999999" table:style-name="ce25">
            <text:p>234,64217</text:p>
          </table:table-cell>
          <table:table-cell office:value-type="float" office:value="1672" table:style-name="ce26">
            <text:p>1672</text:p>
          </table:table-cell>
          <table:table-cell office:value-type="float" office:value="1911" table:style-name="ce26">
            <text:p>191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1: Ward 31</text:p>
          </table:table-cell>
          <table:table-cell office:value-type="float" office:value="16.079360000000001" table:style-name="ce25">
            <text:p>16,07936</text:p>
          </table:table-cell>
          <table:table-cell office:value-type="float" office:value="4.9558600000000004" table:style-name="ce25">
            <text:p>4,95586</text:p>
          </table:table-cell>
          <table:table-cell office:value-type="float" office:value="22" table:style-name="ce26">
            <text:p>22</text:p>
          </table:table-cell>
          <table:table-cell office:value-type="float" office:value="31" table:style-name="ce26">
            <text:p>3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2: Ward 32</text:p>
          </table:table-cell>
          <table:table-cell office:value-type="float" office:value="351.62918999999999" table:style-name="ce25">
            <text:p>351,62919</text:p>
          </table:table-cell>
          <table:table-cell office:value-type="float" office:value="41.744219999999999" table:style-name="ce25">
            <text:p>41,74422</text:p>
          </table:table-cell>
          <table:table-cell office:value-type="float" office:value="398" table:style-name="ce26">
            <text:p>398</text:p>
          </table:table-cell>
          <table:table-cell office:value-type="float" office:value="324" table:style-name="ce26">
            <text:p>32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3: Ward 33</text:p>
          </table:table-cell>
          <table:table-cell office:value-type="float" office:value="4.9558600000000004" table:style-name="ce25">
            <text:p>4,95586</text:p>
          </table:table-cell>
          <table:table-cell office:value-type="float" office:value="3.7984499999999999" table:style-name="ce25">
            <text:p>3,79845</text:p>
          </table:table-cell>
          <table:table-cell office:value-type="float" office:value="9" table:style-name="ce26">
            <text:p>9</text:p>
          </table:table-cell>
          <table:table-cell office:value-type="float" office:value="11" table:style-name="ce26">
            <text:p>1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4: Ward 34</text:p>
          </table:table-cell>
          <table:table-cell office:value-type="float" office:value="14.81321" table:style-name="ce25">
            <text:p>14,81321</text:p>
          </table:table-cell>
          <table:table-cell office:value-type="float" office:value="3.7440799999999999" table:style-name="ce25">
            <text:p>3,74408</text:p>
          </table:table-cell>
          <table:table-cell office:value-type="float" office:value="25" table:style-name="ce26">
            <text:p>25</text:p>
          </table:table-cell>
          <table:table-cell office:value-type="float" office:value="13" table:style-name="ce26">
            <text:p>1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5: Ward 35</text:p>
          </table:table-cell>
          <table:table-cell office:value-type="float" office:value="14.54706" table:style-name="ce25">
            <text:p>14,54706</text:p>
          </table:table-cell>
          <table:table-cell office:value-type="float" office:value="8.7543100000000003" table:style-name="ce25">
            <text:p>8,75431</text:p>
          </table:table-cell>
          <table:table-cell office:value-type="float" office:value="26" table:style-name="ce26">
            <text:p>26</text:p>
          </table:table-cell>
          <table:table-cell office:value-type="float" office:value="41" table:style-name="ce26">
            <text:p>4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6: Ward 36</text:p>
          </table:table-cell>
          <table:table-cell office:value-type="float" office:value="6.1676399999999996" table:style-name="ce25">
            <text:p>6,16764</text:p>
          </table:table-cell>
          <table:table-cell office:value-type="float" office:value="4.9014899999999999" table:style-name="ce25">
            <text:p>4,90149</text:p>
          </table:table-cell>
          <table:table-cell office:value-type="float" office:value="11" table:style-name="ce26">
            <text:p>11</text:p>
          </table:table-cell>
          <table:table-cell office:value-type="float" office:value="17" table:style-name="ce26">
            <text:p>1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7: Ward 37</text:p>
          </table:table-cell>
          <table:table-cell office:value-type="float" office:value="3.6897099999999998" table:style-name="ce25">
            <text:p>3,68971</text:p>
          </table:table-cell>
          <table:table-cell office:value-type="float" office:value="3.7984499999999999" table:style-name="ce25">
            <text:p>3,79845</text:p>
          </table:table-cell>
          <table:table-cell office:value-type="float" office:value="9" table:style-name="ce26">
            <text:p>9</text:p>
          </table:table-cell>
          <table:table-cell office:value-type="float" office:value="8" table:style-name="ce26">
            <text:p>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8: Ward 38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4.9014899999999999" table:style-name="ce25">
            <text:p>4,90149</text:p>
          </table:table-cell>
          <table:table-cell office:value-type="float" office:value="7" table:style-name="ce26">
            <text:p>7</text:p>
          </table:table-cell>
          <table:table-cell office:value-type="float" office:value="15" table:style-name="ce26">
            <text:p>1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9: Ward 39</text:p>
          </table:table-cell>
          <table:table-cell office:value-type="float" office:value="34.47354" table:style-name="ce25">
            <text:p>34,47354</text:p>
          </table:table-cell>
          <table:table-cell office:value-type="float" office:value="3.6897099999999998" table:style-name="ce25">
            <text:p>3,68971</text:p>
          </table:table-cell>
          <table:table-cell office:value-type="float" office:value="41" table:style-name="ce26">
            <text:p>41</text:p>
          </table:table-cell>
          <table:table-cell office:value-type="float" office:value="35" table:style-name="ce26">
            <text:p>3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0: Ward 40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5" table:style-name="ce26">
            <text:p>5</text:p>
          </table:table-cell>
          <table:table-cell office:value-type="float" office:value="6" table:style-name="ce26">
            <text:p>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1: Ward 41</text:p>
          </table:table-cell>
          <table:table-cell office:value-type="float" office:value="4.9558600000000004" table:style-name="ce25">
            <text:p>4,95586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6" table:style-name="ce26">
            <text:p>6</text:p>
          </table:table-cell>
          <table:table-cell office:value-type="float" office:value="9" table:style-name="ce26">
            <text:p>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2: Ward 42</text:p>
          </table:table-cell>
          <table:table-cell office:value-type="float" office:value="6.22201" table:style-name="ce25">
            <text:p>6,22201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10" table:style-name="ce26">
            <text:p>10</text:p>
          </table:table-cell>
          <table:table-cell office:value-type="float" office:value="8" table:style-name="ce26">
            <text:p>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3: Ward 43</text:p>
          </table:table-cell>
          <table:table-cell office:value-type="float" office:value="52.704610000000002" table:style-name="ce25">
            <text:p>52,70461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58" table:style-name="ce26">
            <text:p>58</text:p>
          </table:table-cell>
          <table:table-cell office:value-type="float" office:value="50" table:style-name="ce26">
            <text:p>5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4: Ward 44</text:p>
          </table:table-cell>
          <table:table-cell office:value-type="float" office:value="13.49269" table:style-name="ce25">
            <text:p>13,49269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16" table:style-name="ce26">
            <text:p>16</text:p>
          </table:table-cell>
          <table:table-cell office:value-type="float" office:value="33" table:style-name="ce26">
            <text:p>3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5: Ward 45</text:p>
          </table:table-cell>
          <table:table-cell office:value-type="float" office:value="7.3250500000000001" table:style-name="ce25">
            <text:p>7,32505</text:p>
          </table:table-cell>
          <table:table-cell office:value-type="float" office:value="3.7440799999999999" table:style-name="ce25">
            <text:p>3,74408</text:p>
          </table:table-cell>
          <table:table-cell office:value-type="float" office:value="11" table:style-name="ce26">
            <text:p>11</text:p>
          </table:table-cell>
          <table:table-cell office:value-type="float" office:value="15" table:style-name="ce26">
            <text:p>1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6: Ward 46</text:p>
          </table:table-cell>
          <table:table-cell office:value-type="float" office:value="38.217619999999997" table:style-name="ce25">
            <text:p>38,21762</text:p>
          </table:table-cell>
          <table:table-cell office:value-type="float" office:value="7.2706799999999996" table:style-name="ce25">
            <text:p>7,27068</text:p>
          </table:table-cell>
          <table:table-cell office:value-type="float" office:value="45" table:style-name="ce26">
            <text:p>45</text:p>
          </table:table-cell>
          <table:table-cell office:value-type="float" office:value="41" table:style-name="ce26">
            <text:p>4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7: Ward 47</text:p>
          </table:table-cell>
          <table:table-cell office:value-type="float" office:value="7.4337900000000001" table:style-name="ce25">
            <text:p>7,43379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9" table:style-name="ce26">
            <text:p>9</text:p>
          </table:table-cell>
          <table:table-cell office:value-type="float" office:value="26" table:style-name="ce26">
            <text:p>2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8: Ward 48</text:p>
          </table:table-cell>
          <table:table-cell office:value-type="float" office:value="42.016069999999999" table:style-name="ce25">
            <text:p>42,01607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43" table:style-name="ce26">
            <text:p>43</text:p>
          </table:table-cell>
          <table:table-cell office:value-type="float" office:value="68" table:style-name="ce26">
            <text:p>6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9: Ward 49</text:p>
          </table:table-cell>
          <table:table-cell office:value-type="float" office:value="23.458780000000001" table:style-name="ce25">
            <text:p>23,45878</text:p>
          </table:table-cell>
          <table:table-cell office:value-type="float" office:value="5.8471200000000003" table:style-name="ce25">
            <text:p>5,84712</text:p>
          </table:table-cell>
          <table:table-cell office:value-type="float" office:value="29" table:style-name="ce26">
            <text:p>29</text:p>
          </table:table-cell>
          <table:table-cell office:value-type="float" office:value="49" table:style-name="ce26">
            <text:p>4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0: Ward 50</text:p>
          </table:table-cell>
          <table:table-cell office:value-type="float" office:value="11.069129999999999" table:style-name="ce25">
            <text:p>11,06913</text:p>
          </table:table-cell>
          <table:table-cell office:value-type="float" office:value="4.9558600000000004" table:style-name="ce25">
            <text:p>4,95586</text:p>
          </table:table-cell>
          <table:table-cell office:value-type="float" office:value="17" table:style-name="ce26">
            <text:p>17</text:p>
          </table:table-cell>
          <table:table-cell office:value-type="float" office:value="15" table:style-name="ce26">
            <text:p>1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1: Ward 51</text:p>
          </table:table-cell>
          <table:table-cell office:value-type="float" office:value="7.4881599999999997" table:style-name="ce25">
            <text:p>7,48816</text:p>
          </table:table-cell>
          <table:table-cell office:value-type="float" office:value="2.2117800000000001" table:style-name="ce25">
            <text:p>2,21178</text:p>
          </table:table-cell>
          <table:table-cell office:value-type="float" office:value="10" table:style-name="ce26">
            <text:p>10</text:p>
          </table:table-cell>
          <table:table-cell office:value-type="float" office:value="18" table:style-name="ce26">
            <text:p>1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2: Ward 52</text:p>
          </table:table-cell>
          <table:table-cell office:value-type="float" office:value="2.5323000000000002" table:style-name="ce25">
            <text:p>2,5323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3: Ward 53</text:p>
          </table:table-cell>
          <table:table-cell office:value-type="float" office:value="4531.0333199999995" table:style-name="ce25">
            <text:p>4531,03332</text:p>
          </table:table-cell>
          <table:table-cell office:value-type="float" office:value="173.47644" table:style-name="ce25">
            <text:p>173,47644</text:p>
          </table:table-cell>
          <table:table-cell office:value-type="float" office:value="4735" table:style-name="ce26">
            <text:p>4735</text:p>
          </table:table-cell>
          <table:table-cell office:value-type="float" office:value="5504" table:style-name="ce26">
            <text:p>550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4: Ward 54</text:p>
          </table:table-cell>
          <table:table-cell office:value-type="float" office:value="9176.0741600000001" table:style-name="ce25">
            <text:p>9176,07416</text:p>
          </table:table-cell>
          <table:table-cell office:value-type="float" office:value="363.73334999999997" table:style-name="ce25">
            <text:p>363,73335</text:p>
          </table:table-cell>
          <table:table-cell office:value-type="float" office:value="9585" table:style-name="ce26">
            <text:p>9585</text:p>
          </table:table-cell>
          <table:table-cell office:value-type="float" office:value="8909" table:style-name="ce26">
            <text:p>890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5: Ward 55</text:p>
          </table:table-cell>
          <table:table-cell office:value-type="float" office:value="5889.5135300000002" table:style-name="ce25">
            <text:p>5889,51353</text:p>
          </table:table-cell>
          <table:table-cell office:value-type="float" office:value="591.42624000000001" table:style-name="ce25">
            <text:p>591,42624</text:p>
          </table:table-cell>
          <table:table-cell office:value-type="float" office:value="6582" table:style-name="ce26">
            <text:p>6582</text:p>
          </table:table-cell>
          <table:table-cell office:value-type="float" office:value="6708" table:style-name="ce26">
            <text:p>670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6: Ward 56</text:p>
          </table:table-cell>
          <table:table-cell office:value-type="float" office:value="180.68691000000001" table:style-name="ce25">
            <text:p>180,68691</text:p>
          </table:table-cell>
          <table:table-cell office:value-type="float" office:value="20.448550000000001" table:style-name="ce25">
            <text:p>20,44855</text:p>
          </table:table-cell>
          <table:table-cell office:value-type="float" office:value="202" table:style-name="ce26">
            <text:p>202</text:p>
          </table:table-cell>
          <table:table-cell office:value-type="float" office:value="203" table:style-name="ce26">
            <text:p>20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7: Ward 57</text:p>
          </table:table-cell>
          <table:table-cell office:value-type="float" office:value="4735.4363800000001" table:style-name="ce25">
            <text:p>4735,43638</text:p>
          </table:table-cell>
          <table:table-cell office:value-type="float" office:value="254.06031999999999" table:style-name="ce25">
            <text:p>254,06032</text:p>
          </table:table-cell>
          <table:table-cell office:value-type="float" office:value="5017" table:style-name="ce26">
            <text:p>5017</text:p>
          </table:table-cell>
          <table:table-cell office:value-type="float" office:value="3858" table:style-name="ce26">
            <text:p>385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8: Ward 58</text:p>
          </table:table-cell>
          <table:table-cell office:value-type="float" office:value="8489.0469799999992" table:style-name="ce25">
            <text:p>8489,04698</text:p>
          </table:table-cell>
          <table:table-cell office:value-type="float" office:value="244.77707000000001" table:style-name="ce25">
            <text:p>244,77707</text:p>
          </table:table-cell>
          <table:table-cell office:value-type="float" office:value="8774" table:style-name="ce26">
            <text:p>8774</text:p>
          </table:table-cell>
          <table:table-cell office:value-type="float" office:value="7950" table:style-name="ce26">
            <text:p>795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9: Ward 59</text:p>
          </table:table-cell>
          <table:table-cell office:value-type="float" office:value="6929.0115699999997" table:style-name="ce25">
            <text:p>6929,01157</text:p>
          </table:table-cell>
          <table:table-cell office:value-type="float" office:value="254.65722" table:style-name="ce25">
            <text:p>254,65722</text:p>
          </table:table-cell>
          <table:table-cell office:value-type="float" office:value="7210" table:style-name="ce26">
            <text:p>7210</text:p>
          </table:table-cell>
          <table:table-cell office:value-type="float" office:value="7498" table:style-name="ce26">
            <text:p>749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0: Ward 60</text:p>
          </table:table-cell>
          <table:table-cell office:value-type="float" office:value="953.74874999999997" table:style-name="ce25">
            <text:p>953,74875</text:p>
          </table:table-cell>
          <table:table-cell office:value-type="float" office:value="81.750060000000005" table:style-name="ce25">
            <text:p>81,75006</text:p>
          </table:table-cell>
          <table:table-cell office:value-type="float" office:value="1050" table:style-name="ce26">
            <text:p>1050</text:p>
          </table:table-cell>
          <table:table-cell office:value-type="float" office:value="1254" table:style-name="ce26">
            <text:p>125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1: Ward 61</text:p>
          </table:table-cell>
          <table:table-cell office:value-type="float" office:value="3364.00326" table:style-name="ce25">
            <text:p>3364,00326</text:p>
          </table:table-cell>
          <table:table-cell office:value-type="float" office:value="166.80420000000001" table:style-name="ce25">
            <text:p>166,8042</text:p>
          </table:table-cell>
          <table:table-cell office:value-type="float" office:value="3576" table:style-name="ce26">
            <text:p>3576</text:p>
          </table:table-cell>
          <table:table-cell office:value-type="float" office:value="4589" table:style-name="ce26">
            <text:p>458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2: Ward 62</text:p>
          </table:table-cell>
          <table:table-cell office:value-type="float" office:value="6900.6098400000001" table:style-name="ce25">
            <text:p>6900,60984</text:p>
          </table:table-cell>
          <table:table-cell office:value-type="float" office:value="233.72475" table:style-name="ce25">
            <text:p>233,72475</text:p>
          </table:table-cell>
          <table:table-cell office:value-type="float" office:value="7196" table:style-name="ce26">
            <text:p>7196</text:p>
          </table:table-cell>
          <table:table-cell office:value-type="float" office:value="8448" table:style-name="ce26">
            <text:p>844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3: Ward 63</text:p>
          </table:table-cell>
          <table:table-cell office:value-type="float" office:value="1299.7187300000001" table:style-name="ce25">
            <text:p>1299,71873</text:p>
          </table:table-cell>
          <table:table-cell office:value-type="float" office:value="113.54982" table:style-name="ce25">
            <text:p>113,54982</text:p>
          </table:table-cell>
          <table:table-cell office:value-type="float" office:value="1438" table:style-name="ce26">
            <text:p>1438</text:p>
          </table:table-cell>
          <table:table-cell office:value-type="float" office:value="1267" table:style-name="ce26">
            <text:p>126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4: Ward 64</text:p>
          </table:table-cell>
          <table:table-cell office:value-type="float" office:value="6771.0319300000001" table:style-name="ce25">
            <text:p>6771,03193</text:p>
          </table:table-cell>
          <table:table-cell office:value-type="float" office:value="310.53940999999998" table:style-name="ce25">
            <text:p>310,53941</text:p>
          </table:table-cell>
          <table:table-cell office:value-type="float" office:value="7123" table:style-name="ce26">
            <text:p>7123</text:p>
          </table:table-cell>
          <table:table-cell office:value-type="float" office:value="7694" table:style-name="ce26">
            <text:p>769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5: Ward 65</text:p>
          </table:table-cell>
          <table:table-cell office:value-type="float" office:value="34.527909999999999" table:style-name="ce25">
            <text:p>34,52791</text:p>
          </table:table-cell>
          <table:table-cell office:value-type="float" office:value="4.9014899999999999" table:style-name="ce25">
            <text:p>4,90149</text:p>
          </table:table-cell>
          <table:table-cell office:value-type="float" office:value="39" table:style-name="ce26">
            <text:p>39</text:p>
          </table:table-cell>
          <table:table-cell office:value-type="float" office:value="43" table:style-name="ce26">
            <text:p>4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6: Ward 66</text:p>
          </table:table-cell>
          <table:table-cell office:value-type="float" office:value="81.064880000000002" table:style-name="ce25">
            <text:p>81,06488</text:p>
          </table:table-cell>
          <table:table-cell office:value-type="float" office:value="11.069129999999999" table:style-name="ce25">
            <text:p>11,06913</text:p>
          </table:table-cell>
          <table:table-cell office:value-type="float" office:value="93" table:style-name="ce26">
            <text:p>93</text:p>
          </table:table-cell>
          <table:table-cell office:value-type="float" office:value="67" table:style-name="ce26">
            <text:p>6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7: Ward 67</text:p>
          </table:table-cell>
          <table:table-cell office:value-type="float" office:value="160.93361999999999" table:style-name="ce25">
            <text:p>160,93362</text:p>
          </table:table-cell>
          <table:table-cell office:value-type="float" office:value="7.4881599999999997" table:style-name="ce25">
            <text:p>7,48816</text:p>
          </table:table-cell>
          <table:table-cell office:value-type="float" office:value="170" table:style-name="ce26">
            <text:p>170</text:p>
          </table:table-cell>
          <table:table-cell office:value-type="float" office:value="168" table:style-name="ce26">
            <text:p>16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8: Ward 68</text:p>
          </table:table-cell>
          <table:table-cell office:value-type="float" office:value="22.08389" table:style-name="ce25">
            <text:p>22,08389</text:p>
          </table:table-cell>
          <table:table-cell office:value-type="float" office:value="4.9558600000000004" table:style-name="ce25">
            <text:p>4,95586</text:p>
          </table:table-cell>
          <table:table-cell office:value-type="float" office:value="31" table:style-name="ce26">
            <text:p>31</text:p>
          </table:table-cell>
          <table:table-cell office:value-type="float" office:value="43" table:style-name="ce26">
            <text:p>4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9: Ward 69</text:p>
          </table:table-cell>
          <table:table-cell office:value-type="float" office:value="5781.9128499999997" table:style-name="ce25">
            <text:p>5781,91285</text:p>
          </table:table-cell>
          <table:table-cell office:value-type="float" office:value="247.73264" table:style-name="ce25">
            <text:p>247,73264</text:p>
          </table:table-cell>
          <table:table-cell office:value-type="float" office:value="6081" table:style-name="ce26">
            <text:p>6081</text:p>
          </table:table-cell>
          <table:table-cell office:value-type="float" office:value="6309" table:style-name="ce26">
            <text:p>630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0: Ward 70</text:p>
          </table:table-cell>
          <table:table-cell office:value-type="float" office:value="10183.219129999999" table:style-name="ce25">
            <text:p>10183,21913</text:p>
          </table:table-cell>
          <table:table-cell office:value-type="float" office:value="290.84269" table:style-name="ce25">
            <text:p>290,84269</text:p>
          </table:table-cell>
          <table:table-cell office:value-type="float" office:value="10510" table:style-name="ce26">
            <text:p>10510</text:p>
          </table:table-cell>
          <table:table-cell office:value-type="float" office:value="9383" table:style-name="ce26">
            <text:p>938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1: Ward 71</text:p>
          </table:table-cell>
          <table:table-cell office:value-type="float" office:value="7766.7282100000002" table:style-name="ce25">
            <text:p>7766,72821</text:p>
          </table:table-cell>
          <table:table-cell office:value-type="float" office:value="293.03649000000001" table:style-name="ce25">
            <text:p>293,03649</text:p>
          </table:table-cell>
          <table:table-cell office:value-type="float" office:value="8102" table:style-name="ce26">
            <text:p>8102</text:p>
          </table:table-cell>
          <table:table-cell office:value-type="float" office:value="8426" table:style-name="ce26">
            <text:p>842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2: Ward 72</text:p>
          </table:table-cell>
          <table:table-cell office:value-type="float" office:value="762.44944999999996" table:style-name="ce25">
            <text:p>762,44945</text:p>
          </table:table-cell>
          <table:table-cell office:value-type="float" office:value="51.927790000000002" table:style-name="ce25">
            <text:p>51,92779</text:p>
          </table:table-cell>
          <table:table-cell office:value-type="float" office:value="819" table:style-name="ce26">
            <text:p>819</text:p>
          </table:table-cell>
          <table:table-cell office:value-type="float" office:value="821" table:style-name="ce26">
            <text:p>82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3: Ward 73</text:p>
          </table:table-cell>
          <table:table-cell office:value-type="float" office:value="6911.8802100000003" table:style-name="ce25">
            <text:p>6911,88021</text:p>
          </table:table-cell>
          <table:table-cell office:value-type="float" office:value="311.25616000000002" table:style-name="ce25">
            <text:p>311,25616</text:p>
          </table:table-cell>
          <table:table-cell office:value-type="float" office:value="7280" table:style-name="ce26">
            <text:p>7280</text:p>
          </table:table-cell>
          <table:table-cell office:value-type="float" office:value="7771" table:style-name="ce26">
            <text:p>777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4: Ward 74</text:p>
          </table:table-cell>
          <table:table-cell office:value-type="float" office:value="6311.5163899999998" table:style-name="ce25">
            <text:p>6311,51639</text:p>
          </table:table-cell>
          <table:table-cell office:value-type="float" office:value="219.65986000000001" table:style-name="ce25">
            <text:p>219,65986</text:p>
          </table:table-cell>
          <table:table-cell office:value-type="float" office:value="6566" table:style-name="ce26">
            <text:p>6566</text:p>
          </table:table-cell>
          <table:table-cell office:value-type="float" office:value="6475" table:style-name="ce26">
            <text:p>647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5: Ward 75</text:p>
          </table:table-cell>
          <table:table-cell office:value-type="float" office:value="35.316130000000001" table:style-name="ce25">
            <text:p>35,31613</text:p>
          </table:table-cell>
          <table:table-cell office:value-type="float" office:value="7.4337900000000001" table:style-name="ce25">
            <text:p>7,43379</text:p>
          </table:table-cell>
          <table:table-cell office:value-type="float" office:value="44" table:style-name="ce26">
            <text:p>44</text:p>
          </table:table-cell>
          <table:table-cell office:value-type="float" office:value="33" table:style-name="ce26">
            <text:p>3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6: Ward 76</text:p>
          </table:table-cell>
          <table:table-cell office:value-type="float" office:value="17.291139999999999" table:style-name="ce25">
            <text:p>17,29114</text:p>
          </table:table-cell>
          <table:table-cell office:value-type="float" office:value="5.01023" table:style-name="ce25">
            <text:p>5,01023</text:p>
          </table:table-cell>
          <table:table-cell office:value-type="float" office:value="22" table:style-name="ce26">
            <text:p>22</text:p>
          </table:table-cell>
          <table:table-cell office:value-type="float" office:value="119" table:style-name="ce26">
            <text:p>11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7: Ward 77</text:p>
          </table:table-cell>
          <table:table-cell office:value-type="float" office:value="8828.3918699999995" table:style-name="ce25">
            <text:p>8828,39187</text:p>
          </table:table-cell>
          <table:table-cell office:value-type="float" office:value="286.31842999999998" table:style-name="ce25">
            <text:p>286,31843</text:p>
          </table:table-cell>
          <table:table-cell office:value-type="float" office:value="9139" table:style-name="ce26">
            <text:p>9139</text:p>
          </table:table-cell>
          <table:table-cell office:value-type="float" office:value="5758" table:style-name="ce26">
            <text:p>575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8: Ward 78</text:p>
          </table:table-cell>
          <table:table-cell office:value-type="float" office:value="49.069270000000003" table:style-name="ce25">
            <text:p>49,06927</text:p>
          </table:table-cell>
          <table:table-cell office:value-type="float" office:value="2.5323000000000002" table:style-name="ce25">
            <text:p>2,5323</text:p>
          </table:table-cell>
          <table:table-cell office:value-type="float" office:value="54" table:style-name="ce26">
            <text:p>54</text:p>
          </table:table-cell>
          <table:table-cell office:value-type="float" office:value="41" table:style-name="ce26">
            <text:p>4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9: Ward 79</text:p>
          </table:table-cell>
          <table:table-cell office:value-type="float" office:value="12.28091" table:style-name="ce25">
            <text:p>12,28091</text:p>
          </table:table-cell>
          <table:table-cell office:value-type="float" office:value="0" table:style-name="ce25">
            <text:p>0</text:p>
          </table:table-cell>
          <table:table-cell office:value-type="float" office:value="13" table:style-name="ce26">
            <text:p>13</text:p>
          </table:table-cell>
          <table:table-cell office:value-type="float" office:value="28" table:style-name="ce26">
            <text:p>2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0: Ward 80</text:p>
          </table:table-cell>
          <table:table-cell office:value-type="float" office:value="212.13896" table:style-name="ce25">
            <text:p>212,13896</text:p>
          </table:table-cell>
          <table:table-cell office:value-type="float" office:value="25.71923" table:style-name="ce25">
            <text:p>25,71923</text:p>
          </table:table-cell>
          <table:table-cell office:value-type="float" office:value="246" table:style-name="ce26">
            <text:p>246</text:p>
          </table:table-cell>
          <table:table-cell office:value-type="float" office:value="222" table:style-name="ce26">
            <text:p>22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1: Ward 81</text:p>
          </table:table-cell>
          <table:table-cell office:value-type="float" office:value="9.8573500000000003" table:style-name="ce25">
            <text:p>9,85735</text:p>
          </table:table-cell>
          <table:table-cell office:value-type="float" office:value="3.7440799999999999" table:style-name="ce25">
            <text:p>3,74408</text:p>
          </table:table-cell>
          <table:table-cell office:value-type="float" office:value="14" table:style-name="ce26">
            <text:p>14</text:p>
          </table:table-cell>
          <table:table-cell office:value-type="float" office:value="10" table:style-name="ce26">
            <text:p>1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2: Ward 82</text:p>
          </table:table-cell>
          <table:table-cell office:value-type="float" office:value="20.926480000000002" table:style-name="ce25">
            <text:p>20,92648</text:p>
          </table:table-cell>
          <table:table-cell office:value-type="float" office:value="4.8471200000000003" table:style-name="ce25">
            <text:p>4,84712</text:p>
          </table:table-cell>
          <table:table-cell office:value-type="float" office:value="26" table:style-name="ce26">
            <text:p>26</text:p>
          </table:table-cell>
          <table:table-cell office:value-type="float" office:value="28" table:style-name="ce26">
            <text:p>2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3: Ward 83</text:p>
          </table:table-cell>
          <table:table-cell office:value-type="float" office:value="4612.9602299999997" table:style-name="ce25">
            <text:p>4612,96023</text:p>
          </table:table-cell>
          <table:table-cell office:value-type="float" office:value="340.95945999999998" table:style-name="ce25">
            <text:p>340,95946</text:p>
          </table:table-cell>
          <table:table-cell office:value-type="float" office:value="5013" table:style-name="ce26">
            <text:p>5013</text:p>
          </table:table-cell>
          <table:table-cell office:value-type="float" office:value="5724" table:style-name="ce26">
            <text:p>572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4: Ward 84</text:p>
          </table:table-cell>
          <table:table-cell office:value-type="float" office:value="7097.5591199999999" table:style-name="ce25">
            <text:p>7097,55912</text:p>
          </table:table-cell>
          <table:table-cell office:value-type="float" office:value="313.78093999999999" table:style-name="ce25">
            <text:p>313,78094</text:p>
          </table:table-cell>
          <table:table-cell office:value-type="float" office:value="7469" table:style-name="ce26">
            <text:p>7469</text:p>
          </table:table-cell>
          <table:table-cell office:value-type="float" office:value="9803" table:style-name="ce26">
            <text:p>980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5: Ward 85</text:p>
          </table:table-cell>
          <table:table-cell office:value-type="float" office:value="2866.0613499999999" table:style-name="ce25">
            <text:p>2866,06135</text:p>
          </table:table-cell>
          <table:table-cell office:value-type="float" office:value="197.53328999999999" table:style-name="ce25">
            <text:p>197,53329</text:p>
          </table:table-cell>
          <table:table-cell office:value-type="float" office:value="3127" table:style-name="ce26">
            <text:p>3127</text:p>
          </table:table-cell>
          <table:table-cell office:value-type="float" office:value="3551" table:style-name="ce26">
            <text:p>355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6: Ward 86</text:p>
          </table:table-cell>
          <table:table-cell office:value-type="float" office:value="336.39296000000002" table:style-name="ce25">
            <text:p>336,39296</text:p>
          </table:table-cell>
          <table:table-cell office:value-type="float" office:value="24.295670000000001" table:style-name="ce25">
            <text:p>24,29567</text:p>
          </table:table-cell>
          <table:table-cell office:value-type="float" office:value="367" table:style-name="ce26">
            <text:p>367</text:p>
          </table:table-cell>
          <table:table-cell office:value-type="float" office:value="452" table:style-name="ce26">
            <text:p>45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7: Ward 87</text:p>
          </table:table-cell>
          <table:table-cell office:value-type="float" office:value="4.8471200000000003" table:style-name="ce25">
            <text:p>4,84712</text:p>
          </table:table-cell>
          <table:table-cell office:value-type="float" office:value="3.7440799999999999" table:style-name="ce25">
            <text:p>3,74408</text:p>
          </table:table-cell>
          <table:table-cell office:value-type="float" office:value="9" table:style-name="ce26">
            <text:p>9</text:p>
          </table:table-cell>
          <table:table-cell office:value-type="float" office:value="13" table:style-name="ce26">
            <text:p>1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8: Ward 88</text:p>
          </table:table-cell>
          <table:table-cell office:value-type="float" office:value="21.089590000000001" table:style-name="ce25">
            <text:p>21,08959</text:p>
          </table:table-cell>
          <table:table-cell office:value-type="float" office:value="5.01023" table:style-name="ce25">
            <text:p>5,01023</text:p>
          </table:table-cell>
          <table:table-cell office:value-type="float" office:value="26" table:style-name="ce26">
            <text:p>26</text:p>
          </table:table-cell>
          <table:table-cell office:value-type="float" office:value="55" table:style-name="ce26">
            <text:p>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9: Ward 89</text:p>
          </table:table-cell>
          <table:table-cell office:value-type="float" office:value="6.22201" table:style-name="ce25">
            <text:p>6,22201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7" table:style-name="ce26">
            <text:p>7</text:p>
          </table:table-cell>
          <table:table-cell office:value-type="float" office:value="5" table:style-name="ce26">
            <text:p>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0: Ward 90</text:p>
          </table:table-cell>
          <table:table-cell office:value-type="float" office:value="8.6455699999999993" table:style-name="ce25">
            <text:p>8,64557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10" table:style-name="ce26">
            <text:p>10</text:p>
          </table:table-cell>
          <table:table-cell office:value-type="float" office:value="19" table:style-name="ce26">
            <text:p>1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1: Ward 91</text:p>
          </table:table-cell>
          <table:table-cell office:value-type="float" office:value="14.704470000000001" table:style-name="ce25">
            <text:p>14,70447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17" table:style-name="ce26">
            <text:p>17</text:p>
          </table:table-cell>
          <table:table-cell office:value-type="float" office:value="7" table:style-name="ce26">
            <text:p>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2: Ward 92</text:p>
          </table:table-cell>
          <table:table-cell office:value-type="float" office:value="7.5425300000000002" table:style-name="ce25">
            <text:p>7,54253</text:p>
          </table:table-cell>
          <table:table-cell office:value-type="float" office:value="12.38965" table:style-name="ce25">
            <text:p>12,38965</text:p>
          </table:table-cell>
          <table:table-cell office:value-type="float" office:value="20" table:style-name="ce26">
            <text:p>20</text:p>
          </table:table-cell>
          <table:table-cell office:value-type="float" office:value="29" table:style-name="ce26">
            <text:p>2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3: Ward 93</text:p>
          </table:table-cell>
          <table:table-cell office:value-type="float" office:value="10.911720000000001" table:style-name="ce25">
            <text:p>10,91172</text:p>
          </table:table-cell>
          <table:table-cell office:value-type="float" office:value="2.4235600000000002" table:style-name="ce25">
            <text:p>2,42356</text:p>
          </table:table-cell>
          <table:table-cell office:value-type="float" office:value="13" table:style-name="ce26">
            <text:p>13</text:p>
          </table:table-cell>
          <table:table-cell office:value-type="float" office:value="9" table:style-name="ce26">
            <text:p>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4: Ward 9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5" table:style-name="ce26">
            <text:p>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5: Ward 95</text:p>
          </table:table-cell>
          <table:table-cell office:value-type="float" office:value="17.345510000000001" table:style-name="ce25">
            <text:p>17,34551</text:p>
          </table:table-cell>
          <table:table-cell office:value-type="float" office:value="8.6999399999999998" table:style-name="ce25">
            <text:p>8,69994</text:p>
          </table:table-cell>
          <table:table-cell office:value-type="float" office:value="26" table:style-name="ce26">
            <text:p>26</text:p>
          </table:table-cell>
          <table:table-cell office:value-type="float" office:value="29" table:style-name="ce26">
            <text:p>2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6: Ward 96</text:p>
          </table:table-cell>
          <table:table-cell office:value-type="float" office:value="7.3794199999999996" table:style-name="ce25">
            <text:p>7,37942</text:p>
          </table:table-cell>
          <table:table-cell office:value-type="float" office:value="1.2661500000000001" table:style-name="ce25">
            <text:p>1,26615</text:p>
          </table:table-cell>
          <table:table-cell office:value-type="float" office:value="10" table:style-name="ce26">
            <text:p>10</text:p>
          </table:table-cell>
          <table:table-cell office:value-type="float" office:value="12" table:style-name="ce26">
            <text:p>1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7: Ward 97</text:p>
          </table:table-cell>
          <table:table-cell office:value-type="float" office:value="5.6897099999999998" table:style-name="ce25">
            <text:p>5,68971</text:p>
          </table:table-cell>
          <table:table-cell office:value-type="float" office:value="1.2117800000000001" table:style-name="ce25">
            <text:p>1,21178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6">
            <text:p>1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8: Ward 98</text:p>
          </table:table-cell>
          <table:table-cell office:value-type="float" office:value="11.232239999999999" table:style-name="ce25">
            <text:p>11,23224</text:p>
          </table:table-cell>
          <table:table-cell office:value-type="float" office:value="2.4779300000000002" table:style-name="ce25">
            <text:p>2,47793</text:p>
          </table:table-cell>
          <table:table-cell office:value-type="float" office:value="15" table:style-name="ce26">
            <text:p>15</text:p>
          </table:table-cell>
          <table:table-cell office:value-type="float" office:value="25" table:style-name="ce26">
            <text:p>2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9: Ward 99</text:p>
          </table:table-cell>
          <table:table-cell office:value-type="float" office:value="7.4337900000000001" table:style-name="ce25">
            <text:p>7,43379</text:p>
          </table:table-cell>
          <table:table-cell office:value-type="float" office:value="4.8471200000000003" table:style-name="ce25">
            <text:p>4,84712</text:p>
          </table:table-cell>
          <table:table-cell office:value-type="float" office:value="12" table:style-name="ce26">
            <text:p>12</text:p>
          </table:table-cell>
          <table:table-cell office:value-type="float" office:value="21" table:style-name="ce26">
            <text:p>2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100: Ward 100</text:p>
          </table:table-cell>
          <table:table-cell office:value-type="float" office:value="5853.4687100000001" table:style-name="ce25">
            <text:p>5853,46871</text:p>
          </table:table-cell>
          <table:table-cell office:value-type="float" office:value="552.38426000000004" table:style-name="ce25">
            <text:p>552,38426</text:p>
          </table:table-cell>
          <table:table-cell office:value-type="float" office:value="6491" table:style-name="ce26">
            <text:p>6491</text:p>
          </table:table-cell>
          <table:table-cell office:value-type="float" office:value="6164" table:style-name="ce26">
            <text:p>616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101: Ward 101</text:p>
          </table:table-cell>
          <table:table-cell office:value-type="float" office:value="56.503059999999998" table:style-name="ce25">
            <text:p>56,50306</text:p>
          </table:table-cell>
          <table:table-cell office:value-type="float" office:value="5.01023" table:style-name="ce25">
            <text:p>5,01023</text:p>
          </table:table-cell>
          <table:table-cell office:value-type="float" office:value="63" table:style-name="ce26">
            <text:p>63</text:p>
          </table:table-cell>
          <table:table-cell office:value-type="float" office:value="33" table:style-name="ce26">
            <text:p>33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2: Ward 102</text:p>
          </table:table-cell>
          <table:table-cell office:value-type="float" office:value="10754.85073" table:style-name="ce25">
            <text:p>10754,85073</text:p>
          </table:table-cell>
          <table:table-cell office:value-type="float" office:value="549.24617999999998" table:style-name="ce25">
            <text:p>549,24618</text:p>
          </table:table-cell>
          <table:table-cell office:value-type="float" office:value="11469" table:style-name="ce26">
            <text:p>11469</text:p>
          </table:table-cell>
          <table:table-cell office:value-type="float" office:value="8360" table:style-name="ce26">
            <text:p>8360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3: Ward 103</text:p>
          </table:table-cell>
          <table:table-cell office:value-type="float" office:value="17725.508430000002" table:style-name="ce25">
            <text:p>17725,50843</text:p>
          </table:table-cell>
          <table:table-cell office:value-type="float" office:value="544.92112999999995" table:style-name="ce25">
            <text:p>544,92113</text:p>
          </table:table-cell>
          <table:table-cell office:value-type="float" office:value="18385" table:style-name="ce26">
            <text:p>18385</text:p>
          </table:table-cell>
          <table:table-cell office:value-type="float" office:value="14276" table:style-name="ce26">
            <text:p>14276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4: Ward 104</text:p>
          </table:table-cell>
          <table:table-cell office:value-type="float" office:value="212.24770000000001" table:style-name="ce25">
            <text:p>212,2477</text:p>
          </table:table-cell>
          <table:table-cell office:value-type="float" office:value="29.517679999999999" table:style-name="ce25">
            <text:p>29,51768</text:p>
          </table:table-cell>
          <table:table-cell office:value-type="float" office:value="242" table:style-name="ce26">
            <text:p>242</text:p>
          </table:table-cell>
          <table:table-cell office:value-type="float" office:value="171" table:style-name="ce26">
            <text:p>171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5: Ward 105</text:p>
          </table:table-cell>
          <table:table-cell office:value-type="float" office:value="8445.9181399999998" table:style-name="ce25">
            <text:p>8445,91814</text:p>
          </table:table-cell>
          <table:table-cell office:value-type="float" office:value="349.37317000000002" table:style-name="ce25">
            <text:p>349,37317</text:p>
          </table:table-cell>
          <table:table-cell office:value-type="float" office:value="8835" table:style-name="ce26">
            <text:p>8835</text:p>
          </table:table-cell>
          <table:table-cell office:value-type="float" office:value="7365" table:style-name="ce26">
            <text:p>7365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6: Ward 106</text:p>
          </table:table-cell>
          <table:table-cell office:value-type="float" office:value="16.97062" table:style-name="ce25">
            <text:p>16,97062</text:p>
          </table:table-cell>
          <table:table-cell office:value-type="float" office:value="8.7543100000000003" table:style-name="ce25">
            <text:p>8,75431</text:p>
          </table:table-cell>
          <table:table-cell office:value-type="float" office:value="32" table:style-name="ce26">
            <text:p>32</text:p>
          </table:table-cell>
          <table:table-cell office:value-type="float" office:value="51" table:style-name="ce26">
            <text:p>51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7: Ward 107</text:p>
          </table:table-cell>
          <table:table-cell office:value-type="float" office:value="14558.937669999999" table:style-name="ce25">
            <text:p>14558,93767</text:p>
          </table:table-cell>
          <table:table-cell office:value-type="float" office:value="688.19559000000004" table:style-name="ce25">
            <text:p>688,19559</text:p>
          </table:table-cell>
          <table:table-cell office:value-type="float" office:value="15380" table:style-name="ce26">
            <text:p>15380</text:p>
          </table:table-cell>
          <table:table-cell office:value-type="float" office:value="11431" table:style-name="ce26">
            <text:p>11431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8: Ward 108</text:p>
          </table:table-cell>
          <table:table-cell office:value-type="float" office:value="10.542529999999999" table:style-name="ce25">
            <text:p>10,54253</text:p>
          </table:table-cell>
          <table:table-cell office:value-type="float" office:value="5.01023" table:style-name="ce25">
            <text:p>5,01023</text:p>
          </table:table-cell>
          <table:table-cell office:value-type="float" office:value="16" table:style-name="ce26">
            <text:p>16</text:p>
          </table:table-cell>
          <table:table-cell office:value-type="float" office:value="13" table:style-name="ce26">
            <text:p>13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9: Ward 109</text:p>
          </table:table-cell>
          <table:table-cell office:value-type="float" office:value="182.61661000000001" table:style-name="ce25">
            <text:p>182,61661</text:p>
          </table:table-cell>
          <table:table-cell office:value-type="float" office:value="29.577750000000002" table:style-name="ce25">
            <text:p>29,57775</text:p>
          </table:table-cell>
          <table:table-cell office:value-type="float" office:value="212" table:style-name="ce26">
            <text:p>212</text:p>
          </table:table-cell>
          <table:table-cell office:value-type="float" office:value="208" table:style-name="ce26">
            <text:p>208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10: Ward 110</text:p>
          </table:table-cell>
          <table:table-cell office:value-type="float" office:value="34.424869999999999" table:style-name="ce25">
            <text:p>34,42487</text:p>
          </table:table-cell>
          <table:table-cell office:value-type="float" office:value="5.01023" table:style-name="ce25">
            <text:p>5,01023</text:p>
          </table:table-cell>
          <table:table-cell office:value-type="float" office:value="39" table:style-name="ce26">
            <text:p>39</text:p>
          </table:table-cell>
          <table:table-cell office:value-type="float" office:value="70" table:style-name="ce26">
            <text:p>70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11: Ward 111</text:p>
          </table:table-cell>
          <table:table-cell office:value-type="float" office:value="1247.82879" table:style-name="ce25">
            <text:p>1247,82879</text:p>
          </table:table-cell>
          <table:table-cell office:value-type="float" office:value="166.68939" table:style-name="ce25">
            <text:p>166,68939</text:p>
          </table:table-cell>
          <table:table-cell office:value-type="float" office:value="1454" table:style-name="ce26">
            <text:p>1454</text:p>
          </table:table-cell>
          <table:table-cell office:value-type="float" office:value="1492" table:style-name="ce26">
            <text:p>1492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Total</text:p>
          </table:table-cell>
          <table:table-cell office:value-type="float" office:value="287028.74711" table:style-name="ce25">
            <text:p>287028,7471</text:p>
          </table:table-cell>
          <table:table-cell office:value-type="float" office:value="14172.56846" table:style-name="ce25">
            <text:p>14172,56846</text:p>
          </table:table-cell>
          <table:table-cell office:value-type="float" office:value="303683" table:style-name="ce26">
            <text:p>303683</text:p>
          </table:table-cell>
          <table:table-cell office:value-type="float" office:value="282148" table:style-name="ce26">
            <text:p>282148</text:p>
          </table:table-cell>
          <table:table-cell table:number-columns-repeated="16378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32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Data_Sheet_4" table:style-name="ta2">
        <table:table-column table:style-name="co1" table:default-cell-style-name="ce2"/>
        <table:table-column table:style-name="co2" table:default-cell-style-name="ce32"/>
        <table:table-column table:style-name="co2" table:number-columns-repeated="16382" table:default-cell-style-name="ce2"/>
        <table:table-row table:style-name="ro1">
          <table:table-cell table:style-name="ce18">
            <draw:frame draw:z-index="1" draw:id="id4" draw:style-name="a4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31"/>
          <table:table-cell table:number-columns-repeated="16382" table:style-name="ce18"/>
        </table:table-row>
        <table:table-row table:style-name="ro2">
          <table:table-cell office:value-type="string" table:style-name="ce8">
            <text:p>Education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Population group by Geography by Official employment status</text:p>
          </table:table-cell>
          <table:table-cell table:style-name="ce32"/>
          <table:table-cell table:number-columns-repeated="16382" table:style-name="ce2"/>
        </table:table-row>
        <table:table-row table:style-name="ro2">
          <table:table-cell office:value-type="string" table:style-name="ce8">
            <text:p>Counting: Person weighted</text:p>
          </table:table-cell>
          <table:table-cell table:style-name="ce32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8">
            <text:p>Filters:</text:p>
          </table:table-cell>
          <table:table-cell table:style-name="ce32"/>
          <table:table-cell table:number-columns-repeated="16382" table:style-name="ce2"/>
        </table:table-row>
        <table:table-row table:style-name="ro4">
          <table:table-cell office:value-type="string" table:style-name="ce14">
            <text:p>Default Summation</text:p>
          </table:table-cell>
          <table:table-cell office:value-type="string" table:style-name="ce33">
            <text:p>Person weighted</text:p>
          </table:table-cell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Total</text:p>
          </table:table-cell>
          <table:table-cell table:style-name="ce32"/>
          <table:table-cell table:number-columns-repeated="16382" table:style-name="ce2"/>
        </table:table-row>
        <table:table-row table:style-name="ro5">
          <table:table-cell office:value-type="string" table:number-columns-spanned="2" table:number-rows-spanned="1" table:style-name="ce37">
            <text:p>Official employment status</text:p>
          </table:table-cell>
          <table:covered-table-cell/>
          <table:table-cell office:value-type="string" table:style-name="ce3">
            <text:p>Employed</text:p>
          </table:table-cell>
          <table:table-cell office:value-type="string" table:style-name="ce3">
            <text:p>Unemployed</text:p>
          </table:table-cell>
          <table:table-cell office:value-type="string" table:style-name="ce3">
            <text:p>Total Labour Force</text:p>
          </table:table-cell>
          <table:table-cell office:value-type="string" table:style-name="ce3">
            <text:p>Not Economically Active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string" table:style-name="ce34">
            <text:p>Geography</text:p>
          </table:table-cell>
          <table:table-cell table:number-columns-repeated="16382" table:style-name="ce2"/>
        </table:table-row>
        <table:table-row table:style-name="ro6">
          <table:table-cell table:style-name="ce2"/>
          <table:table-cell office:value-type="string" table:style-name="ce35">
            <text:p>19100001: Ward 1</text:p>
          </table:table-cell>
          <table:table-cell office:value-type="float" office:value="12473.317499999999" table:style-name="ce27">
            <text:p>12473,3175</text:p>
          </table:table-cell>
          <table:table-cell office:value-type="float" office:value="508.96523999999999" table:style-name="ce27">
            <text:p>508,96524</text:p>
          </table:table-cell>
          <table:table-cell office:value-type="float" office:value="13063" table:style-name="ce28">
            <text:p>13063</text:p>
          </table:table-cell>
          <table:table-cell office:value-type="float" office:value="13244" table:style-name="ce28">
            <text:p>13244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2: Ward 2</text:p>
          </table:table-cell>
          <table:table-cell office:value-type="float" office:value="11627.43045" table:style-name="ce27">
            <text:p>11627,43045</text:p>
          </table:table-cell>
          <table:table-cell office:value-type="float" office:value="679.28683999999998" table:style-name="ce27">
            <text:p>679,28684</text:p>
          </table:table-cell>
          <table:table-cell office:value-type="float" office:value="12426" table:style-name="ce28">
            <text:p>12426</text:p>
          </table:table-cell>
          <table:table-cell office:value-type="float" office:value="12515" table:style-name="ce28">
            <text:p>12515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3: Ward 3</text:p>
          </table:table-cell>
          <table:table-cell office:value-type="float" office:value="15164.643169999999" table:style-name="ce27">
            <text:p>15164,64317</text:p>
          </table:table-cell>
          <table:table-cell office:value-type="float" office:value="842.55700999999999" table:style-name="ce27">
            <text:p>842,55701</text:p>
          </table:table-cell>
          <table:table-cell office:value-type="float" office:value="16165" table:style-name="ce28">
            <text:p>16165</text:p>
          </table:table-cell>
          <table:table-cell office:value-type="float" office:value="15237" table:style-name="ce28">
            <text:p>15237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4: Ward 4</text:p>
          </table:table-cell>
          <table:table-cell office:value-type="float" office:value="19260.847549999999" table:style-name="ce27">
            <text:p>19260,84755</text:p>
          </table:table-cell>
          <table:table-cell office:value-type="float" office:value="3031.7370799999999" table:style-name="ce27">
            <text:p>3031,73708</text:p>
          </table:table-cell>
          <table:table-cell office:value-type="float" office:value="22886" table:style-name="ce28">
            <text:p>22886</text:p>
          </table:table-cell>
          <table:table-cell office:value-type="float" office:value="16859" table:style-name="ce28">
            <text:p>16859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005: Ward 5</text:p>
          </table:table-cell>
          <table:table-cell office:value-type="float" office:value="10807.33548" table:style-name="ce27">
            <text:p>10807,33548</text:p>
          </table:table-cell>
          <table:table-cell office:value-type="float" office:value="747.28959999999995" table:style-name="ce27">
            <text:p>747,2896</text:p>
          </table:table-cell>
          <table:table-cell office:value-type="float" office:value="11687" table:style-name="ce28">
            <text:p>11687</text:p>
          </table:table-cell>
          <table:table-cell office:value-type="float" office:value="12613" table:style-name="ce28">
            <text:p>1261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6: Ward 6</text:p>
          </table:table-cell>
          <table:table-cell office:value-type="float" office:value="8583.5417400000006" table:style-name="ce27">
            <text:p>8583,54174</text:p>
          </table:table-cell>
          <table:table-cell office:value-type="float" office:value="2414.32285" table:style-name="ce27">
            <text:p>2414,32285</text:p>
          </table:table-cell>
          <table:table-cell office:value-type="float" office:value="11513" table:style-name="ce28">
            <text:p>11513</text:p>
          </table:table-cell>
          <table:table-cell office:value-type="float" office:value="11690" table:style-name="ce28">
            <text:p>1169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7: Ward 7</text:p>
          </table:table-cell>
          <table:table-cell office:value-type="float" office:value="11581.414650000001" table:style-name="ce27">
            <text:p>11581,41465</text:p>
          </table:table-cell>
          <table:table-cell office:value-type="float" office:value="1698.4714300000001" table:style-name="ce27">
            <text:p>1698,47143</text:p>
          </table:table-cell>
          <table:table-cell office:value-type="float" office:value="13903" table:style-name="ce28">
            <text:p>13903</text:p>
          </table:table-cell>
          <table:table-cell office:value-type="float" office:value="16580" table:style-name="ce28">
            <text:p>1658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8: Ward 8</text:p>
          </table:table-cell>
          <table:table-cell office:value-type="float" office:value="18684.942459999998" table:style-name="ce27">
            <text:p>18684,94246</text:p>
          </table:table-cell>
          <table:table-cell office:value-type="float" office:value="1338.4562699999999" table:style-name="ce27">
            <text:p>1338,45627</text:p>
          </table:table-cell>
          <table:table-cell office:value-type="float" office:value="20497" table:style-name="ce28">
            <text:p>20497</text:p>
          </table:table-cell>
          <table:table-cell office:value-type="float" office:value="16766" table:style-name="ce28">
            <text:p>1676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09: Ward 9</text:p>
          </table:table-cell>
          <table:table-cell office:value-type="float" office:value="8131.9087600000003" table:style-name="ce27">
            <text:p>8131,90876</text:p>
          </table:table-cell>
          <table:table-cell office:value-type="float" office:value="2056.23308" table:style-name="ce27">
            <text:p>2056,23308</text:p>
          </table:table-cell>
          <table:table-cell office:value-type="float" office:value="10532" table:style-name="ce28">
            <text:p>10532</text:p>
          </table:table-cell>
          <table:table-cell office:value-type="float" office:value="17590" table:style-name="ce28">
            <text:p>1759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0: Ward 10</text:p>
          </table:table-cell>
          <table:table-cell office:value-type="float" office:value="10972.478059999999" table:style-name="ce27">
            <text:p>10972,47806</text:p>
          </table:table-cell>
          <table:table-cell office:value-type="float" office:value="1571.2874400000001" table:style-name="ce27">
            <text:p>1571,28744</text:p>
          </table:table-cell>
          <table:table-cell office:value-type="float" office:value="12886" table:style-name="ce28">
            <text:p>12886</text:p>
          </table:table-cell>
          <table:table-cell office:value-type="float" office:value="16209" table:style-name="ce28">
            <text:p>1620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1: Ward 11</text:p>
          </table:table-cell>
          <table:table-cell office:value-type="float" office:value="15526.031789999999" table:style-name="ce27">
            <text:p>15526,03179</text:p>
          </table:table-cell>
          <table:table-cell office:value-type="float" office:value="2906.3221199999998" table:style-name="ce27">
            <text:p>2906,32212</text:p>
          </table:table-cell>
          <table:table-cell office:value-type="float" office:value="19070" table:style-name="ce28">
            <text:p>19070</text:p>
          </table:table-cell>
          <table:table-cell office:value-type="float" office:value="21679" table:style-name="ce28">
            <text:p>2167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2: Ward 12</text:p>
          </table:table-cell>
          <table:table-cell office:value-type="float" office:value="10850.18758" table:style-name="ce27">
            <text:p>10850,18758</text:p>
          </table:table-cell>
          <table:table-cell office:value-type="float" office:value="3559.2654000000002" table:style-name="ce27">
            <text:p>3559,2654</text:p>
          </table:table-cell>
          <table:table-cell office:value-type="float" office:value="15470" table:style-name="ce28">
            <text:p>15470</text:p>
          </table:table-cell>
          <table:table-cell office:value-type="float" office:value="18972" table:style-name="ce28">
            <text:p>1897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3: Ward 13</text:p>
          </table:table-cell>
          <table:table-cell office:value-type="float" office:value="12125.674080000001" table:style-name="ce27">
            <text:p>12125,67408</text:p>
          </table:table-cell>
          <table:table-cell office:value-type="float" office:value="7510.6663600000002" table:style-name="ce27">
            <text:p>7510,66636</text:p>
          </table:table-cell>
          <table:table-cell office:value-type="float" office:value="21142" table:style-name="ce28">
            <text:p>21142</text:p>
          </table:table-cell>
          <table:table-cell office:value-type="float" office:value="24023" table:style-name="ce28">
            <text:p>2402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4: Ward 14</text:p>
          </table:table-cell>
          <table:table-cell office:value-type="float" office:value="17495.852889999998" table:style-name="ce27">
            <text:p>17495,85289</text:p>
          </table:table-cell>
          <table:table-cell office:value-type="float" office:value="4016.9986399999998" table:style-name="ce27">
            <text:p>4016,99864</text:p>
          </table:table-cell>
          <table:table-cell office:value-type="float" office:value="21993" table:style-name="ce28">
            <text:p>21993</text:p>
          </table:table-cell>
          <table:table-cell office:value-type="float" office:value="20678" table:style-name="ce28">
            <text:p>2067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5: Ward 15</text:p>
          </table:table-cell>
          <table:table-cell office:value-type="float" office:value="9608.3395799999998" table:style-name="ce27">
            <text:p>9608,33958</text:p>
          </table:table-cell>
          <table:table-cell office:value-type="float" office:value="617.41665999999998" table:style-name="ce27">
            <text:p>617,41666</text:p>
          </table:table-cell>
          <table:table-cell office:value-type="float" office:value="10358" table:style-name="ce28">
            <text:p>10358</text:p>
          </table:table-cell>
          <table:table-cell office:value-type="float" office:value="11845" table:style-name="ce28">
            <text:p>1184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6: Ward 16</text:p>
          </table:table-cell>
          <table:table-cell office:value-type="float" office:value="14501.817440000001" table:style-name="ce27">
            <text:p>14501,81744</text:p>
          </table:table-cell>
          <table:table-cell office:value-type="float" office:value="4390.3315300000004" table:style-name="ce27">
            <text:p>4390,33153</text:p>
          </table:table-cell>
          <table:table-cell office:value-type="float" office:value="19730" table:style-name="ce28">
            <text:p>19730</text:p>
          </table:table-cell>
          <table:table-cell office:value-type="float" office:value="22789" table:style-name="ce28">
            <text:p>2278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7: Ward 17</text:p>
          </table:table-cell>
          <table:table-cell office:value-type="float" office:value="14220.03045" table:style-name="ce27">
            <text:p>14220,03045</text:p>
          </table:table-cell>
          <table:table-cell office:value-type="float" office:value="3654.70397" table:style-name="ce27">
            <text:p>3654,70397</text:p>
          </table:table-cell>
          <table:table-cell office:value-type="float" office:value="18704" table:style-name="ce28">
            <text:p>18704</text:p>
          </table:table-cell>
          <table:table-cell office:value-type="float" office:value="21663" table:style-name="ce28">
            <text:p>2166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8: Ward 18</text:p>
          </table:table-cell>
          <table:table-cell office:value-type="float" office:value="5523.9896799999997" table:style-name="ce27">
            <text:p>5523,98968</text:p>
          </table:table-cell>
          <table:table-cell office:value-type="float" office:value="3839.3543300000001" table:style-name="ce27">
            <text:p>3839,35433</text:p>
          </table:table-cell>
          <table:table-cell office:value-type="float" office:value="10046" table:style-name="ce28">
            <text:p>10046</text:p>
          </table:table-cell>
          <table:table-cell office:value-type="float" office:value="12174" table:style-name="ce28">
            <text:p>1217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19: Ward 19</text:p>
          </table:table-cell>
          <table:table-cell office:value-type="float" office:value="18234.438819999999" table:style-name="ce27">
            <text:p>18234,43882</text:p>
          </table:table-cell>
          <table:table-cell office:value-type="float" office:value="6389.2790699999996" table:style-name="ce27">
            <text:p>6389,27907</text:p>
          </table:table-cell>
          <table:table-cell office:value-type="float" office:value="25843" table:style-name="ce28">
            <text:p>25843</text:p>
          </table:table-cell>
          <table:table-cell office:value-type="float" office:value="27818" table:style-name="ce28">
            <text:p>2781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0: Ward 20</text:p>
          </table:table-cell>
          <table:table-cell office:value-type="float" office:value="10985.917090000001" table:style-name="ce27">
            <text:p>10985,91709</text:p>
          </table:table-cell>
          <table:table-cell office:value-type="float" office:value="7250.5344400000004" table:style-name="ce27">
            <text:p>7250,53444</text:p>
          </table:table-cell>
          <table:table-cell office:value-type="float" office:value="19143" table:style-name="ce28">
            <text:p>19143</text:p>
          </table:table-cell>
          <table:table-cell office:value-type="float" office:value="21884" table:style-name="ce28">
            <text:p>2188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1: Ward 21</text:p>
          </table:table-cell>
          <table:table-cell office:value-type="float" office:value="10581.34253" table:style-name="ce27">
            <text:p>10581,34253</text:p>
          </table:table-cell>
          <table:table-cell office:value-type="float" office:value="407.85243000000003" table:style-name="ce27">
            <text:p>407,85243</text:p>
          </table:table-cell>
          <table:table-cell office:value-type="float" office:value="11057" table:style-name="ce28">
            <text:p>11057</text:p>
          </table:table-cell>
          <table:table-cell office:value-type="float" office:value="10314" table:style-name="ce28">
            <text:p>1031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2: Ward 22</text:p>
          </table:table-cell>
          <table:table-cell office:value-type="float" office:value="9782.1302199999991" table:style-name="ce27">
            <text:p>9782,13022</text:p>
          </table:table-cell>
          <table:table-cell office:value-type="float" office:value="2540.54216" table:style-name="ce27">
            <text:p>2540,54216</text:p>
          </table:table-cell>
          <table:table-cell office:value-type="float" office:value="12904" table:style-name="ce28">
            <text:p>12904</text:p>
          </table:table-cell>
          <table:table-cell office:value-type="float" office:value="16716" table:style-name="ce28">
            <text:p>1671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3: Ward 23</text:p>
          </table:table-cell>
          <table:table-cell office:value-type="float" office:value="17430.309850000001" table:style-name="ce27">
            <text:p>17430,30985</text:p>
          </table:table-cell>
          <table:table-cell office:value-type="float" office:value="993.27898000000005" table:style-name="ce27">
            <text:p>993,27898</text:p>
          </table:table-cell>
          <table:table-cell office:value-type="float" office:value="18552" table:style-name="ce28">
            <text:p>18552</text:p>
          </table:table-cell>
          <table:table-cell office:value-type="float" office:value="14268" table:style-name="ce28">
            <text:p>1426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4: Ward 24</text:p>
          </table:table-cell>
          <table:table-cell office:value-type="float" office:value="7270.6412700000001" table:style-name="ce27">
            <text:p>7270,64127</text:p>
          </table:table-cell>
          <table:table-cell office:value-type="float" office:value="2927.3342699999998" table:style-name="ce27">
            <text:p>2927,33427</text:p>
          </table:table-cell>
          <table:table-cell office:value-type="float" office:value="11050" table:style-name="ce28">
            <text:p>11050</text:p>
          </table:table-cell>
          <table:table-cell office:value-type="float" office:value="16547" table:style-name="ce28">
            <text:p>1654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5: Ward 25</text:p>
          </table:table-cell>
          <table:table-cell office:value-type="float" office:value="11626.477209999999" table:style-name="ce27">
            <text:p>11626,47721</text:p>
          </table:table-cell>
          <table:table-cell office:value-type="float" office:value="3702.7789899999998" table:style-name="ce27">
            <text:p>3702,77899</text:p>
          </table:table-cell>
          <table:table-cell office:value-type="float" office:value="16488" table:style-name="ce28">
            <text:p>16488</text:p>
          </table:table-cell>
          <table:table-cell office:value-type="float" office:value="23216" table:style-name="ce28">
            <text:p>2321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6: Ward 26</text:p>
          </table:table-cell>
          <table:table-cell office:value-type="float" office:value="10643.257670000001" table:style-name="ce27">
            <text:p>10643,25767</text:p>
          </table:table-cell>
          <table:table-cell office:value-type="float" office:value="1830.5097900000001" table:style-name="ce27">
            <text:p>1830,50979</text:p>
          </table:table-cell>
          <table:table-cell office:value-type="float" office:value="13027" table:style-name="ce28">
            <text:p>13027</text:p>
          </table:table-cell>
          <table:table-cell office:value-type="float" office:value="16635" table:style-name="ce28">
            <text:p>1663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7: Ward 27</text:p>
          </table:table-cell>
          <table:table-cell office:value-type="float" office:value="12855.992609999999" table:style-name="ce27">
            <text:p>12855,99261</text:p>
          </table:table-cell>
          <table:table-cell office:value-type="float" office:value="1103.7039400000001" table:style-name="ce27">
            <text:p>1103,70394</text:p>
          </table:table-cell>
          <table:table-cell office:value-type="float" office:value="14160" table:style-name="ce28">
            <text:p>14160</text:p>
          </table:table-cell>
          <table:table-cell office:value-type="float" office:value="13179" table:style-name="ce28">
            <text:p>1317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8: Ward 28</text:p>
          </table:table-cell>
          <table:table-cell office:value-type="float" office:value="8886.3207600000005" table:style-name="ce27">
            <text:p>8886,32076</text:p>
          </table:table-cell>
          <table:table-cell office:value-type="float" office:value="2672.87727" table:style-name="ce27">
            <text:p>2672,87727</text:p>
          </table:table-cell>
          <table:table-cell office:value-type="float" office:value="12884" table:style-name="ce28">
            <text:p>12884</text:p>
          </table:table-cell>
          <table:table-cell office:value-type="float" office:value="17693" table:style-name="ce28">
            <text:p>1769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29: Ward 29</text:p>
          </table:table-cell>
          <table:table-cell office:value-type="float" office:value="12617.193450000001" table:style-name="ce27">
            <text:p>12617,19345</text:p>
          </table:table-cell>
          <table:table-cell office:value-type="float" office:value="4995.2425599999997" table:style-name="ce27">
            <text:p>4995,24256</text:p>
          </table:table-cell>
          <table:table-cell office:value-type="float" office:value="19006" table:style-name="ce28">
            <text:p>19006</text:p>
          </table:table-cell>
          <table:table-cell office:value-type="float" office:value="23618" table:style-name="ce28">
            <text:p>2361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0: Ward 30</text:p>
          </table:table-cell>
          <table:table-cell office:value-type="float" office:value="11367.9733" table:style-name="ce27">
            <text:p>11367,9733</text:p>
          </table:table-cell>
          <table:table-cell office:value-type="float" office:value="2949.0416599999999" table:style-name="ce27">
            <text:p>2949,04166</text:p>
          </table:table-cell>
          <table:table-cell office:value-type="float" office:value="15099" table:style-name="ce28">
            <text:p>15099</text:p>
          </table:table-cell>
          <table:table-cell office:value-type="float" office:value="20098" table:style-name="ce28">
            <text:p>2009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1: Ward 31</text:p>
          </table:table-cell>
          <table:table-cell office:value-type="float" office:value="9220.9191900000005" table:style-name="ce27">
            <text:p>9220,91919</text:p>
          </table:table-cell>
          <table:table-cell office:value-type="float" office:value="3398.96558" table:style-name="ce27">
            <text:p>3398,96558</text:p>
          </table:table-cell>
          <table:table-cell office:value-type="float" office:value="13638" table:style-name="ce28">
            <text:p>13638</text:p>
          </table:table-cell>
          <table:table-cell office:value-type="float" office:value="20747" table:style-name="ce28">
            <text:p>2074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2: Ward 32</text:p>
          </table:table-cell>
          <table:table-cell office:value-type="float" office:value="11698.313190000001" table:style-name="ce27">
            <text:p>11698,31319</text:p>
          </table:table-cell>
          <table:table-cell office:value-type="float" office:value="3797.4859299999998" table:style-name="ce27">
            <text:p>3797,48593</text:p>
          </table:table-cell>
          <table:table-cell office:value-type="float" office:value="16886" table:style-name="ce28">
            <text:p>16886</text:p>
          </table:table-cell>
          <table:table-cell office:value-type="float" office:value="19883" table:style-name="ce28">
            <text:p>1988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3: Ward 33</text:p>
          </table:table-cell>
          <table:table-cell office:value-type="float" office:value="13258.19146" table:style-name="ce27">
            <text:p>13258,19146</text:p>
          </table:table-cell>
          <table:table-cell office:value-type="float" office:value="9043.4366699999991" table:style-name="ce27">
            <text:p>9043,43667</text:p>
          </table:table-cell>
          <table:table-cell office:value-type="float" office:value="23063" table:style-name="ce28">
            <text:p>23063</text:p>
          </table:table-cell>
          <table:table-cell office:value-type="float" office:value="20269" table:style-name="ce28">
            <text:p>2026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4: Ward 34</text:p>
          </table:table-cell>
          <table:table-cell office:value-type="float" office:value="10641.485060000001" table:style-name="ce27">
            <text:p>10641,48506</text:p>
          </table:table-cell>
          <table:table-cell office:value-type="float" office:value="5952.1708699999999" table:style-name="ce27">
            <text:p>5952,17087</text:p>
          </table:table-cell>
          <table:table-cell office:value-type="float" office:value="17764" table:style-name="ce28">
            <text:p>17764</text:p>
          </table:table-cell>
          <table:table-cell office:value-type="float" office:value="16225" table:style-name="ce28">
            <text:p>1622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5: Ward 35</text:p>
          </table:table-cell>
          <table:table-cell office:value-type="float" office:value="10940.320110000001" table:style-name="ce27">
            <text:p>10940,32011</text:p>
          </table:table-cell>
          <table:table-cell office:value-type="float" office:value="6335.1582500000004" table:style-name="ce27">
            <text:p>6335,15825</text:p>
          </table:table-cell>
          <table:table-cell office:value-type="float" office:value="18892" table:style-name="ce28">
            <text:p>18892</text:p>
          </table:table-cell>
          <table:table-cell office:value-type="float" office:value="20727" table:style-name="ce28">
            <text:p>2072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6: Ward 36</text:p>
          </table:table-cell>
          <table:table-cell office:value-type="float" office:value="7205.1466499999997" table:style-name="ce27">
            <text:p>7205,14665</text:p>
          </table:table-cell>
          <table:table-cell office:value-type="float" office:value="5895.2627300000004" table:style-name="ce27">
            <text:p>5895,26273</text:p>
          </table:table-cell>
          <table:table-cell office:value-type="float" office:value="14337" table:style-name="ce28">
            <text:p>14337</text:p>
          </table:table-cell>
          <table:table-cell office:value-type="float" office:value="19746" table:style-name="ce28">
            <text:p>1974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7: Ward 37</text:p>
          </table:table-cell>
          <table:table-cell office:value-type="float" office:value="4984.68001" table:style-name="ce27">
            <text:p>4984,68001</text:p>
          </table:table-cell>
          <table:table-cell office:value-type="float" office:value="4670.6123100000004" table:style-name="ce27">
            <text:p>4670,61231</text:p>
          </table:table-cell>
          <table:table-cell office:value-type="float" office:value="10712" table:style-name="ce28">
            <text:p>10712</text:p>
          </table:table-cell>
          <table:table-cell office:value-type="float" office:value="11320" table:style-name="ce28">
            <text:p>1132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8: Ward 38</text:p>
          </table:table-cell>
          <table:table-cell office:value-type="float" office:value="4621.2454699999998" table:style-name="ce27">
            <text:p>4621,24547</text:p>
          </table:table-cell>
          <table:table-cell office:value-type="float" office:value="3989.6505699999998" table:style-name="ce27">
            <text:p>3989,65057</text:p>
          </table:table-cell>
          <table:table-cell office:value-type="float" office:value="9449" table:style-name="ce28">
            <text:p>9449</text:p>
          </table:table-cell>
          <table:table-cell office:value-type="float" office:value="11097" table:style-name="ce28">
            <text:p>1109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39: Ward 39</text:p>
          </table:table-cell>
          <table:table-cell office:value-type="float" office:value="6356.3708200000001" table:style-name="ce27">
            <text:p>6356,37082</text:p>
          </table:table-cell>
          <table:table-cell office:value-type="float" office:value="4386.8865599999999" table:style-name="ce27">
            <text:p>4386,88656</text:p>
          </table:table-cell>
          <table:table-cell office:value-type="float" office:value="12196" table:style-name="ce28">
            <text:p>12196</text:p>
          </table:table-cell>
          <table:table-cell office:value-type="float" office:value="12101" table:style-name="ce28">
            <text:p>1210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0: Ward 40</text:p>
          </table:table-cell>
          <table:table-cell office:value-type="float" office:value="7921.6347699999997" table:style-name="ce27">
            <text:p>7921,63477</text:p>
          </table:table-cell>
          <table:table-cell office:value-type="float" office:value="6029.94848" table:style-name="ce27">
            <text:p>6029,94848</text:p>
          </table:table-cell>
          <table:table-cell office:value-type="float" office:value="14903" table:style-name="ce28">
            <text:p>14903</text:p>
          </table:table-cell>
          <table:table-cell office:value-type="float" office:value="13485" table:style-name="ce28">
            <text:p>1348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1: Ward 41</text:p>
          </table:table-cell>
          <table:table-cell office:value-type="float" office:value="5068.8083699999997" table:style-name="ce27">
            <text:p>5068,80837</text:p>
          </table:table-cell>
          <table:table-cell office:value-type="float" office:value="3877.32098" table:style-name="ce27">
            <text:p>3877,32098</text:p>
          </table:table-cell>
          <table:table-cell office:value-type="float" office:value="9954" table:style-name="ce28">
            <text:p>9954</text:p>
          </table:table-cell>
          <table:table-cell office:value-type="float" office:value="10967" table:style-name="ce28">
            <text:p>1096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2: Ward 42</text:p>
          </table:table-cell>
          <table:table-cell office:value-type="float" office:value="7304.0370400000002" table:style-name="ce27">
            <text:p>7304,03704</text:p>
          </table:table-cell>
          <table:table-cell office:value-type="float" office:value="4192.3032300000004" table:style-name="ce27">
            <text:p>4192,30323</text:p>
          </table:table-cell>
          <table:table-cell office:value-type="float" office:value="12240" table:style-name="ce28">
            <text:p>12240</text:p>
          </table:table-cell>
          <table:table-cell office:value-type="float" office:value="15195" table:style-name="ce28">
            <text:p>1519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3: Ward 43</text:p>
          </table:table-cell>
          <table:table-cell office:value-type="float" office:value="16025.284970000001" table:style-name="ce27">
            <text:p>16025,28497</text:p>
          </table:table-cell>
          <table:table-cell office:value-type="float" office:value="2879.7134500000002" table:style-name="ce27">
            <text:p>2879,71345</text:p>
          </table:table-cell>
          <table:table-cell office:value-type="float" office:value="19481" table:style-name="ce28">
            <text:p>19481</text:p>
          </table:table-cell>
          <table:table-cell office:value-type="float" office:value="20312" table:style-name="ce28">
            <text:p>2031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4: Ward 44</text:p>
          </table:table-cell>
          <table:table-cell office:value-type="float" office:value="9934.6700199999996" table:style-name="ce27">
            <text:p>9934,67002</text:p>
          </table:table-cell>
          <table:table-cell office:value-type="float" office:value="4383.0510800000002" table:style-name="ce27">
            <text:p>4383,05108</text:p>
          </table:table-cell>
          <table:table-cell office:value-type="float" office:value="15112" table:style-name="ce28">
            <text:p>15112</text:p>
          </table:table-cell>
          <table:table-cell office:value-type="float" office:value="18680" table:style-name="ce28">
            <text:p>1868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5: Ward 45</text:p>
          </table:table-cell>
          <table:table-cell office:value-type="float" office:value="7761.1576999999997" table:style-name="ce27">
            <text:p>7761,1577</text:p>
          </table:table-cell>
          <table:table-cell office:value-type="float" office:value="5432.3510900000001" table:style-name="ce27">
            <text:p>5432,35109</text:p>
          </table:table-cell>
          <table:table-cell office:value-type="float" office:value="14133" table:style-name="ce28">
            <text:p>14133</text:p>
          </table:table-cell>
          <table:table-cell office:value-type="float" office:value="19614" table:style-name="ce28">
            <text:p>1961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6: Ward 46</text:p>
          </table:table-cell>
          <table:table-cell office:value-type="float" office:value="8185.0135499999997" table:style-name="ce27">
            <text:p>8185,01355</text:p>
          </table:table-cell>
          <table:table-cell office:value-type="float" office:value="2727.3198499999999" table:style-name="ce27">
            <text:p>2727,31985</text:p>
          </table:table-cell>
          <table:table-cell office:value-type="float" office:value="12361" table:style-name="ce28">
            <text:p>12361</text:p>
          </table:table-cell>
          <table:table-cell office:value-type="float" office:value="20818" table:style-name="ce28">
            <text:p>2081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7: Ward 47</text:p>
          </table:table-cell>
          <table:table-cell office:value-type="float" office:value="6771.0482099999999" table:style-name="ce27">
            <text:p>6771,04821</text:p>
          </table:table-cell>
          <table:table-cell office:value-type="float" office:value="4850.0382799999998" table:style-name="ce27">
            <text:p>4850,03828</text:p>
          </table:table-cell>
          <table:table-cell office:value-type="float" office:value="12900" table:style-name="ce28">
            <text:p>12900</text:p>
          </table:table-cell>
          <table:table-cell office:value-type="float" office:value="21504" table:style-name="ce28">
            <text:p>2150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8: Ward 48</text:p>
          </table:table-cell>
          <table:table-cell office:value-type="float" office:value="10069.87889" table:style-name="ce27">
            <text:p>10069,87889</text:p>
          </table:table-cell>
          <table:table-cell office:value-type="float" office:value="1440.79144" table:style-name="ce27">
            <text:p>1440,79144</text:p>
          </table:table-cell>
          <table:table-cell office:value-type="float" office:value="11945" table:style-name="ce28">
            <text:p>11945</text:p>
          </table:table-cell>
          <table:table-cell office:value-type="float" office:value="16395" table:style-name="ce28">
            <text:p>1639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49: Ward 49</text:p>
          </table:table-cell>
          <table:table-cell office:value-type="float" office:value="11940.600539999999" table:style-name="ce27">
            <text:p>11940,60054</text:p>
          </table:table-cell>
          <table:table-cell office:value-type="float" office:value="2884.2611000000002" table:style-name="ce27">
            <text:p>2884,2611</text:p>
          </table:table-cell>
          <table:table-cell office:value-type="float" office:value="15945" table:style-name="ce28">
            <text:p>15945</text:p>
          </table:table-cell>
          <table:table-cell office:value-type="float" office:value="21085" table:style-name="ce28">
            <text:p>2108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0: Ward 50</text:p>
          </table:table-cell>
          <table:table-cell office:value-type="float" office:value="9213.6718999999994" table:style-name="ce27">
            <text:p>9213,6719</text:p>
          </table:table-cell>
          <table:table-cell office:value-type="float" office:value="3706.8134500000001" table:style-name="ce27">
            <text:p>3706,81345</text:p>
          </table:table-cell>
          <table:table-cell office:value-type="float" office:value="13906" table:style-name="ce28">
            <text:p>13906</text:p>
          </table:table-cell>
          <table:table-cell office:value-type="float" office:value="18725" table:style-name="ce28">
            <text:p>1872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1: Ward 51</text:p>
          </table:table-cell>
          <table:table-cell office:value-type="float" office:value="6781.8505800000003" table:style-name="ce27">
            <text:p>6781,85058</text:p>
          </table:table-cell>
          <table:table-cell office:value-type="float" office:value="3814.9836599999999" table:style-name="ce27">
            <text:p>3814,98366</text:p>
          </table:table-cell>
          <table:table-cell office:value-type="float" office:value="11205" table:style-name="ce28">
            <text:p>11205</text:p>
          </table:table-cell>
          <table:table-cell office:value-type="float" office:value="11991" table:style-name="ce28">
            <text:p>1199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2: Ward 52</text:p>
          </table:table-cell>
          <table:table-cell office:value-type="float" office:value="6767.7296500000002" table:style-name="ce27">
            <text:p>6767,72965</text:p>
          </table:table-cell>
          <table:table-cell office:value-type="float" office:value="5376.5673299999999" table:style-name="ce27">
            <text:p>5376,56733</text:p>
          </table:table-cell>
          <table:table-cell office:value-type="float" office:value="12884" table:style-name="ce28">
            <text:p>12884</text:p>
          </table:table-cell>
          <table:table-cell office:value-type="float" office:value="11713" table:style-name="ce28">
            <text:p>1171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3: Ward 53</text:p>
          </table:table-cell>
          <table:table-cell office:value-type="float" office:value="11364.1062" table:style-name="ce27">
            <text:p>11364,1062</text:p>
          </table:table-cell>
          <table:table-cell office:value-type="float" office:value="1594.17299" table:style-name="ce27">
            <text:p>1594,17299</text:p>
          </table:table-cell>
          <table:table-cell office:value-type="float" office:value="13159" table:style-name="ce28">
            <text:p>13159</text:p>
          </table:table-cell>
          <table:table-cell office:value-type="float" office:value="15061" table:style-name="ce28">
            <text:p>1506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4: Ward 54</text:p>
          </table:table-cell>
          <table:table-cell office:value-type="float" office:value="12912.42483" table:style-name="ce27">
            <text:p>12912,42483</text:p>
          </table:table-cell>
          <table:table-cell office:value-type="float" office:value="663.05200000000002" table:style-name="ce27">
            <text:p>663,052</text:p>
          </table:table-cell>
          <table:table-cell office:value-type="float" office:value="13652" table:style-name="ce28">
            <text:p>13652</text:p>
          </table:table-cell>
          <table:table-cell office:value-type="float" office:value="13152" table:style-name="ce28">
            <text:p>1315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5: Ward 55</text:p>
          </table:table-cell>
          <table:table-cell office:value-type="float" office:value="14146.33431" table:style-name="ce27">
            <text:p>14146,33431</text:p>
          </table:table-cell>
          <table:table-cell office:value-type="float" office:value="2204.50882" table:style-name="ce27">
            <text:p>2204,50882</text:p>
          </table:table-cell>
          <table:table-cell office:value-type="float" office:value="16644" table:style-name="ce28">
            <text:p>16644</text:p>
          </table:table-cell>
          <table:table-cell office:value-type="float" office:value="17423" table:style-name="ce28">
            <text:p>1742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6: Ward 56</text:p>
          </table:table-cell>
          <table:table-cell office:value-type="float" office:value="12268.32762" table:style-name="ce27">
            <text:p>12268,32762</text:p>
          </table:table-cell>
          <table:table-cell office:value-type="float" office:value="1880.0483899999999" table:style-name="ce27">
            <text:p>1880,04839</text:p>
          </table:table-cell>
          <table:table-cell office:value-type="float" office:value="14519" table:style-name="ce28">
            <text:p>14519</text:p>
          </table:table-cell>
          <table:table-cell office:value-type="float" office:value="18440" table:style-name="ce28">
            <text:p>1844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7: Ward 57</text:p>
          </table:table-cell>
          <table:table-cell office:value-type="float" office:value="11738.64482" table:style-name="ce27">
            <text:p>11738,64482</text:p>
          </table:table-cell>
          <table:table-cell office:value-type="float" office:value="1508.90184" table:style-name="ce27">
            <text:p>1508,90184</text:p>
          </table:table-cell>
          <table:table-cell office:value-type="float" office:value="13430" table:style-name="ce28">
            <text:p>13430</text:p>
          </table:table-cell>
          <table:table-cell office:value-type="float" office:value="17955" table:style-name="ce28">
            <text:p>179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8: Ward 58</text:p>
          </table:table-cell>
          <table:table-cell office:value-type="float" office:value="13057.5489" table:style-name="ce27">
            <text:p>13057,5489</text:p>
          </table:table-cell>
          <table:table-cell office:value-type="float" office:value="540.02648999999997" table:style-name="ce27">
            <text:p>540,02649</text:p>
          </table:table-cell>
          <table:table-cell office:value-type="float" office:value="13688" table:style-name="ce28">
            <text:p>13688</text:p>
          </table:table-cell>
          <table:table-cell office:value-type="float" office:value="13733" table:style-name="ce28">
            <text:p>1373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59: Ward 59</text:p>
          </table:table-cell>
          <table:table-cell office:value-type="float" office:value="10326.042009999999" table:style-name="ce27">
            <text:p>10326,04201</text:p>
          </table:table-cell>
          <table:table-cell office:value-type="float" office:value="503.30110999999999" table:style-name="ce27">
            <text:p>503,30111</text:p>
          </table:table-cell>
          <table:table-cell office:value-type="float" office:value="10877" table:style-name="ce28">
            <text:p>10877</text:p>
          </table:table-cell>
          <table:table-cell office:value-type="float" office:value="11995" table:style-name="ce28">
            <text:p>1199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0: Ward 60</text:p>
          </table:table-cell>
          <table:table-cell office:value-type="float" office:value="12503.039479999999" table:style-name="ce27">
            <text:p>12503,03948</text:p>
          </table:table-cell>
          <table:table-cell office:value-type="float" office:value="1177.9599000000001" table:style-name="ce27">
            <text:p>1177,9599</text:p>
          </table:table-cell>
          <table:table-cell office:value-type="float" office:value="13959" table:style-name="ce28">
            <text:p>13959</text:p>
          </table:table-cell>
          <table:table-cell office:value-type="float" office:value="15296" table:style-name="ce28">
            <text:p>1529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1: Ward 61</text:p>
          </table:table-cell>
          <table:table-cell office:value-type="float" office:value="9123.8675299999995" table:style-name="ce27">
            <text:p>9123,86753</text:p>
          </table:table-cell>
          <table:table-cell office:value-type="float" office:value="1641.4516900000001" table:style-name="ce27">
            <text:p>1641,45169</text:p>
          </table:table-cell>
          <table:table-cell office:value-type="float" office:value="11403" table:style-name="ce28">
            <text:p>11403</text:p>
          </table:table-cell>
          <table:table-cell office:value-type="float" office:value="20067" table:style-name="ce28">
            <text:p>2006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2: Ward 62</text:p>
          </table:table-cell>
          <table:table-cell office:value-type="float" office:value="10750.815559999999" table:style-name="ce27">
            <text:p>10750,81556</text:p>
          </table:table-cell>
          <table:table-cell office:value-type="float" office:value="513.54822999999999" table:style-name="ce27">
            <text:p>513,54823</text:p>
          </table:table-cell>
          <table:table-cell office:value-type="float" office:value="11424" table:style-name="ce28">
            <text:p>11424</text:p>
          </table:table-cell>
          <table:table-cell office:value-type="float" office:value="12733" table:style-name="ce28">
            <text:p>1273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3: Ward 63</text:p>
          </table:table-cell>
          <table:table-cell office:value-type="float" office:value="11409.40641" table:style-name="ce27">
            <text:p>11409,40641</text:p>
          </table:table-cell>
          <table:table-cell office:value-type="float" office:value="1182.8403499999999" table:style-name="ce27">
            <text:p>1182,84035</text:p>
          </table:table-cell>
          <table:table-cell office:value-type="float" office:value="12782" table:style-name="ce28">
            <text:p>12782</text:p>
          </table:table-cell>
          <table:table-cell office:value-type="float" office:value="13095" table:style-name="ce28">
            <text:p>1309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4: Ward 64</text:p>
          </table:table-cell>
          <table:table-cell office:value-type="float" office:value="10630.635920000001" table:style-name="ce27">
            <text:p>10630,63592</text:p>
          </table:table-cell>
          <table:table-cell office:value-type="float" office:value="598.16080999999997" table:style-name="ce27">
            <text:p>598,16081</text:p>
          </table:table-cell>
          <table:table-cell office:value-type="float" office:value="11294" table:style-name="ce28">
            <text:p>11294</text:p>
          </table:table-cell>
          <table:table-cell office:value-type="float" office:value="12168" table:style-name="ce28">
            <text:p>1216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5: Ward 65</text:p>
          </table:table-cell>
          <table:table-cell office:value-type="float" office:value="9659.5463199999995" table:style-name="ce27">
            <text:p>9659,54632</text:p>
          </table:table-cell>
          <table:table-cell office:value-type="float" office:value="1940.5841700000001" table:style-name="ce27">
            <text:p>1940,58417</text:p>
          </table:table-cell>
          <table:table-cell office:value-type="float" office:value="12124" table:style-name="ce28">
            <text:p>12124</text:p>
          </table:table-cell>
          <table:table-cell office:value-type="float" office:value="15138" table:style-name="ce28">
            <text:p>1513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6: Ward 66</text:p>
          </table:table-cell>
          <table:table-cell office:value-type="float" office:value="8239.4068800000005" table:style-name="ce27">
            <text:p>8239,40688</text:p>
          </table:table-cell>
          <table:table-cell office:value-type="float" office:value="3074.2803800000002" table:style-name="ce27">
            <text:p>3074,28038</text:p>
          </table:table-cell>
          <table:table-cell office:value-type="float" office:value="12071" table:style-name="ce28">
            <text:p>12071</text:p>
          </table:table-cell>
          <table:table-cell office:value-type="float" office:value="15794" table:style-name="ce28">
            <text:p>1579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7: Ward 67</text:p>
          </table:table-cell>
          <table:table-cell office:value-type="float" office:value="14822.23762" table:style-name="ce27">
            <text:p>14822,23762</text:p>
          </table:table-cell>
          <table:table-cell office:value-type="float" office:value="6652.89455" table:style-name="ce27">
            <text:p>6652,89455</text:p>
          </table:table-cell>
          <table:table-cell office:value-type="float" office:value="22408" table:style-name="ce28">
            <text:p>22408</text:p>
          </table:table-cell>
          <table:table-cell office:value-type="float" office:value="24259" table:style-name="ce28">
            <text:p>2425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8: Ward 68</text:p>
          </table:table-cell>
          <table:table-cell office:value-type="float" office:value="9587.3906700000007" table:style-name="ce27">
            <text:p>9587,39067</text:p>
          </table:table-cell>
          <table:table-cell office:value-type="float" office:value="3512.3756600000002" table:style-name="ce27">
            <text:p>3512,37566</text:p>
          </table:table-cell>
          <table:table-cell office:value-type="float" office:value="13900" table:style-name="ce28">
            <text:p>13900</text:p>
          </table:table-cell>
          <table:table-cell office:value-type="float" office:value="17585" table:style-name="ce28">
            <text:p>1758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69: Ward 69</text:p>
          </table:table-cell>
          <table:table-cell office:value-type="float" office:value="15006.86385" table:style-name="ce27">
            <text:p>15006,86385</text:p>
          </table:table-cell>
          <table:table-cell office:value-type="float" office:value="4219.3853600000002" table:style-name="ce27">
            <text:p>4219,38536</text:p>
          </table:table-cell>
          <table:table-cell office:value-type="float" office:value="19566" table:style-name="ce28">
            <text:p>19566</text:p>
          </table:table-cell>
          <table:table-cell office:value-type="float" office:value="15777" table:style-name="ce28">
            <text:p>1577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0: Ward 70</text:p>
          </table:table-cell>
          <table:table-cell office:value-type="float" office:value="12567.792820000001" table:style-name="ce27">
            <text:p>12567,79282</text:p>
          </table:table-cell>
          <table:table-cell office:value-type="float" office:value="371.82711999999998" table:style-name="ce27">
            <text:p>371,82712</text:p>
          </table:table-cell>
          <table:table-cell office:value-type="float" office:value="12991" table:style-name="ce28">
            <text:p>12991</text:p>
          </table:table-cell>
          <table:table-cell office:value-type="float" office:value="11500" table:style-name="ce28">
            <text:p>1150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1: Ward 71</text:p>
          </table:table-cell>
          <table:table-cell office:value-type="float" office:value="11434.360280000001" table:style-name="ce27">
            <text:p>11434,36028</text:p>
          </table:table-cell>
          <table:table-cell office:value-type="float" office:value="1149.2298599999999" table:style-name="ce27">
            <text:p>1149,22986</text:p>
          </table:table-cell>
          <table:table-cell office:value-type="float" office:value="12744" table:style-name="ce28">
            <text:p>12744</text:p>
          </table:table-cell>
          <table:table-cell office:value-type="float" office:value="14627" table:style-name="ce28">
            <text:p>1462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2: Ward 72</text:p>
          </table:table-cell>
          <table:table-cell office:value-type="float" office:value="9678.9259999999995" table:style-name="ce27">
            <text:p>9678,926</text:p>
          </table:table-cell>
          <table:table-cell office:value-type="float" office:value="1657.8541600000001" table:style-name="ce27">
            <text:p>1657,85416</text:p>
          </table:table-cell>
          <table:table-cell office:value-type="float" office:value="11529" table:style-name="ce28">
            <text:p>11529</text:p>
          </table:table-cell>
          <table:table-cell office:value-type="float" office:value="12840" table:style-name="ce28">
            <text:p>1284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3: Ward 73</text:p>
          </table:table-cell>
          <table:table-cell office:value-type="float" office:value="10896.742490000001" table:style-name="ce27">
            <text:p>10896,74249</text:p>
          </table:table-cell>
          <table:table-cell office:value-type="float" office:value="574.27952000000005" table:style-name="ce27">
            <text:p>574,27952</text:p>
          </table:table-cell>
          <table:table-cell office:value-type="float" office:value="11579" table:style-name="ce28">
            <text:p>11579</text:p>
          </table:table-cell>
          <table:table-cell office:value-type="float" office:value="11909" table:style-name="ce28">
            <text:p>1190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4: Ward 74</text:p>
          </table:table-cell>
          <table:table-cell office:value-type="float" office:value="14720.41282" table:style-name="ce27">
            <text:p>14720,41282</text:p>
          </table:table-cell>
          <table:table-cell office:value-type="float" office:value="3993.8057699999999" table:style-name="ce27">
            <text:p>3993,80577</text:p>
          </table:table-cell>
          <table:table-cell office:value-type="float" office:value="19281" table:style-name="ce28">
            <text:p>19281</text:p>
          </table:table-cell>
          <table:table-cell office:value-type="float" office:value="16312" table:style-name="ce28">
            <text:p>1631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5: Ward 75</text:p>
          </table:table-cell>
          <table:table-cell office:value-type="float" office:value="12673.64898" table:style-name="ce27">
            <text:p>12673,64898</text:p>
          </table:table-cell>
          <table:table-cell office:value-type="float" office:value="3942.4141399999999" table:style-name="ce27">
            <text:p>3942,41414</text:p>
          </table:table-cell>
          <table:table-cell office:value-type="float" office:value="17271" table:style-name="ce28">
            <text:p>17271</text:p>
          </table:table-cell>
          <table:table-cell office:value-type="float" office:value="20022" table:style-name="ce28">
            <text:p>2002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6: Ward 76</text:p>
          </table:table-cell>
          <table:table-cell office:value-type="float" office:value="12755.34273" table:style-name="ce27">
            <text:p>12755,34273</text:p>
          </table:table-cell>
          <table:table-cell office:value-type="float" office:value="3434.2327100000002" table:style-name="ce27">
            <text:p>3434,23271</text:p>
          </table:table-cell>
          <table:table-cell office:value-type="float" office:value="17081" table:style-name="ce28">
            <text:p>17081</text:p>
          </table:table-cell>
          <table:table-cell office:value-type="float" office:value="23595" table:style-name="ce28">
            <text:p>2359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7: Ward 77</text:p>
          </table:table-cell>
          <table:table-cell office:value-type="float" office:value="12515.89428" table:style-name="ce27">
            <text:p>12515,89428</text:p>
          </table:table-cell>
          <table:table-cell office:value-type="float" office:value="765.73249999999996" table:style-name="ce27">
            <text:p>765,7325</text:p>
          </table:table-cell>
          <table:table-cell office:value-type="float" office:value="13348" table:style-name="ce28">
            <text:p>13348</text:p>
          </table:table-cell>
          <table:table-cell office:value-type="float" office:value="13400" table:style-name="ce28">
            <text:p>1340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8: Ward 78</text:p>
          </table:table-cell>
          <table:table-cell office:value-type="float" office:value="13224.7428" table:style-name="ce27">
            <text:p>13224,7428</text:p>
          </table:table-cell>
          <table:table-cell office:value-type="float" office:value="3050.5603299999998" table:style-name="ce27">
            <text:p>3050,56033</text:p>
          </table:table-cell>
          <table:table-cell office:value-type="float" office:value="17192" table:style-name="ce28">
            <text:p>17192</text:p>
          </table:table-cell>
          <table:table-cell office:value-type="float" office:value="22167" table:style-name="ce28">
            <text:p>2216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79: Ward 79</text:p>
          </table:table-cell>
          <table:table-cell office:value-type="float" office:value="10220.91956" table:style-name="ce27">
            <text:p>10220,91956</text:p>
          </table:table-cell>
          <table:table-cell office:value-type="float" office:value="3753.99665" table:style-name="ce27">
            <text:p>3753,99665</text:p>
          </table:table-cell>
          <table:table-cell office:value-type="float" office:value="15138" table:style-name="ce28">
            <text:p>15138</text:p>
          </table:table-cell>
          <table:table-cell office:value-type="float" office:value="19804" table:style-name="ce28">
            <text:p>1980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0: Ward 80</text:p>
          </table:table-cell>
          <table:table-cell office:value-type="float" office:value="13324.2688" table:style-name="ce27">
            <text:p>13324,2688</text:p>
          </table:table-cell>
          <table:table-cell office:value-type="float" office:value="8175.5779899999998" table:style-name="ce27">
            <text:p>8175,57799</text:p>
          </table:table-cell>
          <table:table-cell office:value-type="float" office:value="22935" table:style-name="ce28">
            <text:p>22935</text:p>
          </table:table-cell>
          <table:table-cell office:value-type="float" office:value="22688" table:style-name="ce28">
            <text:p>2268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1: Ward 81</text:p>
          </table:table-cell>
          <table:table-cell office:value-type="float" office:value="10993.5391" table:style-name="ce27">
            <text:p>10993,5391</text:p>
          </table:table-cell>
          <table:table-cell office:value-type="float" office:value="2396.85158" table:style-name="ce27">
            <text:p>2396,85158</text:p>
          </table:table-cell>
          <table:table-cell office:value-type="float" office:value="13984" table:style-name="ce28">
            <text:p>13984</text:p>
          </table:table-cell>
          <table:table-cell office:value-type="float" office:value="17990" table:style-name="ce28">
            <text:p>1799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2: Ward 82</text:p>
          </table:table-cell>
          <table:table-cell office:value-type="float" office:value="10053.582839999999" table:style-name="ce27">
            <text:p>10053,58284</text:p>
          </table:table-cell>
          <table:table-cell office:value-type="float" office:value="6177.3822399999999" table:style-name="ce27">
            <text:p>6177,38224</text:p>
          </table:table-cell>
          <table:table-cell office:value-type="float" office:value="17293" table:style-name="ce28">
            <text:p>17293</text:p>
          </table:table-cell>
          <table:table-cell office:value-type="float" office:value="23815" table:style-name="ce28">
            <text:p>2381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3: Ward 83</text:p>
          </table:table-cell>
          <table:table-cell office:value-type="float" office:value="9297.97912" table:style-name="ce27">
            <text:p>9297,97912</text:p>
          </table:table-cell>
          <table:table-cell office:value-type="float" office:value="2286.4746" table:style-name="ce27">
            <text:p>2286,4746</text:p>
          </table:table-cell>
          <table:table-cell office:value-type="float" office:value="12182" table:style-name="ce28">
            <text:p>12182</text:p>
          </table:table-cell>
          <table:table-cell office:value-type="float" office:value="11832" table:style-name="ce28">
            <text:p>1183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4: Ward 84</text:p>
          </table:table-cell>
          <table:table-cell office:value-type="float" office:value="9704.70255" table:style-name="ce27">
            <text:p>9704,70255</text:p>
          </table:table-cell>
          <table:table-cell office:value-type="float" office:value="669.95056" table:style-name="ce27">
            <text:p>669,95056</text:p>
          </table:table-cell>
          <table:table-cell office:value-type="float" office:value="10661" table:style-name="ce28">
            <text:p>10661</text:p>
          </table:table-cell>
          <table:table-cell office:value-type="float" office:value="14253" table:style-name="ce28">
            <text:p>1425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5: Ward 85</text:p>
          </table:table-cell>
          <table:table-cell office:value-type="float" office:value="12452.185880000001" table:style-name="ce27">
            <text:p>12452,18588</text:p>
          </table:table-cell>
          <table:table-cell office:value-type="float" office:value="3946.72019" table:style-name="ce27">
            <text:p>3946,72019</text:p>
          </table:table-cell>
          <table:table-cell office:value-type="float" office:value="17323" table:style-name="ce28">
            <text:p>17323</text:p>
          </table:table-cell>
          <table:table-cell office:value-type="float" office:value="15196" table:style-name="ce28">
            <text:p>1519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6: Ward 86</text:p>
          </table:table-cell>
          <table:table-cell office:value-type="float" office:value="11649.889069999999" table:style-name="ce27">
            <text:p>11649,88907</text:p>
          </table:table-cell>
          <table:table-cell office:value-type="float" office:value="6128.0816400000003" table:style-name="ce27">
            <text:p>6128,08164</text:p>
          </table:table-cell>
          <table:table-cell office:value-type="float" office:value="18933" table:style-name="ce28">
            <text:p>18933</text:p>
          </table:table-cell>
          <table:table-cell office:value-type="float" office:value="19655" table:style-name="ce28">
            <text:p>196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7: Ward 87</text:p>
          </table:table-cell>
          <table:table-cell office:value-type="float" office:value="7980.43606" table:style-name="ce27">
            <text:p>7980,43606</text:p>
          </table:table-cell>
          <table:table-cell office:value-type="float" office:value="6229.87554" table:style-name="ce27">
            <text:p>6229,87554</text:p>
          </table:table-cell>
          <table:table-cell office:value-type="float" office:value="14939" table:style-name="ce28">
            <text:p>14939</text:p>
          </table:table-cell>
          <table:table-cell office:value-type="float" office:value="14611" table:style-name="ce28">
            <text:p>1461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8: Ward 88</text:p>
          </table:table-cell>
          <table:table-cell office:value-type="float" office:value="11496.446449999999" table:style-name="ce27">
            <text:p>11496,44645</text:p>
          </table:table-cell>
          <table:table-cell office:value-type="float" office:value="5812.9811499999996" table:style-name="ce27">
            <text:p>5812,98115</text:p>
          </table:table-cell>
          <table:table-cell office:value-type="float" office:value="18617" table:style-name="ce28">
            <text:p>18617</text:p>
          </table:table-cell>
          <table:table-cell office:value-type="float" office:value="21768" table:style-name="ce28">
            <text:p>2176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89: Ward 89</text:p>
          </table:table-cell>
          <table:table-cell office:value-type="float" office:value="7738.3762200000001" table:style-name="ce27">
            <text:p>7738,37622</text:p>
          </table:table-cell>
          <table:table-cell office:value-type="float" office:value="5302.9560499999998" table:style-name="ce27">
            <text:p>5302,95605</text:p>
          </table:table-cell>
          <table:table-cell office:value-type="float" office:value="14077" table:style-name="ce28">
            <text:p>14077</text:p>
          </table:table-cell>
          <table:table-cell office:value-type="float" office:value="13441" table:style-name="ce28">
            <text:p>13441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0: Ward 90</text:p>
          </table:table-cell>
          <table:table-cell office:value-type="float" office:value="7719.5717000000004" table:style-name="ce27">
            <text:p>7719,5717</text:p>
          </table:table-cell>
          <table:table-cell office:value-type="float" office:value="5896.4925599999997" table:style-name="ce27">
            <text:p>5896,49256</text:p>
          </table:table-cell>
          <table:table-cell office:value-type="float" office:value="14432" table:style-name="ce28">
            <text:p>14432</text:p>
          </table:table-cell>
          <table:table-cell office:value-type="float" office:value="13995" table:style-name="ce28">
            <text:p>1399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1: Ward 91</text:p>
          </table:table-cell>
          <table:table-cell office:value-type="float" office:value="8376.4033999999992" table:style-name="ce27">
            <text:p>8376,4034</text:p>
          </table:table-cell>
          <table:table-cell office:value-type="float" office:value="4537.0055700000003" table:style-name="ce27">
            <text:p>4537,00557</text:p>
          </table:table-cell>
          <table:table-cell office:value-type="float" office:value="13899" table:style-name="ce28">
            <text:p>13899</text:p>
          </table:table-cell>
          <table:table-cell office:value-type="float" office:value="16654" table:style-name="ce28">
            <text:p>16654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2: Ward 92</text:p>
          </table:table-cell>
          <table:table-cell office:value-type="float" office:value="10460.54816" table:style-name="ce27">
            <text:p>10460,54816</text:p>
          </table:table-cell>
          <table:table-cell office:value-type="float" office:value="4518.6999800000003" table:style-name="ce27">
            <text:p>4518,69998</text:p>
          </table:table-cell>
          <table:table-cell office:value-type="float" office:value="15715" table:style-name="ce28">
            <text:p>15715</text:p>
          </table:table-cell>
          <table:table-cell office:value-type="float" office:value="18687" table:style-name="ce28">
            <text:p>1868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3: Ward 93</text:p>
          </table:table-cell>
          <table:table-cell office:value-type="float" office:value="8870.7830599999998" table:style-name="ce27">
            <text:p>8870,78306</text:p>
          </table:table-cell>
          <table:table-cell office:value-type="float" office:value="5695.5492299999996" table:style-name="ce27">
            <text:p>5695,54923</text:p>
          </table:table-cell>
          <table:table-cell office:value-type="float" office:value="15490" table:style-name="ce28">
            <text:p>15490</text:p>
          </table:table-cell>
          <table:table-cell office:value-type="float" office:value="15593" table:style-name="ce28">
            <text:p>1559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4: Ward 94</text:p>
          </table:table-cell>
          <table:table-cell office:value-type="float" office:value="7250.7939999999999" table:style-name="ce27">
            <text:p>7250,794</text:p>
          </table:table-cell>
          <table:table-cell office:value-type="float" office:value="3259.87068" table:style-name="ce27">
            <text:p>3259,87068</text:p>
          </table:table-cell>
          <table:table-cell office:value-type="float" office:value="11094" table:style-name="ce28">
            <text:p>11094</text:p>
          </table:table-cell>
          <table:table-cell office:value-type="float" office:value="13702" table:style-name="ce28">
            <text:p>13702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5: Ward 95</text:p>
          </table:table-cell>
          <table:table-cell office:value-type="float" office:value="17289.77075" table:style-name="ce27">
            <text:p>17289,77075</text:p>
          </table:table-cell>
          <table:table-cell office:value-type="float" office:value="10960.765820000001" table:style-name="ce27">
            <text:p>10960,76582</text:p>
          </table:table-cell>
          <table:table-cell office:value-type="float" office:value="29653" table:style-name="ce28">
            <text:p>29653</text:p>
          </table:table-cell>
          <table:table-cell office:value-type="float" office:value="28776" table:style-name="ce28">
            <text:p>2877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6: Ward 96</text:p>
          </table:table-cell>
          <table:table-cell office:value-type="float" office:value="6880.5296799999996" table:style-name="ce27">
            <text:p>6880,52968</text:p>
          </table:table-cell>
          <table:table-cell office:value-type="float" office:value="4220.5481300000001" table:style-name="ce27">
            <text:p>4220,54813</text:p>
          </table:table-cell>
          <table:table-cell office:value-type="float" office:value="12038" table:style-name="ce28">
            <text:p>12038</text:p>
          </table:table-cell>
          <table:table-cell office:value-type="float" office:value="14478" table:style-name="ce28">
            <text:p>14478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7: Ward 97</text:p>
          </table:table-cell>
          <table:table-cell office:value-type="float" office:value="7541.5756700000002" table:style-name="ce27">
            <text:p>7541,57567</text:p>
          </table:table-cell>
          <table:table-cell office:value-type="float" office:value="4888.7972900000004" table:style-name="ce27">
            <text:p>4888,79729</text:p>
          </table:table-cell>
          <table:table-cell office:value-type="float" office:value="13250" table:style-name="ce28">
            <text:p>13250</text:p>
          </table:table-cell>
          <table:table-cell office:value-type="float" office:value="15086" table:style-name="ce28">
            <text:p>1508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8: Ward 98</text:p>
          </table:table-cell>
          <table:table-cell office:value-type="float" office:value="8381.9059300000008" table:style-name="ce27">
            <text:p>8381,90593</text:p>
          </table:table-cell>
          <table:table-cell office:value-type="float" office:value="4861.9991399999999" table:style-name="ce27">
            <text:p>4861,99914</text:p>
          </table:table-cell>
          <table:table-cell office:value-type="float" office:value="14451" table:style-name="ce28">
            <text:p>14451</text:p>
          </table:table-cell>
          <table:table-cell office:value-type="float" office:value="14237" table:style-name="ce28">
            <text:p>14237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099: Ward 99</text:p>
          </table:table-cell>
          <table:table-cell office:value-type="float" office:value="13323.88587" table:style-name="ce27">
            <text:p>13323,88587</text:p>
          </table:table-cell>
          <table:table-cell office:value-type="float" office:value="7958.8326500000003" table:style-name="ce27">
            <text:p>7958,83265</text:p>
          </table:table-cell>
          <table:table-cell office:value-type="float" office:value="23155" table:style-name="ce28">
            <text:p>23155</text:p>
          </table:table-cell>
          <table:table-cell office:value-type="float" office:value="28653" table:style-name="ce28">
            <text:p>28653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100: Ward 100</text:p>
          </table:table-cell>
          <table:table-cell office:value-type="float" office:value="15729.770699999999" table:style-name="ce27">
            <text:p>15729,7707</text:p>
          </table:table-cell>
          <table:table-cell office:value-type="float" office:value="3271.1867999999999" table:style-name="ce27">
            <text:p>3271,1868</text:p>
          </table:table-cell>
          <table:table-cell office:value-type="float" office:value="20362" table:style-name="ce28">
            <text:p>20362</text:p>
          </table:table-cell>
          <table:table-cell office:value-type="float" office:value="23166" table:style-name="ce28">
            <text:p>2316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5">
            <text:p>19100101: Ward 101</text:p>
          </table:table-cell>
          <table:table-cell office:value-type="float" office:value="11356.902040000001" table:style-name="ce27">
            <text:p>11356,90204</text:p>
          </table:table-cell>
          <table:table-cell office:value-type="float" office:value="6323.1504199999999" table:style-name="ce27">
            <text:p>6323,15042</text:p>
          </table:table-cell>
          <table:table-cell office:value-type="float" office:value="18687" table:style-name="ce28">
            <text:p>18687</text:p>
          </table:table-cell>
          <table:table-cell office:value-type="float" office:value="17788" table:style-name="ce28">
            <text:p>17788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2: Ward 102</text:p>
          </table:table-cell>
          <table:table-cell office:value-type="float" office:value="14189.13363" table:style-name="ce27">
            <text:p>14189,13363</text:p>
          </table:table-cell>
          <table:table-cell office:value-type="float" office:value="809.87436000000002" table:style-name="ce27">
            <text:p>809,87436</text:p>
          </table:table-cell>
          <table:table-cell office:value-type="float" office:value="15226" table:style-name="ce28">
            <text:p>15226</text:p>
          </table:table-cell>
          <table:table-cell office:value-type="float" office:value="11405" table:style-name="ce28">
            <text:p>11405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3: Ward 103</text:p>
          </table:table-cell>
          <table:table-cell office:value-type="float" office:value="21638.05846" table:style-name="ce27">
            <text:p>21638,05846</text:p>
          </table:table-cell>
          <table:table-cell office:value-type="float" office:value="877.94690000000003" table:style-name="ce27">
            <text:p>877,9469</text:p>
          </table:table-cell>
          <table:table-cell office:value-type="float" office:value="22696" table:style-name="ce28">
            <text:p>22696</text:p>
          </table:table-cell>
          <table:table-cell office:value-type="float" office:value="18146" table:style-name="ce28">
            <text:p>18146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4: Ward 104</text:p>
          </table:table-cell>
          <table:table-cell office:value-type="float" office:value="12024.174730000001" table:style-name="ce27">
            <text:p>12024,17473</text:p>
          </table:table-cell>
          <table:table-cell office:value-type="float" office:value="8123.7919099999999" table:style-name="ce27">
            <text:p>8123,79191</text:p>
          </table:table-cell>
          <table:table-cell office:value-type="float" office:value="20876" table:style-name="ce28">
            <text:p>20876</text:p>
          </table:table-cell>
          <table:table-cell office:value-type="float" office:value="14639" table:style-name="ce28">
            <text:p>14639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5: Ward 105</text:p>
          </table:table-cell>
          <table:table-cell office:value-type="float" office:value="17330.92222" table:style-name="ce27">
            <text:p>17330,92222</text:p>
          </table:table-cell>
          <table:table-cell office:value-type="float" office:value="2612.8199500000001" table:style-name="ce27">
            <text:p>2612,81995</text:p>
          </table:table-cell>
          <table:table-cell office:value-type="float" office:value="20182" table:style-name="ce28">
            <text:p>20182</text:p>
          </table:table-cell>
          <table:table-cell office:value-type="float" office:value="18998" table:style-name="ce28">
            <text:p>18998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6: Ward 106</text:p>
          </table:table-cell>
          <table:table-cell office:value-type="float" office:value="15336.16166" table:style-name="ce27">
            <text:p>15336,16166</text:p>
          </table:table-cell>
          <table:table-cell office:value-type="float" office:value="12760.845369999999" table:style-name="ce27">
            <text:p>12760,84537</text:p>
          </table:table-cell>
          <table:table-cell office:value-type="float" office:value="29539" table:style-name="ce28">
            <text:p>29539</text:p>
          </table:table-cell>
          <table:table-cell office:value-type="float" office:value="33515" table:style-name="ce28">
            <text:p>33515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7: Ward 107</text:p>
          </table:table-cell>
          <table:table-cell office:value-type="float" office:value="22632.483759999999" table:style-name="ce27">
            <text:p>22632,48376</text:p>
          </table:table-cell>
          <table:table-cell office:value-type="float" office:value="1443.9386199999999" table:style-name="ce27">
            <text:p>1443,93862</text:p>
          </table:table-cell>
          <table:table-cell office:value-type="float" office:value="24356" table:style-name="ce28">
            <text:p>24356</text:p>
          </table:table-cell>
          <table:table-cell office:value-type="float" office:value="18297" table:style-name="ce28">
            <text:p>18297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8: Ward 108</text:p>
          </table:table-cell>
          <table:table-cell office:value-type="float" office:value="15640.89753" table:style-name="ce27">
            <text:p>15640,89753</text:p>
          </table:table-cell>
          <table:table-cell office:value-type="float" office:value="10259.895280000001" table:style-name="ce27">
            <text:p>10259,89528</text:p>
          </table:table-cell>
          <table:table-cell office:value-type="float" office:value="27447" table:style-name="ce28">
            <text:p>27447</text:p>
          </table:table-cell>
          <table:table-cell office:value-type="float" office:value="25711" table:style-name="ce28">
            <text:p>25711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09: Ward 109</text:p>
          </table:table-cell>
          <table:table-cell office:value-type="float" office:value="12787.14256" table:style-name="ce27">
            <text:p>12787,14256</text:p>
          </table:table-cell>
          <table:table-cell office:value-type="float" office:value="4595.2431699999997" table:style-name="ce27">
            <text:p>4595,24317</text:p>
          </table:table-cell>
          <table:table-cell office:value-type="float" office:value="18162" table:style-name="ce28">
            <text:p>18162</text:p>
          </table:table-cell>
          <table:table-cell office:value-type="float" office:value="21773" table:style-name="ce28">
            <text:p>21773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10: Ward 110</text:p>
          </table:table-cell>
          <table:table-cell office:value-type="float" office:value="10339.592710000001" table:style-name="ce27">
            <text:p>10339,59271</text:p>
          </table:table-cell>
          <table:table-cell office:value-type="float" office:value="2420.9707100000001" table:style-name="ce27">
            <text:p>2420,97071</text:p>
          </table:table-cell>
          <table:table-cell office:value-type="float" office:value="13305" table:style-name="ce28">
            <text:p>13305</text:p>
          </table:table-cell>
          <table:table-cell office:value-type="float" office:value="14113" table:style-name="ce28">
            <text:p>14113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19100111: Ward 111</text:p>
          </table:table-cell>
          <table:table-cell office:value-type="float" office:value="12738.349969999999" table:style-name="ce27">
            <text:p>12738,34997</text:p>
          </table:table-cell>
          <table:table-cell office:value-type="float" office:value="4173.1623" table:style-name="ce27">
            <text:p>4173,1623</text:p>
          </table:table-cell>
          <table:table-cell office:value-type="float" office:value="18067" table:style-name="ce28">
            <text:p>18067</text:p>
          </table:table-cell>
          <table:table-cell office:value-type="float" office:value="18351" table:style-name="ce28">
            <text:p>18351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string" table:style-name="ce35">
            <text:p>Total</text:p>
          </table:table-cell>
          <table:table-cell office:value-type="float" office:value="1262860.0222100001" table:style-name="ce27">
            <text:p>1262860,022</text:p>
          </table:table-cell>
          <table:table-cell office:value-type="float" office:value="399911.39818000002" table:style-name="ce27">
            <text:p>399911,3982</text:p>
          </table:table-cell>
          <table:table-cell office:value-type="float" office:value="1743269" table:style-name="ce28">
            <text:p>1743269</text:p>
          </table:table-cell>
          <table:table-cell office:value-type="float" office:value="1924573" table:style-name="ce28">
            <text:p>1924573</text:p>
          </table:table-cell>
          <table:table-cell table:number-columns-repeated="16378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7">
            <text:p>© Statistics South Africa</text:p>
          </table:table-cell>
          <table:table-cell table:style-name="ce32"/>
          <table:table-cell table:number-columns-repeated="16382" table:style-name="ce2"/>
        </table:table-row>
        <table:table-row table:number-rows-repeated="1048449" table:style-name="ro3">
          <table:table-cell table:number-columns-repeated="16384"/>
        </table:table-row>
      </table:table>
      <table:table table:name="template_rse" table:style-name="ta3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table:style-name="ce18">
            <draw:frame draw:z-index="1" draw:id="id5" draw:style-name="a5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18"/>
        </table:table-row>
        <table:table-row table:style-name="ro7">
          <table:table-cell office:value-type="string" table:style-name="ce16">
            <text:p>#TABLE#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8">
          <table:table-cell office:value-type="string" table:style-name="ce17">
            <text:p>© Statistics South Africa</text:p>
          </table:table-cell>
          <table:table-cell table:number-columns-repeated="16383"/>
        </table:table-row>
        <table:table-row table:number-rows-repeated="1048569" table:style-name="ro3">
          <table:table-cell table:number-columns-repeated="16384"/>
        </table:table-row>
      </table:table>
      <table:table table:name="format" table:style-name="ta3">
        <table:table-column table:style-name="co3" table:default-cell-style-name="ce1"/>
        <table:table-column table:style-name="co4" table:number-columns-repeated="16383" table:default-cell-style-name="ce1"/>
        <table:table-row table:style-name="ro2">
          <table:table-cell office:value-type="string" table:style-name="ce8">
            <text:p>heading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field names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3">
            <text:p>column field<text:s/>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9">
            <text:p>row field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5">
            <text:p>cells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1">
            <text:p>footer</text:p>
          </table:table-cell>
          <table:table-cell table:style-name="ce11"/>
          <table:table-cell table:number-columns-repeated="16382" table:style-name="ce10"/>
        </table:table-row>
        <table:table-row table:style-name="ro3">
          <table:table-cell office:value-type="string" table:style-name="ce12">
            <text:p>RSE Data Format:</text:p>
          </table:table-cell>
          <table:table-cell office:value-type="percentage" office:value="1.2E-2" table:style-name="ce13">
            <text:p>1,20%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4">
            <text:p>Comment Author:</text:p>
          </table:table-cell>
          <table:table-cell office:value-type="string" table:style-name="ce15">
            <text:p>ST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1">
            <text:p>footer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table:style-name="ce6"/>
          <table:table-cell table:number-columns-repeated="16377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5"/>
          <table:table-cell table:style-name="ce4"/>
          <table:table-cell table:number-columns-repeated="16378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0" number:min-integer-digits="1"/>
    </number:number-style>
    <style:style style:name="cells" style:family="table-cell" style:data-style-name="N0">
      <style:table-cell-properties style:vertical-align="automatic" fo:background-color="#FFFF99" style:cell-protect="none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 style:font-family-generic="swiss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w Naish</meta:initial-creator>
    <dc:creator>Agmad Kafaar</dc:creator>
    <meta:creation-date>2008-05-21T05:29:44Z</meta:creation-date>
    <dc:date>2018-09-17T12:32:36Z</dc:date>
  </office:meta>
</office:document-meta>
</file>